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1pt"/>
    </style:style>
    <style:style style:name="co2" style:family="table-column">
      <style:table-column-properties fo:break-before="auto" style:column-width="105.39pt"/>
    </style:style>
    <style:style style:name="co3" style:family="table-column">
      <style:table-column-properties fo:break-before="auto" style:column-width="86.66pt"/>
    </style:style>
    <style:style style:name="co4" style:family="table-column">
      <style:table-column-properties fo:break-before="auto" style:column-width="82.69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80.1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4.6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ex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parameters.$B$2] + [parameters.$C$2]*([.A1]-1)+[parameters.$A$2]" office:value-type="float" office:value="10" calcext:value-type="float">
            <text:p>10</text:p>
          </table:table-cell>
          <table:table-cell table:formula="of:=[parameters.$E$2]*([.$A1]-1) + [parameters.$D$2]" office:value-type="float" office:value="15" calcext:value-type="float">
            <text:p>15</text:p>
          </table:table-cell>
          <table:table-cell table:formula="of:=[parameters.$G$2]*([.$A1]-1) + [parameters.$F$2]" office:value-type="float" office:value="0" calcext:value-type="float">
            <text:p>0</text:p>
          </table:table-cell>
          <table:table-cell table:formula="of:=[parameters.$I$2]*([.$A1]-1) + [parameters.$H$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parameters.$B$2] + [parameters.$C$2]*([.A2]-1)+[parameters.$A$2]" office:value-type="float" office:value="22" calcext:value-type="float">
            <text:p>22</text:p>
          </table:table-cell>
          <table:table-cell table:formula="of:=[parameters.$E$2]*([.$A2]-1) + [parameters.$D$2]" office:value-type="float" office:value="20" calcext:value-type="float">
            <text:p>20</text:p>
          </table:table-cell>
          <table:table-cell table:formula="of:=[parameters.$G$2]*([.$A2]-1) + [parameters.$F$2]" office:value-type="float" office:value="2" calcext:value-type="float">
            <text:p>2</text:p>
          </table:table-cell>
          <table:table-cell table:formula="of:=[parameters.$I$2]*([.$A2]-1) + [parameters.$H$2]"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parameters.$B$2] + [parameters.$C$2]*([.A3]-1)+[parameters.$A$2]" office:value-type="float" office:value="46" calcext:value-type="float">
            <text:p>46</text:p>
          </table:table-cell>
          <table:table-cell table:formula="of:=[parameters.$E$2]*([.$A3]-1) + [parameters.$D$2]" office:value-type="float" office:value="25" calcext:value-type="float">
            <text:p>25</text:p>
          </table:table-cell>
          <table:table-cell table:formula="of:=[parameters.$G$2]*([.$A3]-1) + [parameters.$F$2]" office:value-type="float" office:value="4" calcext:value-type="float">
            <text:p>4</text:p>
          </table:table-cell>
          <table:table-cell table:formula="of:=[parameters.$I$2]*([.$A3]-1) + [parameters.$H$2]"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parameters.$B$2] + [parameters.$C$2]*([.A4]-1)+[parameters.$A$2]" office:value-type="float" office:value="88" calcext:value-type="float">
            <text:p>88</text:p>
          </table:table-cell>
          <table:table-cell table:formula="of:=[parameters.$E$2]*([.$A4]-1) + [parameters.$D$2]" office:value-type="float" office:value="30" calcext:value-type="float">
            <text:p>30</text:p>
          </table:table-cell>
          <table:table-cell table:formula="of:=[parameters.$G$2]*([.$A4]-1) + [parameters.$F$2]" office:value-type="float" office:value="6" calcext:value-type="float">
            <text:p>6</text:p>
          </table:table-cell>
          <table:table-cell table:formula="of:=[parameters.$I$2]*([.$A4]-1) + [parameters.$H$2]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parameters.$B$2] + [parameters.$C$2]*([.A5]-1)+[parameters.$A$2]" office:value-type="float" office:value="154" calcext:value-type="float">
            <text:p>154</text:p>
          </table:table-cell>
          <table:table-cell table:formula="of:=[parameters.$E$2]*([.$A5]-1) + [parameters.$D$2]" office:value-type="float" office:value="35" calcext:value-type="float">
            <text:p>35</text:p>
          </table:table-cell>
          <table:table-cell table:formula="of:=[parameters.$G$2]*([.$A5]-1) + [parameters.$F$2]" office:value-type="float" office:value="8" calcext:value-type="float">
            <text:p>8</text:p>
          </table:table-cell>
          <table:table-cell table:formula="of:=[parameters.$I$2]*([.$A5]-1) + [parameters.$H$2]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parameters.$B$2] + [parameters.$C$2]*([.A6]-1)+[parameters.$A$2]" office:value-type="float" office:value="250" calcext:value-type="float">
            <text:p>250</text:p>
          </table:table-cell>
          <table:table-cell table:formula="of:=[parameters.$E$2]*([.$A6]-1) + [parameters.$D$2]" office:value-type="float" office:value="40" calcext:value-type="float">
            <text:p>40</text:p>
          </table:table-cell>
          <table:table-cell table:formula="of:=[parameters.$G$2]*([.$A6]-1) + [parameters.$F$2]" office:value-type="float" office:value="10" calcext:value-type="float">
            <text:p>10</text:p>
          </table:table-cell>
          <table:table-cell table:formula="of:=[parameters.$I$2]*([.$A6]-1) + [parameters.$H$2]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parameters.$B$2] + [parameters.$C$2]*([.A7]-1)+[parameters.$A$2]" office:value-type="float" office:value="382" calcext:value-type="float">
            <text:p>382</text:p>
          </table:table-cell>
          <table:table-cell table:formula="of:=[parameters.$E$2]*([.$A7]-1) + [parameters.$D$2]" office:value-type="float" office:value="45" calcext:value-type="float">
            <text:p>45</text:p>
          </table:table-cell>
          <table:table-cell table:formula="of:=[parameters.$G$2]*([.$A7]-1) + [parameters.$F$2]" office:value-type="float" office:value="12" calcext:value-type="float">
            <text:p>12</text:p>
          </table:table-cell>
          <table:table-cell table:formula="of:=[parameters.$I$2]*([.$A7]-1) + [parameters.$H$2]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parameters.$B$2] + [parameters.$C$2]*([.A8]-1)+[parameters.$A$2]" office:value-type="float" office:value="556" calcext:value-type="float">
            <text:p>556</text:p>
          </table:table-cell>
          <table:table-cell table:formula="of:=[parameters.$E$2]*([.$A8]-1) + [parameters.$D$2]" office:value-type="float" office:value="50" calcext:value-type="float">
            <text:p>50</text:p>
          </table:table-cell>
          <table:table-cell table:formula="of:=[parameters.$G$2]*([.$A8]-1) + [parameters.$F$2]" office:value-type="float" office:value="14" calcext:value-type="float">
            <text:p>14</text:p>
          </table:table-cell>
          <table:table-cell table:formula="of:=[parameters.$I$2]*([.$A8]-1) + [parameters.$H$2]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parameters.$B$2] + [parameters.$C$2]*([.A9]-1)+[parameters.$A$2]" office:value-type="float" office:value="778" calcext:value-type="float">
            <text:p>778</text:p>
          </table:table-cell>
          <table:table-cell table:formula="of:=[parameters.$E$2]*([.$A9]-1) + [parameters.$D$2]" office:value-type="float" office:value="55" calcext:value-type="float">
            <text:p>55</text:p>
          </table:table-cell>
          <table:table-cell table:formula="of:=[parameters.$G$2]*([.$A9]-1) + [parameters.$F$2]" office:value-type="float" office:value="16" calcext:value-type="float">
            <text:p>16</text:p>
          </table:table-cell>
          <table:table-cell table:formula="of:=[parameters.$I$2]*([.$A9]-1) + [parameters.$H$2]"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parameters.$B$2] + [parameters.$C$2]*([.A10]-1)+[parameters.$A$2]" office:value-type="float" office:value="1054" calcext:value-type="float">
            <text:p>1054</text:p>
          </table:table-cell>
          <table:table-cell table:formula="of:=[parameters.$E$2]*([.$A10]-1) + [parameters.$D$2]" office:value-type="float" office:value="60" calcext:value-type="float">
            <text:p>60</text:p>
          </table:table-cell>
          <table:table-cell table:formula="of:=[parameters.$G$2]*([.$A10]-1) + [parameters.$F$2]" office:value-type="float" office:value="18" calcext:value-type="float">
            <text:p>18</text:p>
          </table:table-cell>
          <table:table-cell table:formula="of:=[parameters.$I$2]*([.$A10]-1) + [parameters.$H$2]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parameters.$B$2] + [parameters.$C$2]*([.A11]-1)+[parameters.$A$2]" office:value-type="float" office:value="1390" calcext:value-type="float">
            <text:p>1390</text:p>
          </table:table-cell>
          <table:table-cell table:formula="of:=[parameters.$E$2]*([.$A11]-1) + [parameters.$D$2]" office:value-type="float" office:value="65" calcext:value-type="float">
            <text:p>65</text:p>
          </table:table-cell>
          <table:table-cell table:formula="of:=[parameters.$G$2]*([.$A11]-1) + [parameters.$F$2]" office:value-type="float" office:value="20" calcext:value-type="float">
            <text:p>20</text:p>
          </table:table-cell>
          <table:table-cell table:formula="of:=[parameters.$I$2]*([.$A11]-1) + [parameters.$H$2]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parameters.$B$2] + [parameters.$C$2]*([.A12]-1)+[parameters.$A$2]" office:value-type="float" office:value="1792" calcext:value-type="float">
            <text:p>1792</text:p>
          </table:table-cell>
          <table:table-cell table:formula="of:=[parameters.$E$2]*([.$A12]-1) + [parameters.$D$2]" office:value-type="float" office:value="70" calcext:value-type="float">
            <text:p>70</text:p>
          </table:table-cell>
          <table:table-cell table:formula="of:=[parameters.$G$2]*([.$A12]-1) + [parameters.$F$2]" office:value-type="float" office:value="22" calcext:value-type="float">
            <text:p>22</text:p>
          </table:table-cell>
          <table:table-cell table:formula="of:=[parameters.$I$2]*([.$A12]-1) + [parameters.$H$2]"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parameters.$B$2] + [parameters.$C$2]*([.A13]-1)+[parameters.$A$2]" office:value-type="float" office:value="2266" calcext:value-type="float">
            <text:p>2266</text:p>
          </table:table-cell>
          <table:table-cell table:formula="of:=[parameters.$E$2]*([.$A13]-1) + [parameters.$D$2]" office:value-type="float" office:value="75" calcext:value-type="float">
            <text:p>75</text:p>
          </table:table-cell>
          <table:table-cell table:formula="of:=[parameters.$G$2]*([.$A13]-1) + [parameters.$F$2]" office:value-type="float" office:value="24" calcext:value-type="float">
            <text:p>24</text:p>
          </table:table-cell>
          <table:table-cell table:formula="of:=[parameters.$I$2]*([.$A13]-1) + [parameters.$H$2]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parameters.$B$2] + [parameters.$C$2]*([.A14]-1)+[parameters.$A$2]" office:value-type="float" office:value="2818" calcext:value-type="float">
            <text:p>2818</text:p>
          </table:table-cell>
          <table:table-cell table:formula="of:=[parameters.$E$2]*([.$A14]-1) + [parameters.$D$2]" office:value-type="float" office:value="80" calcext:value-type="float">
            <text:p>80</text:p>
          </table:table-cell>
          <table:table-cell table:formula="of:=[parameters.$G$2]*([.$A14]-1) + [parameters.$F$2]" office:value-type="float" office:value="26" calcext:value-type="float">
            <text:p>26</text:p>
          </table:table-cell>
          <table:table-cell table:formula="of:=[parameters.$I$2]*([.$A14]-1) + [parameters.$H$2]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parameters.$B$2] + [parameters.$C$2]*([.A15]-1)+[parameters.$A$2]" office:value-type="float" office:value="3454" calcext:value-type="float">
            <text:p>3454</text:p>
          </table:table-cell>
          <table:table-cell table:formula="of:=[parameters.$E$2]*([.$A15]-1) + [parameters.$D$2]" office:value-type="float" office:value="85" calcext:value-type="float">
            <text:p>85</text:p>
          </table:table-cell>
          <table:table-cell table:formula="of:=[parameters.$G$2]*([.$A15]-1) + [parameters.$F$2]" office:value-type="float" office:value="28" calcext:value-type="float">
            <text:p>28</text:p>
          </table:table-cell>
          <table:table-cell table:formula="of:=[parameters.$I$2]*([.$A15]-1) + [parameters.$H$2]"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parameters.$B$2] + [parameters.$C$2]*([.A16]-1)+[parameters.$A$2]" office:value-type="float" office:value="4180" calcext:value-type="float">
            <text:p>4180</text:p>
          </table:table-cell>
          <table:table-cell table:formula="of:=[parameters.$E$2]*([.$A16]-1) + [parameters.$D$2]" office:value-type="float" office:value="90" calcext:value-type="float">
            <text:p>90</text:p>
          </table:table-cell>
          <table:table-cell table:formula="of:=[parameters.$G$2]*([.$A16]-1) + [parameters.$F$2]" office:value-type="float" office:value="30" calcext:value-type="float">
            <text:p>30</text:p>
          </table:table-cell>
          <table:table-cell table:formula="of:=[parameters.$I$2]*([.$A16]-1) + [parameters.$H$2]"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parameters.$B$2] + [parameters.$C$2]*([.A17]-1)+[parameters.$A$2]" office:value-type="float" office:value="5002" calcext:value-type="float">
            <text:p>5002</text:p>
          </table:table-cell>
          <table:table-cell table:formula="of:=[parameters.$E$2]*([.$A17]-1) + [parameters.$D$2]" office:value-type="float" office:value="95" calcext:value-type="float">
            <text:p>95</text:p>
          </table:table-cell>
          <table:table-cell table:formula="of:=[parameters.$G$2]*([.$A17]-1) + [parameters.$F$2]" office:value-type="float" office:value="32" calcext:value-type="float">
            <text:p>32</text:p>
          </table:table-cell>
          <table:table-cell table:formula="of:=[parameters.$I$2]*([.$A17]-1) + [parameters.$H$2]"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parameters.$B$2] + [parameters.$C$2]*([.A18]-1)+[parameters.$A$2]" office:value-type="float" office:value="5926" calcext:value-type="float">
            <text:p>5926</text:p>
          </table:table-cell>
          <table:table-cell table:formula="of:=[parameters.$E$2]*([.$A18]-1) + [parameters.$D$2]" office:value-type="float" office:value="100" calcext:value-type="float">
            <text:p>100</text:p>
          </table:table-cell>
          <table:table-cell table:formula="of:=[parameters.$G$2]*([.$A18]-1) + [parameters.$F$2]" office:value-type="float" office:value="34" calcext:value-type="float">
            <text:p>34</text:p>
          </table:table-cell>
          <table:table-cell table:formula="of:=[parameters.$I$2]*([.$A18]-1) + [parameters.$H$2]"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parameters.$B$2] + [parameters.$C$2]*([.A19]-1)+[parameters.$A$2]" office:value-type="float" office:value="6958" calcext:value-type="float">
            <text:p>6958</text:p>
          </table:table-cell>
          <table:table-cell table:formula="of:=[parameters.$E$2]*([.$A19]-1) + [parameters.$D$2]" office:value-type="float" office:value="105" calcext:value-type="float">
            <text:p>105</text:p>
          </table:table-cell>
          <table:table-cell table:formula="of:=[parameters.$G$2]*([.$A19]-1) + [parameters.$F$2]" office:value-type="float" office:value="36" calcext:value-type="float">
            <text:p>36</text:p>
          </table:table-cell>
          <table:table-cell table:formula="of:=[parameters.$I$2]*([.$A19]-1) + [parameters.$H$2]"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parameters.$B$2] + [parameters.$C$2]*([.A20]-1)+[parameters.$A$2]" office:value-type="float" office:value="8104" calcext:value-type="float">
            <text:p>8104</text:p>
          </table:table-cell>
          <table:table-cell table:formula="of:=[parameters.$E$2]*([.$A20]-1) + [parameters.$D$2]" office:value-type="float" office:value="110" calcext:value-type="float">
            <text:p>110</text:p>
          </table:table-cell>
          <table:table-cell table:formula="of:=[parameters.$G$2]*([.$A20]-1) + [parameters.$F$2]" office:value-type="float" office:value="38" calcext:value-type="float">
            <text:p>38</text:p>
          </table:table-cell>
          <table:table-cell table:formula="of:=[parameters.$I$2]*([.$A20]-1) + [parameters.$H$2]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parameters.$B$2] + [parameters.$C$2]*([.A21]-1)+[parameters.$A$2]" office:value-type="float" office:value="9370" calcext:value-type="float">
            <text:p>9370</text:p>
          </table:table-cell>
          <table:table-cell table:formula="of:=[parameters.$E$2]*([.$A21]-1) + [parameters.$D$2]" office:value-type="float" office:value="115" calcext:value-type="float">
            <text:p>115</text:p>
          </table:table-cell>
          <table:table-cell table:formula="of:=[parameters.$G$2]*([.$A21]-1) + [parameters.$F$2]" office:value-type="float" office:value="40" calcext:value-type="float">
            <text:p>40</text:p>
          </table:table-cell>
          <table:table-cell table:formula="of:=[parameters.$I$2]*([.$A21]-1) + [parameters.$H$2]"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parameters.$B$2] + [parameters.$C$2]*([.A22]-1)+[parameters.$A$2]" office:value-type="float" office:value="10762" calcext:value-type="float">
            <text:p>10762</text:p>
          </table:table-cell>
          <table:table-cell table:formula="of:=[parameters.$E$2]*([.$A22]-1) + [parameters.$D$2]" office:value-type="float" office:value="120" calcext:value-type="float">
            <text:p>120</text:p>
          </table:table-cell>
          <table:table-cell table:formula="of:=[parameters.$G$2]*([.$A22]-1) + [parameters.$F$2]" office:value-type="float" office:value="42" calcext:value-type="float">
            <text:p>42</text:p>
          </table:table-cell>
          <table:table-cell table:formula="of:=[parameters.$I$2]*([.$A22]-1) + [parameters.$H$2]"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parameters.$B$2] + [parameters.$C$2]*([.A23]-1)+[parameters.$A$2]" office:value-type="float" office:value="12286" calcext:value-type="float">
            <text:p>12286</text:p>
          </table:table-cell>
          <table:table-cell table:formula="of:=[parameters.$E$2]*([.$A23]-1) + [parameters.$D$2]" office:value-type="float" office:value="125" calcext:value-type="float">
            <text:p>125</text:p>
          </table:table-cell>
          <table:table-cell table:formula="of:=[parameters.$G$2]*([.$A23]-1) + [parameters.$F$2]" office:value-type="float" office:value="44" calcext:value-type="float">
            <text:p>44</text:p>
          </table:table-cell>
          <table:table-cell table:formula="of:=[parameters.$I$2]*([.$A23]-1) + [parameters.$H$2]"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parameters.$B$2] + [parameters.$C$2]*([.A24]-1)+[parameters.$A$2]" office:value-type="float" office:value="13948" calcext:value-type="float">
            <text:p>13948</text:p>
          </table:table-cell>
          <table:table-cell table:formula="of:=[parameters.$E$2]*([.$A24]-1) + [parameters.$D$2]" office:value-type="float" office:value="130" calcext:value-type="float">
            <text:p>130</text:p>
          </table:table-cell>
          <table:table-cell table:formula="of:=[parameters.$G$2]*([.$A24]-1) + [parameters.$F$2]" office:value-type="float" office:value="46" calcext:value-type="float">
            <text:p>46</text:p>
          </table:table-cell>
          <table:table-cell table:formula="of:=[parameters.$I$2]*([.$A24]-1) + [parameters.$H$2]"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parameters.$B$2] + [parameters.$C$2]*([.A25]-1)+[parameters.$A$2]" office:value-type="float" office:value="15754" calcext:value-type="float">
            <text:p>15754</text:p>
          </table:table-cell>
          <table:table-cell table:formula="of:=[parameters.$E$2]*([.$A25]-1) + [parameters.$D$2]" office:value-type="float" office:value="135" calcext:value-type="float">
            <text:p>135</text:p>
          </table:table-cell>
          <table:table-cell table:formula="of:=[parameters.$G$2]*([.$A25]-1) + [parameters.$F$2]" office:value-type="float" office:value="48" calcext:value-type="float">
            <text:p>48</text:p>
          </table:table-cell>
          <table:table-cell table:formula="of:=[parameters.$I$2]*([.$A25]-1) + [parameters.$H$2]"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parameters.$B$2] + [parameters.$C$2]*([.A26]-1)+[parameters.$A$2]" office:value-type="float" office:value="17710" calcext:value-type="float">
            <text:p>17710</text:p>
          </table:table-cell>
          <table:table-cell table:formula="of:=[parameters.$E$2]*([.$A26]-1) + [parameters.$D$2]" office:value-type="float" office:value="140" calcext:value-type="float">
            <text:p>140</text:p>
          </table:table-cell>
          <table:table-cell table:formula="of:=[parameters.$G$2]*([.$A26]-1) + [parameters.$F$2]" office:value-type="float" office:value="50" calcext:value-type="float">
            <text:p>50</text:p>
          </table:table-cell>
          <table:table-cell table:formula="of:=[parameters.$I$2]*([.$A26]-1) + [parameters.$H$2]"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parameters.$B$2] + [parameters.$C$2]*([.A27]-1)+[parameters.$A$2]" office:value-type="float" office:value="19822" calcext:value-type="float">
            <text:p>19822</text:p>
          </table:table-cell>
          <table:table-cell table:formula="of:=[parameters.$E$2]*([.$A27]-1) + [parameters.$D$2]" office:value-type="float" office:value="145" calcext:value-type="float">
            <text:p>145</text:p>
          </table:table-cell>
          <table:table-cell table:formula="of:=[parameters.$G$2]*([.$A27]-1) + [parameters.$F$2]" office:value-type="float" office:value="52" calcext:value-type="float">
            <text:p>52</text:p>
          </table:table-cell>
          <table:table-cell table:formula="of:=[parameters.$I$2]*([.$A27]-1) + [parameters.$H$2]" office:value-type="float" office:value="79" calcext:value-type="float">
            <text:p>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parameters.$B$2] + [parameters.$C$2]*([.A28]-1)+[parameters.$A$2]" office:value-type="float" office:value="22096" calcext:value-type="float">
            <text:p>22096</text:p>
          </table:table-cell>
          <table:table-cell table:formula="of:=[parameters.$E$2]*([.$A28]-1) + [parameters.$D$2]" office:value-type="float" office:value="150" calcext:value-type="float">
            <text:p>150</text:p>
          </table:table-cell>
          <table:table-cell table:formula="of:=[parameters.$G$2]*([.$A28]-1) + [parameters.$F$2]" office:value-type="float" office:value="54" calcext:value-type="float">
            <text:p>54</text:p>
          </table:table-cell>
          <table:table-cell table:formula="of:=[parameters.$I$2]*([.$A28]-1) + [parameters.$H$2]" office:value-type="float" office:value="82" calcext:value-type="float">
            <text:p>8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parameters.$B$2] + [parameters.$C$2]*([.A29]-1)+[parameters.$A$2]" office:value-type="float" office:value="24538" calcext:value-type="float">
            <text:p>24538</text:p>
          </table:table-cell>
          <table:table-cell table:formula="of:=[parameters.$E$2]*([.$A29]-1) + [parameters.$D$2]" office:value-type="float" office:value="155" calcext:value-type="float">
            <text:p>155</text:p>
          </table:table-cell>
          <table:table-cell table:formula="of:=[parameters.$G$2]*([.$A29]-1) + [parameters.$F$2]" office:value-type="float" office:value="56" calcext:value-type="float">
            <text:p>56</text:p>
          </table:table-cell>
          <table:table-cell table:formula="of:=[parameters.$I$2]*([.$A29]-1) + [parameters.$H$2]"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parameters.$B$2] + [parameters.$C$2]*([.A30]-1)+[parameters.$A$2]" office:value-type="float" office:value="27154" calcext:value-type="float">
            <text:p>27154</text:p>
          </table:table-cell>
          <table:table-cell table:formula="of:=[parameters.$E$2]*([.$A30]-1) + [parameters.$D$2]" office:value-type="float" office:value="160" calcext:value-type="float">
            <text:p>160</text:p>
          </table:table-cell>
          <table:table-cell table:formula="of:=[parameters.$G$2]*([.$A30]-1) + [parameters.$F$2]" office:value-type="float" office:value="58" calcext:value-type="float">
            <text:p>58</text:p>
          </table:table-cell>
          <table:table-cell table:formula="of:=[parameters.$I$2]*([.$A30]-1) + [parameters.$H$2]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parameters.$B$2] + [parameters.$C$2]*([.A31]-1)+[parameters.$A$2]" office:value-type="float" office:value="29950" calcext:value-type="float">
            <text:p>29950</text:p>
          </table:table-cell>
          <table:table-cell table:formula="of:=[parameters.$E$2]*([.$A31]-1) + [parameters.$D$2]" office:value-type="float" office:value="165" calcext:value-type="float">
            <text:p>165</text:p>
          </table:table-cell>
          <table:table-cell table:formula="of:=[parameters.$G$2]*([.$A31]-1) + [parameters.$F$2]" office:value-type="float" office:value="60" calcext:value-type="float">
            <text:p>60</text:p>
          </table:table-cell>
          <table:table-cell table:formula="of:=[parameters.$I$2]*([.$A31]-1) + [parameters.$H$2]" office:value-type="float" office:value="91" calcext:value-type="float">
            <text:p>9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parameters.$B$2] + [parameters.$C$2]*([.A32]-1)+[parameters.$A$2]" office:value-type="float" office:value="32932" calcext:value-type="float">
            <text:p>32932</text:p>
          </table:table-cell>
          <table:table-cell table:formula="of:=[parameters.$E$2]*([.$A32]-1) + [parameters.$D$2]" office:value-type="float" office:value="170" calcext:value-type="float">
            <text:p>170</text:p>
          </table:table-cell>
          <table:table-cell table:formula="of:=[parameters.$G$2]*([.$A32]-1) + [parameters.$F$2]" office:value-type="float" office:value="62" calcext:value-type="float">
            <text:p>62</text:p>
          </table:table-cell>
          <table:table-cell table:formula="of:=[parameters.$I$2]*([.$A32]-1) + [parameters.$H$2]"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parameters.$B$2] + [parameters.$C$2]*([.A33]-1)+[parameters.$A$2]" office:value-type="float" office:value="36106" calcext:value-type="float">
            <text:p>36106</text:p>
          </table:table-cell>
          <table:table-cell table:formula="of:=[parameters.$E$2]*([.$A33]-1) + [parameters.$D$2]" office:value-type="float" office:value="175" calcext:value-type="float">
            <text:p>175</text:p>
          </table:table-cell>
          <table:table-cell table:formula="of:=[parameters.$G$2]*([.$A33]-1) + [parameters.$F$2]" office:value-type="float" office:value="64" calcext:value-type="float">
            <text:p>64</text:p>
          </table:table-cell>
          <table:table-cell table:formula="of:=[parameters.$I$2]*([.$A33]-1) + [parameters.$H$2]" office:value-type="float" office:value="97" calcext:value-type="float">
            <text:p>9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parameters.$B$2] + [parameters.$C$2]*([.A34]-1)+[parameters.$A$2]" office:value-type="float" office:value="39478" calcext:value-type="float">
            <text:p>39478</text:p>
          </table:table-cell>
          <table:table-cell table:formula="of:=[parameters.$E$2]*([.$A34]-1) + [parameters.$D$2]" office:value-type="float" office:value="180" calcext:value-type="float">
            <text:p>180</text:p>
          </table:table-cell>
          <table:table-cell table:formula="of:=[parameters.$G$2]*([.$A34]-1) + [parameters.$F$2]" office:value-type="float" office:value="66" calcext:value-type="float">
            <text:p>66</text:p>
          </table:table-cell>
          <table:table-cell table:formula="of:=[parameters.$I$2]*([.$A34]-1) + [parameters.$H$2]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parameters.$B$2] + [parameters.$C$2]*([.A35]-1)+[parameters.$A$2]" office:value-type="float" office:value="43054" calcext:value-type="float">
            <text:p>43054</text:p>
          </table:table-cell>
          <table:table-cell table:formula="of:=[parameters.$E$2]*([.$A35]-1) + [parameters.$D$2]" office:value-type="float" office:value="185" calcext:value-type="float">
            <text:p>185</text:p>
          </table:table-cell>
          <table:table-cell table:formula="of:=[parameters.$G$2]*([.$A35]-1) + [parameters.$F$2]" office:value-type="float" office:value="68" calcext:value-type="float">
            <text:p>68</text:p>
          </table:table-cell>
          <table:table-cell table:formula="of:=[parameters.$I$2]*([.$A35]-1) + [parameters.$H$2]"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parameters.$B$2] + [parameters.$C$2]*([.A36]-1)+[parameters.$A$2]" office:value-type="float" office:value="46840" calcext:value-type="float">
            <text:p>46840</text:p>
          </table:table-cell>
          <table:table-cell table:formula="of:=[parameters.$E$2]*([.$A36]-1) + [parameters.$D$2]" office:value-type="float" office:value="190" calcext:value-type="float">
            <text:p>190</text:p>
          </table:table-cell>
          <table:table-cell table:formula="of:=[parameters.$G$2]*([.$A36]-1) + [parameters.$F$2]" office:value-type="float" office:value="70" calcext:value-type="float">
            <text:p>70</text:p>
          </table:table-cell>
          <table:table-cell table:formula="of:=[parameters.$I$2]*([.$A36]-1) + [parameters.$H$2]"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parameters.$B$2] + [parameters.$C$2]*([.A37]-1)+[parameters.$A$2]" office:value-type="float" office:value="50842" calcext:value-type="float">
            <text:p>50842</text:p>
          </table:table-cell>
          <table:table-cell table:formula="of:=[parameters.$E$2]*([.$A37]-1) + [parameters.$D$2]" office:value-type="float" office:value="195" calcext:value-type="float">
            <text:p>195</text:p>
          </table:table-cell>
          <table:table-cell table:formula="of:=[parameters.$G$2]*([.$A37]-1) + [parameters.$F$2]" office:value-type="float" office:value="72" calcext:value-type="float">
            <text:p>72</text:p>
          </table:table-cell>
          <table:table-cell table:formula="of:=[parameters.$I$2]*([.$A37]-1) + [parameters.$H$2]"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parameters.$B$2] + [parameters.$C$2]*([.A38]-1)+[parameters.$A$2]" office:value-type="float" office:value="55066" calcext:value-type="float">
            <text:p>55066</text:p>
          </table:table-cell>
          <table:table-cell table:formula="of:=[parameters.$E$2]*([.$A38]-1) + [parameters.$D$2]" office:value-type="float" office:value="200" calcext:value-type="float">
            <text:p>200</text:p>
          </table:table-cell>
          <table:table-cell table:formula="of:=[parameters.$G$2]*([.$A38]-1) + [parameters.$F$2]" office:value-type="float" office:value="74" calcext:value-type="float">
            <text:p>74</text:p>
          </table:table-cell>
          <table:table-cell table:formula="of:=[parameters.$I$2]*([.$A38]-1) + [parameters.$H$2]"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parameters.$B$2] + [parameters.$C$2]*([.A39]-1)+[parameters.$A$2]" office:value-type="float" office:value="59518" calcext:value-type="float">
            <text:p>59518</text:p>
          </table:table-cell>
          <table:table-cell table:formula="of:=[parameters.$E$2]*([.$A39]-1) + [parameters.$D$2]" office:value-type="float" office:value="205" calcext:value-type="float">
            <text:p>205</text:p>
          </table:table-cell>
          <table:table-cell table:formula="of:=[parameters.$G$2]*([.$A39]-1) + [parameters.$F$2]" office:value-type="float" office:value="76" calcext:value-type="float">
            <text:p>76</text:p>
          </table:table-cell>
          <table:table-cell table:formula="of:=[parameters.$I$2]*([.$A39]-1) + [parameters.$H$2]"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parameters.$B$2] + [parameters.$C$2]*([.A40]-1)+[parameters.$A$2]" office:value-type="float" office:value="64204" calcext:value-type="float">
            <text:p>64204</text:p>
          </table:table-cell>
          <table:table-cell table:formula="of:=[parameters.$E$2]*([.$A40]-1) + [parameters.$D$2]" office:value-type="float" office:value="210" calcext:value-type="float">
            <text:p>210</text:p>
          </table:table-cell>
          <table:table-cell table:formula="of:=[parameters.$G$2]*([.$A40]-1) + [parameters.$F$2]" office:value-type="float" office:value="78" calcext:value-type="float">
            <text:p>78</text:p>
          </table:table-cell>
          <table:table-cell table:formula="of:=[parameters.$I$2]*([.$A40]-1) + [parameters.$H$2]"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parameters.$B$2] + [parameters.$C$2]*([.A41]-1)+[parameters.$A$2]" office:value-type="float" office:value="69130" calcext:value-type="float">
            <text:p>69130</text:p>
          </table:table-cell>
          <table:table-cell table:formula="of:=[parameters.$E$2]*([.$A41]-1) + [parameters.$D$2]" office:value-type="float" office:value="215" calcext:value-type="float">
            <text:p>215</text:p>
          </table:table-cell>
          <table:table-cell table:formula="of:=[parameters.$G$2]*([.$A41]-1) + [parameters.$F$2]" office:value-type="float" office:value="80" calcext:value-type="float">
            <text:p>80</text:p>
          </table:table-cell>
          <table:table-cell table:formula="of:=[parameters.$I$2]*([.$A41]-1) + [parameters.$H$2]"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parameters.$B$2] + [parameters.$C$2]*([.A42]-1)+[parameters.$A$2]" office:value-type="float" office:value="74302" calcext:value-type="float">
            <text:p>74302</text:p>
          </table:table-cell>
          <table:table-cell table:formula="of:=[parameters.$E$2]*([.$A42]-1) + [parameters.$D$2]" office:value-type="float" office:value="220" calcext:value-type="float">
            <text:p>220</text:p>
          </table:table-cell>
          <table:table-cell table:formula="of:=[parameters.$G$2]*([.$A42]-1) + [parameters.$F$2]" office:value-type="float" office:value="82" calcext:value-type="float">
            <text:p>82</text:p>
          </table:table-cell>
          <table:table-cell table:formula="of:=[parameters.$I$2]*([.$A42]-1) + [parameters.$H$2]"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parameters.$B$2] + [parameters.$C$2]*([.A43]-1)+[parameters.$A$2]" office:value-type="float" office:value="79726" calcext:value-type="float">
            <text:p>79726</text:p>
          </table:table-cell>
          <table:table-cell table:formula="of:=[parameters.$E$2]*([.$A43]-1) + [parameters.$D$2]" office:value-type="float" office:value="225" calcext:value-type="float">
            <text:p>225</text:p>
          </table:table-cell>
          <table:table-cell table:formula="of:=[parameters.$G$2]*([.$A43]-1) + [parameters.$F$2]" office:value-type="float" office:value="84" calcext:value-type="float">
            <text:p>84</text:p>
          </table:table-cell>
          <table:table-cell table:formula="of:=[parameters.$I$2]*([.$A43]-1) + [parameters.$H$2]"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parameters.$B$2] + [parameters.$C$2]*([.A44]-1)+[parameters.$A$2]" office:value-type="float" office:value="85408" calcext:value-type="float">
            <text:p>85408</text:p>
          </table:table-cell>
          <table:table-cell table:formula="of:=[parameters.$E$2]*([.$A44]-1) + [parameters.$D$2]" office:value-type="float" office:value="230" calcext:value-type="float">
            <text:p>230</text:p>
          </table:table-cell>
          <table:table-cell table:formula="of:=[parameters.$G$2]*([.$A44]-1) + [parameters.$F$2]" office:value-type="float" office:value="86" calcext:value-type="float">
            <text:p>86</text:p>
          </table:table-cell>
          <table:table-cell table:formula="of:=[parameters.$I$2]*([.$A44]-1) + [parameters.$H$2]"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parameters.$B$2] + [parameters.$C$2]*([.A45]-1)+[parameters.$A$2]" office:value-type="float" office:value="91354" calcext:value-type="float">
            <text:p>91354</text:p>
          </table:table-cell>
          <table:table-cell table:formula="of:=[parameters.$E$2]*([.$A45]-1) + [parameters.$D$2]" office:value-type="float" office:value="235" calcext:value-type="float">
            <text:p>235</text:p>
          </table:table-cell>
          <table:table-cell table:formula="of:=[parameters.$G$2]*([.$A45]-1) + [parameters.$F$2]" office:value-type="float" office:value="88" calcext:value-type="float">
            <text:p>88</text:p>
          </table:table-cell>
          <table:table-cell table:formula="of:=[parameters.$I$2]*([.$A45]-1) + [parameters.$H$2]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parameters.$B$2] + [parameters.$C$2]*([.A46]-1)+[parameters.$A$2]" office:value-type="float" office:value="97570" calcext:value-type="float">
            <text:p>97570</text:p>
          </table:table-cell>
          <table:table-cell table:formula="of:=[parameters.$E$2]*([.$A46]-1) + [parameters.$D$2]" office:value-type="float" office:value="240" calcext:value-type="float">
            <text:p>240</text:p>
          </table:table-cell>
          <table:table-cell table:formula="of:=[parameters.$G$2]*([.$A46]-1) + [parameters.$F$2]" office:value-type="float" office:value="90" calcext:value-type="float">
            <text:p>90</text:p>
          </table:table-cell>
          <table:table-cell table:formula="of:=[parameters.$I$2]*([.$A46]-1) + [parameters.$H$2]"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parameters.$B$2] + [parameters.$C$2]*([.A47]-1)+[parameters.$A$2]" office:value-type="float" office:value="104062" calcext:value-type="float">
            <text:p>104062</text:p>
          </table:table-cell>
          <table:table-cell table:formula="of:=[parameters.$E$2]*([.$A47]-1) + [parameters.$D$2]" office:value-type="float" office:value="245" calcext:value-type="float">
            <text:p>245</text:p>
          </table:table-cell>
          <table:table-cell table:formula="of:=[parameters.$G$2]*([.$A47]-1) + [parameters.$F$2]" office:value-type="float" office:value="92" calcext:value-type="float">
            <text:p>92</text:p>
          </table:table-cell>
          <table:table-cell table:formula="of:=[parameters.$I$2]*([.$A47]-1) + [parameters.$H$2]"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parameters.$B$2] + [parameters.$C$2]*([.A48]-1)+[parameters.$A$2]" office:value-type="float" office:value="110836" calcext:value-type="float">
            <text:p>110836</text:p>
          </table:table-cell>
          <table:table-cell table:formula="of:=[parameters.$E$2]*([.$A48]-1) + [parameters.$D$2]" office:value-type="float" office:value="250" calcext:value-type="float">
            <text:p>250</text:p>
          </table:table-cell>
          <table:table-cell table:formula="of:=[parameters.$G$2]*([.$A48]-1) + [parameters.$F$2]" office:value-type="float" office:value="94" calcext:value-type="float">
            <text:p>94</text:p>
          </table:table-cell>
          <table:table-cell table:formula="of:=[parameters.$I$2]*([.$A48]-1) + [parameters.$H$2]"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parameters.$B$2] + [parameters.$C$2]*([.A49]-1)+[parameters.$A$2]" office:value-type="float" office:value="117898" calcext:value-type="float">
            <text:p>117898</text:p>
          </table:table-cell>
          <table:table-cell table:formula="of:=[parameters.$E$2]*([.$A49]-1) + [parameters.$D$2]" office:value-type="float" office:value="255" calcext:value-type="float">
            <text:p>255</text:p>
          </table:table-cell>
          <table:table-cell table:formula="of:=[parameters.$G$2]*([.$A49]-1) + [parameters.$F$2]" office:value-type="float" office:value="96" calcext:value-type="float">
            <text:p>96</text:p>
          </table:table-cell>
          <table:table-cell table:formula="of:=[parameters.$I$2]*([.$A49]-1) + [parameters.$H$2]"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parameters.$B$2] + [parameters.$C$2]*([.A50]-1)+[parameters.$A$2]" office:value-type="float" office:value="125254" calcext:value-type="float">
            <text:p>125254</text:p>
          </table:table-cell>
          <table:table-cell table:formula="of:=[parameters.$E$2]*([.$A50]-1) + [parameters.$D$2]" office:value-type="float" office:value="260" calcext:value-type="float">
            <text:p>260</text:p>
          </table:table-cell>
          <table:table-cell table:formula="of:=[parameters.$G$2]*([.$A50]-1) + [parameters.$F$2]" office:value-type="float" office:value="98" calcext:value-type="float">
            <text:p>98</text:p>
          </table:table-cell>
          <table:table-cell table:formula="of:=[parameters.$I$2]*([.$A50]-1) + [parameters.$H$2]"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parameters.$B$2] + [parameters.$C$2]*([.A51]-1)+[parameters.$A$2]" office:value-type="float" office:value="132910" calcext:value-type="float">
            <text:p>132910</text:p>
          </table:table-cell>
          <table:table-cell table:formula="of:=[parameters.$E$2]*([.$A51]-1) + [parameters.$D$2]" office:value-type="float" office:value="265" calcext:value-type="float">
            <text:p>265</text:p>
          </table:table-cell>
          <table:table-cell table:formula="of:=[parameters.$G$2]*([.$A51]-1) + [parameters.$F$2]" office:value-type="float" office:value="100" calcext:value-type="float">
            <text:p>100</text:p>
          </table:table-cell>
          <table:table-cell table:formula="of:=[parameters.$I$2]*([.$A51]-1) + [parameters.$H$2]"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parameters.$B$2] + [parameters.$C$2]*([.A52]-1)+[parameters.$A$2]" office:value-type="float" office:value="140872" calcext:value-type="float">
            <text:p>140872</text:p>
          </table:table-cell>
          <table:table-cell table:formula="of:=[parameters.$E$2]*([.$A52]-1) + [parameters.$D$2]" office:value-type="float" office:value="270" calcext:value-type="float">
            <text:p>270</text:p>
          </table:table-cell>
          <table:table-cell table:formula="of:=[parameters.$G$2]*([.$A52]-1) + [parameters.$F$2]" office:value-type="float" office:value="102" calcext:value-type="float">
            <text:p>102</text:p>
          </table:table-cell>
          <table:table-cell table:formula="of:=[parameters.$I$2]*([.$A52]-1) + [parameters.$H$2]"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parameters.$B$2] + [parameters.$C$2]*([.A53]-1)+[parameters.$A$2]" office:value-type="float" office:value="149146" calcext:value-type="float">
            <text:p>149146</text:p>
          </table:table-cell>
          <table:table-cell table:formula="of:=[parameters.$E$2]*([.$A53]-1) + [parameters.$D$2]" office:value-type="float" office:value="275" calcext:value-type="float">
            <text:p>275</text:p>
          </table:table-cell>
          <table:table-cell table:formula="of:=[parameters.$G$2]*([.$A53]-1) + [parameters.$F$2]" office:value-type="float" office:value="104" calcext:value-type="float">
            <text:p>104</text:p>
          </table:table-cell>
          <table:table-cell table:formula="of:=[parameters.$I$2]*([.$A53]-1) + [parameters.$H$2]"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parameters.$B$2] + [parameters.$C$2]*([.A54]-1)+[parameters.$A$2]" office:value-type="float" office:value="157738" calcext:value-type="float">
            <text:p>157738</text:p>
          </table:table-cell>
          <table:table-cell table:formula="of:=[parameters.$E$2]*([.$A54]-1) + [parameters.$D$2]" office:value-type="float" office:value="280" calcext:value-type="float">
            <text:p>280</text:p>
          </table:table-cell>
          <table:table-cell table:formula="of:=[parameters.$G$2]*([.$A54]-1) + [parameters.$F$2]" office:value-type="float" office:value="106" calcext:value-type="float">
            <text:p>106</text:p>
          </table:table-cell>
          <table:table-cell table:formula="of:=[parameters.$I$2]*([.$A54]-1) + [parameters.$H$2]"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parameters.$B$2] + [parameters.$C$2]*([.A55]-1)+[parameters.$A$2]" office:value-type="float" office:value="166654" calcext:value-type="float">
            <text:p>166654</text:p>
          </table:table-cell>
          <table:table-cell table:formula="of:=[parameters.$E$2]*([.$A55]-1) + [parameters.$D$2]" office:value-type="float" office:value="285" calcext:value-type="float">
            <text:p>285</text:p>
          </table:table-cell>
          <table:table-cell table:formula="of:=[parameters.$G$2]*([.$A55]-1) + [parameters.$F$2]" office:value-type="float" office:value="108" calcext:value-type="float">
            <text:p>108</text:p>
          </table:table-cell>
          <table:table-cell table:formula="of:=[parameters.$I$2]*([.$A55]-1) + [parameters.$H$2]"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parameters.$B$2] + [parameters.$C$2]*([.A56]-1)+[parameters.$A$2]" office:value-type="float" office:value="175900" calcext:value-type="float">
            <text:p>175900</text:p>
          </table:table-cell>
          <table:table-cell table:formula="of:=[parameters.$E$2]*([.$A56]-1) + [parameters.$D$2]" office:value-type="float" office:value="290" calcext:value-type="float">
            <text:p>290</text:p>
          </table:table-cell>
          <table:table-cell table:formula="of:=[parameters.$G$2]*([.$A56]-1) + [parameters.$F$2]" office:value-type="float" office:value="110" calcext:value-type="float">
            <text:p>110</text:p>
          </table:table-cell>
          <table:table-cell table:formula="of:=[parameters.$I$2]*([.$A56]-1) + [parameters.$H$2]"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parameters.$B$2] + [parameters.$C$2]*([.A57]-1)+[parameters.$A$2]" office:value-type="float" office:value="185482" calcext:value-type="float">
            <text:p>185482</text:p>
          </table:table-cell>
          <table:table-cell table:formula="of:=[parameters.$E$2]*([.$A57]-1) + [parameters.$D$2]" office:value-type="float" office:value="295" calcext:value-type="float">
            <text:p>295</text:p>
          </table:table-cell>
          <table:table-cell table:formula="of:=[parameters.$G$2]*([.$A57]-1) + [parameters.$F$2]" office:value-type="float" office:value="112" calcext:value-type="float">
            <text:p>112</text:p>
          </table:table-cell>
          <table:table-cell table:formula="of:=[parameters.$I$2]*([.$A57]-1) + [parameters.$H$2]"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parameters.$B$2] + [parameters.$C$2]*([.A58]-1)+[parameters.$A$2]" office:value-type="float" office:value="195406" calcext:value-type="float">
            <text:p>195406</text:p>
          </table:table-cell>
          <table:table-cell table:formula="of:=[parameters.$E$2]*([.$A58]-1) + [parameters.$D$2]" office:value-type="float" office:value="300" calcext:value-type="float">
            <text:p>300</text:p>
          </table:table-cell>
          <table:table-cell table:formula="of:=[parameters.$G$2]*([.$A58]-1) + [parameters.$F$2]" office:value-type="float" office:value="114" calcext:value-type="float">
            <text:p>114</text:p>
          </table:table-cell>
          <table:table-cell table:formula="of:=[parameters.$I$2]*([.$A58]-1) + [parameters.$H$2]"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parameters.$B$2] + [parameters.$C$2]*([.A59]-1)+[parameters.$A$2]" office:value-type="float" office:value="205678" calcext:value-type="float">
            <text:p>205678</text:p>
          </table:table-cell>
          <table:table-cell table:formula="of:=[parameters.$E$2]*([.$A59]-1) + [parameters.$D$2]" office:value-type="float" office:value="305" calcext:value-type="float">
            <text:p>305</text:p>
          </table:table-cell>
          <table:table-cell table:formula="of:=[parameters.$G$2]*([.$A59]-1) + [parameters.$F$2]" office:value-type="float" office:value="116" calcext:value-type="float">
            <text:p>116</text:p>
          </table:table-cell>
          <table:table-cell table:formula="of:=[parameters.$I$2]*([.$A59]-1) + [parameters.$H$2]"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parameters.$B$2] + [parameters.$C$2]*([.A60]-1)+[parameters.$A$2]" office:value-type="float" office:value="216304" calcext:value-type="float">
            <text:p>216304</text:p>
          </table:table-cell>
          <table:table-cell table:formula="of:=[parameters.$E$2]*([.$A60]-1) + [parameters.$D$2]" office:value-type="float" office:value="310" calcext:value-type="float">
            <text:p>310</text:p>
          </table:table-cell>
          <table:table-cell table:formula="of:=[parameters.$G$2]*([.$A60]-1) + [parameters.$F$2]" office:value-type="float" office:value="118" calcext:value-type="float">
            <text:p>118</text:p>
          </table:table-cell>
          <table:table-cell table:formula="of:=[parameters.$I$2]*([.$A60]-1) + [parameters.$H$2]"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parameters.$B$2] + [parameters.$C$2]*([.A61]-1)+[parameters.$A$2]" office:value-type="float" office:value="227290" calcext:value-type="float">
            <text:p>227290</text:p>
          </table:table-cell>
          <table:table-cell table:formula="of:=[parameters.$E$2]*([.$A61]-1) + [parameters.$D$2]" office:value-type="float" office:value="315" calcext:value-type="float">
            <text:p>315</text:p>
          </table:table-cell>
          <table:table-cell table:formula="of:=[parameters.$G$2]*([.$A61]-1) + [parameters.$F$2]" office:value-type="float" office:value="120" calcext:value-type="float">
            <text:p>120</text:p>
          </table:table-cell>
          <table:table-cell table:formula="of:=[parameters.$I$2]*([.$A61]-1) + [parameters.$H$2]"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parameters.$B$2] + [parameters.$C$2]*([.A62]-1)+[parameters.$A$2]" office:value-type="float" office:value="238642" calcext:value-type="float">
            <text:p>238642</text:p>
          </table:table-cell>
          <table:table-cell table:formula="of:=[parameters.$E$2]*([.$A62]-1) + [parameters.$D$2]" office:value-type="float" office:value="320" calcext:value-type="float">
            <text:p>320</text:p>
          </table:table-cell>
          <table:table-cell table:formula="of:=[parameters.$G$2]*([.$A62]-1) + [parameters.$F$2]" office:value-type="float" office:value="122" calcext:value-type="float">
            <text:p>122</text:p>
          </table:table-cell>
          <table:table-cell table:formula="of:=[parameters.$I$2]*([.$A62]-1) + [parameters.$H$2]"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parameters.$B$2] + [parameters.$C$2]*([.A63]-1)+[parameters.$A$2]" office:value-type="float" office:value="250366" calcext:value-type="float">
            <text:p>250366</text:p>
          </table:table-cell>
          <table:table-cell table:formula="of:=[parameters.$E$2]*([.$A63]-1) + [parameters.$D$2]" office:value-type="float" office:value="325" calcext:value-type="float">
            <text:p>325</text:p>
          </table:table-cell>
          <table:table-cell table:formula="of:=[parameters.$G$2]*([.$A63]-1) + [parameters.$F$2]" office:value-type="float" office:value="124" calcext:value-type="float">
            <text:p>124</text:p>
          </table:table-cell>
          <table:table-cell table:formula="of:=[parameters.$I$2]*([.$A63]-1) + [parameters.$H$2]"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parameters.$B$2] + [parameters.$C$2]*([.A64]-1)+[parameters.$A$2]" office:value-type="float" office:value="262468" calcext:value-type="float">
            <text:p>262468</text:p>
          </table:table-cell>
          <table:table-cell table:formula="of:=[parameters.$E$2]*([.$A64]-1) + [parameters.$D$2]" office:value-type="float" office:value="330" calcext:value-type="float">
            <text:p>330</text:p>
          </table:table-cell>
          <table:table-cell table:formula="of:=[parameters.$G$2]*([.$A64]-1) + [parameters.$F$2]" office:value-type="float" office:value="126" calcext:value-type="float">
            <text:p>126</text:p>
          </table:table-cell>
          <table:table-cell table:formula="of:=[parameters.$I$2]*([.$A64]-1) + [parameters.$H$2]"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parameters.$B$2] + [parameters.$C$2]*([.A65]-1)+[parameters.$A$2]" office:value-type="float" office:value="274954" calcext:value-type="float">
            <text:p>274954</text:p>
          </table:table-cell>
          <table:table-cell table:formula="of:=[parameters.$E$2]*([.$A65]-1) + [parameters.$D$2]" office:value-type="float" office:value="335" calcext:value-type="float">
            <text:p>335</text:p>
          </table:table-cell>
          <table:table-cell table:formula="of:=[parameters.$G$2]*([.$A65]-1) + [parameters.$F$2]" office:value-type="float" office:value="128" calcext:value-type="float">
            <text:p>128</text:p>
          </table:table-cell>
          <table:table-cell table:formula="of:=[parameters.$I$2]*([.$A65]-1) + [parameters.$H$2]" office:value-type="float" office:value="193" calcext:value-type="float">
            <text:p>19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parameters.$B$2] + [parameters.$C$2]*([.A66]-1)+[parameters.$A$2]" office:value-type="float" office:value="287830" calcext:value-type="float">
            <text:p>287830</text:p>
          </table:table-cell>
          <table:table-cell table:formula="of:=[parameters.$E$2]*([.$A66]-1) + [parameters.$D$2]" office:value-type="float" office:value="340" calcext:value-type="float">
            <text:p>340</text:p>
          </table:table-cell>
          <table:table-cell table:formula="of:=[parameters.$G$2]*([.$A66]-1) + [parameters.$F$2]" office:value-type="float" office:value="130" calcext:value-type="float">
            <text:p>130</text:p>
          </table:table-cell>
          <table:table-cell table:formula="of:=[parameters.$I$2]*([.$A66]-1) + [parameters.$H$2]"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parameters.$B$2] + [parameters.$C$2]*([.A67]-1)+[parameters.$A$2]" office:value-type="float" office:value="301102" calcext:value-type="float">
            <text:p>301102</text:p>
          </table:table-cell>
          <table:table-cell table:formula="of:=[parameters.$E$2]*([.$A67]-1) + [parameters.$D$2]" office:value-type="float" office:value="345" calcext:value-type="float">
            <text:p>345</text:p>
          </table:table-cell>
          <table:table-cell table:formula="of:=[parameters.$G$2]*([.$A67]-1) + [parameters.$F$2]" office:value-type="float" office:value="132" calcext:value-type="float">
            <text:p>132</text:p>
          </table:table-cell>
          <table:table-cell table:formula="of:=[parameters.$I$2]*([.$A67]-1) + [parameters.$H$2]" office:value-type="float" office:value="199" calcext:value-type="float">
            <text:p>19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parameters.$B$2] + [parameters.$C$2]*([.A68]-1)+[parameters.$A$2]" office:value-type="float" office:value="314776" calcext:value-type="float">
            <text:p>314776</text:p>
          </table:table-cell>
          <table:table-cell table:formula="of:=[parameters.$E$2]*([.$A68]-1) + [parameters.$D$2]" office:value-type="float" office:value="350" calcext:value-type="float">
            <text:p>350</text:p>
          </table:table-cell>
          <table:table-cell table:formula="of:=[parameters.$G$2]*([.$A68]-1) + [parameters.$F$2]" office:value-type="float" office:value="134" calcext:value-type="float">
            <text:p>134</text:p>
          </table:table-cell>
          <table:table-cell table:formula="of:=[parameters.$I$2]*([.$A68]-1) + [parameters.$H$2]"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parameters.$B$2] + [parameters.$C$2]*([.A69]-1)+[parameters.$A$2]" office:value-type="float" office:value="328858" calcext:value-type="float">
            <text:p>328858</text:p>
          </table:table-cell>
          <table:table-cell table:formula="of:=[parameters.$E$2]*([.$A69]-1) + [parameters.$D$2]" office:value-type="float" office:value="355" calcext:value-type="float">
            <text:p>355</text:p>
          </table:table-cell>
          <table:table-cell table:formula="of:=[parameters.$G$2]*([.$A69]-1) + [parameters.$F$2]" office:value-type="float" office:value="136" calcext:value-type="float">
            <text:p>136</text:p>
          </table:table-cell>
          <table:table-cell table:formula="of:=[parameters.$I$2]*([.$A69]-1) + [parameters.$H$2]"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parameters.$B$2] + [parameters.$C$2]*([.A70]-1)+[parameters.$A$2]" office:value-type="float" office:value="343354" calcext:value-type="float">
            <text:p>343354</text:p>
          </table:table-cell>
          <table:table-cell table:formula="of:=[parameters.$E$2]*([.$A70]-1) + [parameters.$D$2]" office:value-type="float" office:value="360" calcext:value-type="float">
            <text:p>360</text:p>
          </table:table-cell>
          <table:table-cell table:formula="of:=[parameters.$G$2]*([.$A70]-1) + [parameters.$F$2]" office:value-type="float" office:value="138" calcext:value-type="float">
            <text:p>138</text:p>
          </table:table-cell>
          <table:table-cell table:formula="of:=[parameters.$I$2]*([.$A70]-1) + [parameters.$H$2]"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parameters.$B$2] + [parameters.$C$2]*([.A71]-1)+[parameters.$A$2]" office:value-type="float" office:value="358270" calcext:value-type="float">
            <text:p>358270</text:p>
          </table:table-cell>
          <table:table-cell table:formula="of:=[parameters.$E$2]*([.$A71]-1) + [parameters.$D$2]" office:value-type="float" office:value="365" calcext:value-type="float">
            <text:p>365</text:p>
          </table:table-cell>
          <table:table-cell table:formula="of:=[parameters.$G$2]*([.$A71]-1) + [parameters.$F$2]" office:value-type="float" office:value="140" calcext:value-type="float">
            <text:p>140</text:p>
          </table:table-cell>
          <table:table-cell table:formula="of:=[parameters.$I$2]*([.$A71]-1) + [parameters.$H$2]"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parameters.$B$2] + [parameters.$C$2]*([.A72]-1)+[parameters.$A$2]" office:value-type="float" office:value="373612" calcext:value-type="float">
            <text:p>373612</text:p>
          </table:table-cell>
          <table:table-cell table:formula="of:=[parameters.$E$2]*([.$A72]-1) + [parameters.$D$2]" office:value-type="float" office:value="370" calcext:value-type="float">
            <text:p>370</text:p>
          </table:table-cell>
          <table:table-cell table:formula="of:=[parameters.$G$2]*([.$A72]-1) + [parameters.$F$2]" office:value-type="float" office:value="142" calcext:value-type="float">
            <text:p>142</text:p>
          </table:table-cell>
          <table:table-cell table:formula="of:=[parameters.$I$2]*([.$A72]-1) + [parameters.$H$2]"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parameters.$B$2] + [parameters.$C$2]*([.A73]-1)+[parameters.$A$2]" office:value-type="float" office:value="389386" calcext:value-type="float">
            <text:p>389386</text:p>
          </table:table-cell>
          <table:table-cell table:formula="of:=[parameters.$E$2]*([.$A73]-1) + [parameters.$D$2]" office:value-type="float" office:value="375" calcext:value-type="float">
            <text:p>375</text:p>
          </table:table-cell>
          <table:table-cell table:formula="of:=[parameters.$G$2]*([.$A73]-1) + [parameters.$F$2]" office:value-type="float" office:value="144" calcext:value-type="float">
            <text:p>144</text:p>
          </table:table-cell>
          <table:table-cell table:formula="of:=[parameters.$I$2]*([.$A73]-1) + [parameters.$H$2]"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parameters.$B$2] + [parameters.$C$2]*([.A74]-1)+[parameters.$A$2]" office:value-type="float" office:value="405598" calcext:value-type="float">
            <text:p>405598</text:p>
          </table:table-cell>
          <table:table-cell table:formula="of:=[parameters.$E$2]*([.$A74]-1) + [parameters.$D$2]" office:value-type="float" office:value="380" calcext:value-type="float">
            <text:p>380</text:p>
          </table:table-cell>
          <table:table-cell table:formula="of:=[parameters.$G$2]*([.$A74]-1) + [parameters.$F$2]" office:value-type="float" office:value="146" calcext:value-type="float">
            <text:p>146</text:p>
          </table:table-cell>
          <table:table-cell table:formula="of:=[parameters.$I$2]*([.$A74]-1) + [parameters.$H$2]"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parameters.$B$2] + [parameters.$C$2]*([.A75]-1)+[parameters.$A$2]" office:value-type="float" office:value="422254" calcext:value-type="float">
            <text:p>422254</text:p>
          </table:table-cell>
          <table:table-cell table:formula="of:=[parameters.$E$2]*([.$A75]-1) + [parameters.$D$2]" office:value-type="float" office:value="385" calcext:value-type="float">
            <text:p>385</text:p>
          </table:table-cell>
          <table:table-cell table:formula="of:=[parameters.$G$2]*([.$A75]-1) + [parameters.$F$2]" office:value-type="float" office:value="148" calcext:value-type="float">
            <text:p>148</text:p>
          </table:table-cell>
          <table:table-cell table:formula="of:=[parameters.$I$2]*([.$A75]-1) + [parameters.$H$2]"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parameters.$B$2] + [parameters.$C$2]*([.A76]-1)+[parameters.$A$2]" office:value-type="float" office:value="439360" calcext:value-type="float">
            <text:p>439360</text:p>
          </table:table-cell>
          <table:table-cell table:formula="of:=[parameters.$E$2]*([.$A76]-1) + [parameters.$D$2]" office:value-type="float" office:value="390" calcext:value-type="float">
            <text:p>390</text:p>
          </table:table-cell>
          <table:table-cell table:formula="of:=[parameters.$G$2]*([.$A76]-1) + [parameters.$F$2]" office:value-type="float" office:value="150" calcext:value-type="float">
            <text:p>150</text:p>
          </table:table-cell>
          <table:table-cell table:formula="of:=[parameters.$I$2]*([.$A76]-1) + [parameters.$H$2]"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parameters.$B$2] + [parameters.$C$2]*([.A77]-1)+[parameters.$A$2]" office:value-type="float" office:value="456922" calcext:value-type="float">
            <text:p>456922</text:p>
          </table:table-cell>
          <table:table-cell table:formula="of:=[parameters.$E$2]*([.$A77]-1) + [parameters.$D$2]" office:value-type="float" office:value="395" calcext:value-type="float">
            <text:p>395</text:p>
          </table:table-cell>
          <table:table-cell table:formula="of:=[parameters.$G$2]*([.$A77]-1) + [parameters.$F$2]" office:value-type="float" office:value="152" calcext:value-type="float">
            <text:p>152</text:p>
          </table:table-cell>
          <table:table-cell table:formula="of:=[parameters.$I$2]*([.$A77]-1) + [parameters.$H$2]"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parameters.$B$2] + [parameters.$C$2]*([.A78]-1)+[parameters.$A$2]" office:value-type="float" office:value="474946" calcext:value-type="float">
            <text:p>474946</text:p>
          </table:table-cell>
          <table:table-cell table:formula="of:=[parameters.$E$2]*([.$A78]-1) + [parameters.$D$2]" office:value-type="float" office:value="400" calcext:value-type="float">
            <text:p>400</text:p>
          </table:table-cell>
          <table:table-cell table:formula="of:=[parameters.$G$2]*([.$A78]-1) + [parameters.$F$2]" office:value-type="float" office:value="154" calcext:value-type="float">
            <text:p>154</text:p>
          </table:table-cell>
          <table:table-cell table:formula="of:=[parameters.$I$2]*([.$A78]-1) + [parameters.$H$2]"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parameters.$B$2] + [parameters.$C$2]*([.A79]-1)+[parameters.$A$2]" office:value-type="float" office:value="493438" calcext:value-type="float">
            <text:p>493438</text:p>
          </table:table-cell>
          <table:table-cell table:formula="of:=[parameters.$E$2]*([.$A79]-1) + [parameters.$D$2]" office:value-type="float" office:value="405" calcext:value-type="float">
            <text:p>405</text:p>
          </table:table-cell>
          <table:table-cell table:formula="of:=[parameters.$G$2]*([.$A79]-1) + [parameters.$F$2]" office:value-type="float" office:value="156" calcext:value-type="float">
            <text:p>156</text:p>
          </table:table-cell>
          <table:table-cell table:formula="of:=[parameters.$I$2]*([.$A79]-1) + [parameters.$H$2]"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parameters.$B$2] + [parameters.$C$2]*([.A80]-1)+[parameters.$A$2]" office:value-type="float" office:value="512404" calcext:value-type="float">
            <text:p>512404</text:p>
          </table:table-cell>
          <table:table-cell table:formula="of:=[parameters.$E$2]*([.$A80]-1) + [parameters.$D$2]" office:value-type="float" office:value="410" calcext:value-type="float">
            <text:p>410</text:p>
          </table:table-cell>
          <table:table-cell table:formula="of:=[parameters.$G$2]*([.$A80]-1) + [parameters.$F$2]" office:value-type="float" office:value="158" calcext:value-type="float">
            <text:p>158</text:p>
          </table:table-cell>
          <table:table-cell table:formula="of:=[parameters.$I$2]*([.$A80]-1) + [parameters.$H$2]"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parameters.$B$2] + [parameters.$C$2]*([.A81]-1)+[parameters.$A$2]" office:value-type="float" office:value="531850" calcext:value-type="float">
            <text:p>531850</text:p>
          </table:table-cell>
          <table:table-cell table:formula="of:=[parameters.$E$2]*([.$A81]-1) + [parameters.$D$2]" office:value-type="float" office:value="415" calcext:value-type="float">
            <text:p>415</text:p>
          </table:table-cell>
          <table:table-cell table:formula="of:=[parameters.$G$2]*([.$A81]-1) + [parameters.$F$2]" office:value-type="float" office:value="160" calcext:value-type="float">
            <text:p>160</text:p>
          </table:table-cell>
          <table:table-cell table:formula="of:=[parameters.$I$2]*([.$A81]-1) + [parameters.$H$2]"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parameters.$B$2] + [parameters.$C$2]*([.A82]-1)+[parameters.$A$2]" office:value-type="float" office:value="551782" calcext:value-type="float">
            <text:p>551782</text:p>
          </table:table-cell>
          <table:table-cell table:formula="of:=[parameters.$E$2]*([.$A82]-1) + [parameters.$D$2]" office:value-type="float" office:value="420" calcext:value-type="float">
            <text:p>420</text:p>
          </table:table-cell>
          <table:table-cell table:formula="of:=[parameters.$G$2]*([.$A82]-1) + [parameters.$F$2]" office:value-type="float" office:value="162" calcext:value-type="float">
            <text:p>162</text:p>
          </table:table-cell>
          <table:table-cell table:formula="of:=[parameters.$I$2]*([.$A82]-1) + [parameters.$H$2]"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parameters.$B$2] + [parameters.$C$2]*([.A83]-1)+[parameters.$A$2]" office:value-type="float" office:value="572206" calcext:value-type="float">
            <text:p>572206</text:p>
          </table:table-cell>
          <table:table-cell table:formula="of:=[parameters.$E$2]*([.$A83]-1) + [parameters.$D$2]" office:value-type="float" office:value="425" calcext:value-type="float">
            <text:p>425</text:p>
          </table:table-cell>
          <table:table-cell table:formula="of:=[parameters.$G$2]*([.$A83]-1) + [parameters.$F$2]" office:value-type="float" office:value="164" calcext:value-type="float">
            <text:p>164</text:p>
          </table:table-cell>
          <table:table-cell table:formula="of:=[parameters.$I$2]*([.$A83]-1) + [parameters.$H$2]"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parameters.$B$2] + [parameters.$C$2]*([.A84]-1)+[parameters.$A$2]" office:value-type="float" office:value="593128" calcext:value-type="float">
            <text:p>593128</text:p>
          </table:table-cell>
          <table:table-cell table:formula="of:=[parameters.$E$2]*([.$A84]-1) + [parameters.$D$2]" office:value-type="float" office:value="430" calcext:value-type="float">
            <text:p>430</text:p>
          </table:table-cell>
          <table:table-cell table:formula="of:=[parameters.$G$2]*([.$A84]-1) + [parameters.$F$2]" office:value-type="float" office:value="166" calcext:value-type="float">
            <text:p>166</text:p>
          </table:table-cell>
          <table:table-cell table:formula="of:=[parameters.$I$2]*([.$A84]-1) + [parameters.$H$2]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parameters.$B$2] + [parameters.$C$2]*([.A85]-1)+[parameters.$A$2]" office:value-type="float" office:value="614554" calcext:value-type="float">
            <text:p>614554</text:p>
          </table:table-cell>
          <table:table-cell table:formula="of:=[parameters.$E$2]*([.$A85]-1) + [parameters.$D$2]" office:value-type="float" office:value="435" calcext:value-type="float">
            <text:p>435</text:p>
          </table:table-cell>
          <table:table-cell table:formula="of:=[parameters.$G$2]*([.$A85]-1) + [parameters.$F$2]" office:value-type="float" office:value="168" calcext:value-type="float">
            <text:p>168</text:p>
          </table:table-cell>
          <table:table-cell table:formula="of:=[parameters.$I$2]*([.$A85]-1) + [parameters.$H$2]"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parameters.$B$2] + [parameters.$C$2]*([.A86]-1)+[parameters.$A$2]" office:value-type="float" office:value="636490" calcext:value-type="float">
            <text:p>636490</text:p>
          </table:table-cell>
          <table:table-cell table:formula="of:=[parameters.$E$2]*([.$A86]-1) + [parameters.$D$2]" office:value-type="float" office:value="440" calcext:value-type="float">
            <text:p>440</text:p>
          </table:table-cell>
          <table:table-cell table:formula="of:=[parameters.$G$2]*([.$A86]-1) + [parameters.$F$2]" office:value-type="float" office:value="170" calcext:value-type="float">
            <text:p>170</text:p>
          </table:table-cell>
          <table:table-cell table:formula="of:=[parameters.$I$2]*([.$A86]-1) + [parameters.$H$2]"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parameters.$B$2] + [parameters.$C$2]*([.A87]-1)+[parameters.$A$2]" office:value-type="float" office:value="658942" calcext:value-type="float">
            <text:p>658942</text:p>
          </table:table-cell>
          <table:table-cell table:formula="of:=[parameters.$E$2]*([.$A87]-1) + [parameters.$D$2]" office:value-type="float" office:value="445" calcext:value-type="float">
            <text:p>445</text:p>
          </table:table-cell>
          <table:table-cell table:formula="of:=[parameters.$G$2]*([.$A87]-1) + [parameters.$F$2]" office:value-type="float" office:value="172" calcext:value-type="float">
            <text:p>172</text:p>
          </table:table-cell>
          <table:table-cell table:formula="of:=[parameters.$I$2]*([.$A87]-1) + [parameters.$H$2]" office:value-type="float" office:value="259" calcext:value-type="float">
            <text:p>25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parameters.$B$2] + [parameters.$C$2]*([.A88]-1)+[parameters.$A$2]" office:value-type="float" office:value="681916" calcext:value-type="float">
            <text:p>681916</text:p>
          </table:table-cell>
          <table:table-cell table:formula="of:=[parameters.$E$2]*([.$A88]-1) + [parameters.$D$2]" office:value-type="float" office:value="450" calcext:value-type="float">
            <text:p>450</text:p>
          </table:table-cell>
          <table:table-cell table:formula="of:=[parameters.$G$2]*([.$A88]-1) + [parameters.$F$2]" office:value-type="float" office:value="174" calcext:value-type="float">
            <text:p>174</text:p>
          </table:table-cell>
          <table:table-cell table:formula="of:=[parameters.$I$2]*([.$A88]-1) + [parameters.$H$2]" office:value-type="float" office:value="262" calcext:value-type="float">
            <text:p>26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parameters.$B$2] + [parameters.$C$2]*([.A89]-1)+[parameters.$A$2]" office:value-type="float" office:value="705418" calcext:value-type="float">
            <text:p>705418</text:p>
          </table:table-cell>
          <table:table-cell table:formula="of:=[parameters.$E$2]*([.$A89]-1) + [parameters.$D$2]" office:value-type="float" office:value="455" calcext:value-type="float">
            <text:p>455</text:p>
          </table:table-cell>
          <table:table-cell table:formula="of:=[parameters.$G$2]*([.$A89]-1) + [parameters.$F$2]" office:value-type="float" office:value="176" calcext:value-type="float">
            <text:p>176</text:p>
          </table:table-cell>
          <table:table-cell table:formula="of:=[parameters.$I$2]*([.$A89]-1) + [parameters.$H$2]" office:value-type="float" office:value="265" calcext:value-type="float">
            <text:p>26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parameters.$B$2] + [parameters.$C$2]*([.A90]-1)+[parameters.$A$2]" office:value-type="float" office:value="729454" calcext:value-type="float">
            <text:p>729454</text:p>
          </table:table-cell>
          <table:table-cell table:formula="of:=[parameters.$E$2]*([.$A90]-1) + [parameters.$D$2]" office:value-type="float" office:value="460" calcext:value-type="float">
            <text:p>460</text:p>
          </table:table-cell>
          <table:table-cell table:formula="of:=[parameters.$G$2]*([.$A90]-1) + [parameters.$F$2]" office:value-type="float" office:value="178" calcext:value-type="float">
            <text:p>178</text:p>
          </table:table-cell>
          <table:table-cell table:formula="of:=[parameters.$I$2]*([.$A90]-1) + [parameters.$H$2]" office:value-type="float" office:value="268" calcext:value-type="float">
            <text:p>26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parameters.$B$2] + [parameters.$C$2]*([.A91]-1)+[parameters.$A$2]" office:value-type="float" office:value="754030" calcext:value-type="float">
            <text:p>754030</text:p>
          </table:table-cell>
          <table:table-cell table:formula="of:=[parameters.$E$2]*([.$A91]-1) + [parameters.$D$2]" office:value-type="float" office:value="465" calcext:value-type="float">
            <text:p>465</text:p>
          </table:table-cell>
          <table:table-cell table:formula="of:=[parameters.$G$2]*([.$A91]-1) + [parameters.$F$2]" office:value-type="float" office:value="180" calcext:value-type="float">
            <text:p>180</text:p>
          </table:table-cell>
          <table:table-cell table:formula="of:=[parameters.$I$2]*([.$A91]-1) + [parameters.$H$2]" office:value-type="float" office:value="271" calcext:value-type="float">
            <text:p>27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parameters.$B$2] + [parameters.$C$2]*([.A92]-1)+[parameters.$A$2]" office:value-type="float" office:value="779152" calcext:value-type="float">
            <text:p>779152</text:p>
          </table:table-cell>
          <table:table-cell table:formula="of:=[parameters.$E$2]*([.$A92]-1) + [parameters.$D$2]" office:value-type="float" office:value="470" calcext:value-type="float">
            <text:p>470</text:p>
          </table:table-cell>
          <table:table-cell table:formula="of:=[parameters.$G$2]*([.$A92]-1) + [parameters.$F$2]" office:value-type="float" office:value="182" calcext:value-type="float">
            <text:p>182</text:p>
          </table:table-cell>
          <table:table-cell table:formula="of:=[parameters.$I$2]*([.$A92]-1) + [parameters.$H$2]" office:value-type="float" office:value="274" calcext:value-type="float">
            <text:p>27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parameters.$B$2] + [parameters.$C$2]*([.A93]-1)+[parameters.$A$2]" office:value-type="float" office:value="804826" calcext:value-type="float">
            <text:p>804826</text:p>
          </table:table-cell>
          <table:table-cell table:formula="of:=[parameters.$E$2]*([.$A93]-1) + [parameters.$D$2]" office:value-type="float" office:value="475" calcext:value-type="float">
            <text:p>475</text:p>
          </table:table-cell>
          <table:table-cell table:formula="of:=[parameters.$G$2]*([.$A93]-1) + [parameters.$F$2]" office:value-type="float" office:value="184" calcext:value-type="float">
            <text:p>184</text:p>
          </table:table-cell>
          <table:table-cell table:formula="of:=[parameters.$I$2]*([.$A93]-1) + [parameters.$H$2]" office:value-type="float" office:value="277" calcext:value-type="float">
            <text:p>27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parameters.$B$2] + [parameters.$C$2]*([.A94]-1)+[parameters.$A$2]" office:value-type="float" office:value="831058" calcext:value-type="float">
            <text:p>831058</text:p>
          </table:table-cell>
          <table:table-cell table:formula="of:=[parameters.$E$2]*([.$A94]-1) + [parameters.$D$2]" office:value-type="float" office:value="480" calcext:value-type="float">
            <text:p>480</text:p>
          </table:table-cell>
          <table:table-cell table:formula="of:=[parameters.$G$2]*([.$A94]-1) + [parameters.$F$2]" office:value-type="float" office:value="186" calcext:value-type="float">
            <text:p>186</text:p>
          </table:table-cell>
          <table:table-cell table:formula="of:=[parameters.$I$2]*([.$A94]-1) + [parameters.$H$2]"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parameters.$B$2] + [parameters.$C$2]*([.A95]-1)+[parameters.$A$2]" office:value-type="float" office:value="857854" calcext:value-type="float">
            <text:p>857854</text:p>
          </table:table-cell>
          <table:table-cell table:formula="of:=[parameters.$E$2]*([.$A95]-1) + [parameters.$D$2]" office:value-type="float" office:value="485" calcext:value-type="float">
            <text:p>485</text:p>
          </table:table-cell>
          <table:table-cell table:formula="of:=[parameters.$G$2]*([.$A95]-1) + [parameters.$F$2]" office:value-type="float" office:value="188" calcext:value-type="float">
            <text:p>188</text:p>
          </table:table-cell>
          <table:table-cell table:formula="of:=[parameters.$I$2]*([.$A95]-1) + [parameters.$H$2]" office:value-type="float" office:value="283" calcext:value-type="float">
            <text:p>28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parameters.$B$2] + [parameters.$C$2]*([.A96]-1)+[parameters.$A$2]" office:value-type="float" office:value="885220" calcext:value-type="float">
            <text:p>885220</text:p>
          </table:table-cell>
          <table:table-cell table:formula="of:=[parameters.$E$2]*([.$A96]-1) + [parameters.$D$2]" office:value-type="float" office:value="490" calcext:value-type="float">
            <text:p>490</text:p>
          </table:table-cell>
          <table:table-cell table:formula="of:=[parameters.$G$2]*([.$A96]-1) + [parameters.$F$2]" office:value-type="float" office:value="190" calcext:value-type="float">
            <text:p>190</text:p>
          </table:table-cell>
          <table:table-cell table:formula="of:=[parameters.$I$2]*([.$A96]-1) + [parameters.$H$2]" office:value-type="float" office:value="286" calcext:value-type="float">
            <text:p>28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parameters.$B$2] + [parameters.$C$2]*([.A97]-1)+[parameters.$A$2]" office:value-type="float" office:value="913162" calcext:value-type="float">
            <text:p>913162</text:p>
          </table:table-cell>
          <table:table-cell table:formula="of:=[parameters.$E$2]*([.$A97]-1) + [parameters.$D$2]" office:value-type="float" office:value="495" calcext:value-type="float">
            <text:p>495</text:p>
          </table:table-cell>
          <table:table-cell table:formula="of:=[parameters.$G$2]*([.$A97]-1) + [parameters.$F$2]" office:value-type="float" office:value="192" calcext:value-type="float">
            <text:p>192</text:p>
          </table:table-cell>
          <table:table-cell table:formula="of:=[parameters.$I$2]*([.$A97]-1) + [parameters.$H$2]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parameters.$B$2] + [parameters.$C$2]*([.A98]-1)+[parameters.$A$2]" office:value-type="float" office:value="941686" calcext:value-type="float">
            <text:p>941686</text:p>
          </table:table-cell>
          <table:table-cell table:formula="of:=[parameters.$E$2]*([.$A98]-1) + [parameters.$D$2]" office:value-type="float" office:value="500" calcext:value-type="float">
            <text:p>500</text:p>
          </table:table-cell>
          <table:table-cell table:formula="of:=[parameters.$G$2]*([.$A98]-1) + [parameters.$F$2]" office:value-type="float" office:value="194" calcext:value-type="float">
            <text:p>194</text:p>
          </table:table-cell>
          <table:table-cell table:formula="of:=[parameters.$I$2]*([.$A98]-1) + [parameters.$H$2]" office:value-type="float" office:value="292" calcext:value-type="float">
            <text:p>29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parameters.$B$2] + [parameters.$C$2]*([.A99]-1)+[parameters.$A$2]" office:value-type="float" office:value="970798" calcext:value-type="float">
            <text:p>970798</text:p>
          </table:table-cell>
          <table:table-cell table:formula="of:=[parameters.$E$2]*([.$A99]-1) + [parameters.$D$2]" office:value-type="float" office:value="505" calcext:value-type="float">
            <text:p>505</text:p>
          </table:table-cell>
          <table:table-cell table:formula="of:=[parameters.$G$2]*([.$A99]-1) + [parameters.$F$2]" office:value-type="float" office:value="196" calcext:value-type="float">
            <text:p>196</text:p>
          </table:table-cell>
          <table:table-cell table:formula="of:=[parameters.$I$2]*([.$A99]-1) + [parameters.$H$2]"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parameters.$B$2] + [parameters.$C$2]*([.A100]-1)+[parameters.$A$2]" office:value-type="float" office:value="1000504" calcext:value-type="float">
            <text:p>1000504</text:p>
          </table:table-cell>
          <table:table-cell table:formula="of:=[parameters.$E$2]*([.$A100]-1) + [parameters.$D$2]" office:value-type="float" office:value="510" calcext:value-type="float">
            <text:p>510</text:p>
          </table:table-cell>
          <table:table-cell table:formula="of:=[parameters.$G$2]*([.$A100]-1) + [parameters.$F$2]" office:value-type="float" office:value="198" calcext:value-type="float">
            <text:p>198</text:p>
          </table:table-cell>
          <table:table-cell table:formula="of:=[parameters.$I$2]*([.$A100]-1) + [parameters.$H$2]"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parameters.$B$2] + [parameters.$C$2]*([.A101]-1)+[parameters.$A$2]" office:value-type="float" office:value="1030810" calcext:value-type="float">
            <text:p>1030810</text:p>
          </table:table-cell>
          <table:table-cell table:formula="of:=[parameters.$E$2]*([.$A101]-1) + [parameters.$D$2]" office:value-type="float" office:value="515" calcext:value-type="float">
            <text:p>515</text:p>
          </table:table-cell>
          <table:table-cell table:formula="of:=[parameters.$G$2]*([.$A101]-1) + [parameters.$F$2]" office:value-type="float" office:value="200" calcext:value-type="float">
            <text:p>200</text:p>
          </table:table-cell>
          <table:table-cell table:formula="of:=[parameters.$I$2]*([.$A101]-1) + [parameters.$H$2]" office:value-type="float" office:value="301" calcext:value-type="float">
            <text:p>30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parameters.$B$2] + [parameters.$C$2]*([.A102]-1)+[parameters.$A$2]" office:value-type="float" office:value="1061722" calcext:value-type="float">
            <text:p>1061722</text:p>
          </table:table-cell>
          <table:table-cell table:formula="of:=[parameters.$E$2]*([.$A102]-1) + [parameters.$D$2]" office:value-type="float" office:value="520" calcext:value-type="float">
            <text:p>520</text:p>
          </table:table-cell>
          <table:table-cell table:formula="of:=[parameters.$G$2]*([.$A102]-1) + [parameters.$F$2]" office:value-type="float" office:value="202" calcext:value-type="float">
            <text:p>202</text:p>
          </table:table-cell>
          <table:table-cell table:formula="of:=[parameters.$I$2]*([.$A102]-1) + [parameters.$H$2]" office:value-type="float" office:value="304" calcext:value-type="float">
            <text:p>30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parameters.$B$2] + [parameters.$C$2]*([.A103]-1)+[parameters.$A$2]" office:value-type="float" office:value="1093246" calcext:value-type="float">
            <text:p>1093246</text:p>
          </table:table-cell>
          <table:table-cell table:formula="of:=[parameters.$E$2]*([.$A103]-1) + [parameters.$D$2]" office:value-type="float" office:value="525" calcext:value-type="float">
            <text:p>525</text:p>
          </table:table-cell>
          <table:table-cell table:formula="of:=[parameters.$G$2]*([.$A103]-1) + [parameters.$F$2]" office:value-type="float" office:value="204" calcext:value-type="float">
            <text:p>204</text:p>
          </table:table-cell>
          <table:table-cell table:formula="of:=[parameters.$I$2]*([.$A103]-1) + [parameters.$H$2]"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parameters.$B$2] + [parameters.$C$2]*([.A104]-1)+[parameters.$A$2]" office:value-type="float" office:value="1125388" calcext:value-type="float">
            <text:p>1125388</text:p>
          </table:table-cell>
          <table:table-cell table:formula="of:=[parameters.$E$2]*([.$A104]-1) + [parameters.$D$2]" office:value-type="float" office:value="530" calcext:value-type="float">
            <text:p>530</text:p>
          </table:table-cell>
          <table:table-cell table:formula="of:=[parameters.$G$2]*([.$A104]-1) + [parameters.$F$2]" office:value-type="float" office:value="206" calcext:value-type="float">
            <text:p>206</text:p>
          </table:table-cell>
          <table:table-cell table:formula="of:=[parameters.$I$2]*([.$A104]-1) + [parameters.$H$2]"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parameters.$B$2] + [parameters.$C$2]*([.A105]-1)+[parameters.$A$2]" office:value-type="float" office:value="1158154" calcext:value-type="float">
            <text:p>1158154</text:p>
          </table:table-cell>
          <table:table-cell table:formula="of:=[parameters.$E$2]*([.$A105]-1) + [parameters.$D$2]" office:value-type="float" office:value="535" calcext:value-type="float">
            <text:p>535</text:p>
          </table:table-cell>
          <table:table-cell table:formula="of:=[parameters.$G$2]*([.$A105]-1) + [parameters.$F$2]" office:value-type="float" office:value="208" calcext:value-type="float">
            <text:p>208</text:p>
          </table:table-cell>
          <table:table-cell table:formula="of:=[parameters.$I$2]*([.$A105]-1) + [parameters.$H$2]" office:value-type="float" office:value="313" calcext:value-type="float">
            <text:p>31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parameters.$B$2] + [parameters.$C$2]*([.A106]-1)+[parameters.$A$2]" office:value-type="float" office:value="1191550" calcext:value-type="float">
            <text:p>1191550</text:p>
          </table:table-cell>
          <table:table-cell table:formula="of:=[parameters.$E$2]*([.$A106]-1) + [parameters.$D$2]" office:value-type="float" office:value="540" calcext:value-type="float">
            <text:p>540</text:p>
          </table:table-cell>
          <table:table-cell table:formula="of:=[parameters.$G$2]*([.$A106]-1) + [parameters.$F$2]" office:value-type="float" office:value="210" calcext:value-type="float">
            <text:p>210</text:p>
          </table:table-cell>
          <table:table-cell table:formula="of:=[parameters.$I$2]*([.$A106]-1) + [parameters.$H$2]"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parameters.$B$2] + [parameters.$C$2]*([.A107]-1)+[parameters.$A$2]" office:value-type="float" office:value="1225582" calcext:value-type="float">
            <text:p>1225582</text:p>
          </table:table-cell>
          <table:table-cell table:formula="of:=[parameters.$E$2]*([.$A107]-1) + [parameters.$D$2]" office:value-type="float" office:value="545" calcext:value-type="float">
            <text:p>545</text:p>
          </table:table-cell>
          <table:table-cell table:formula="of:=[parameters.$G$2]*([.$A107]-1) + [parameters.$F$2]" office:value-type="float" office:value="212" calcext:value-type="float">
            <text:p>212</text:p>
          </table:table-cell>
          <table:table-cell table:formula="of:=[parameters.$I$2]*([.$A107]-1) + [parameters.$H$2]"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parameters.$B$2] + [parameters.$C$2]*([.A108]-1)+[parameters.$A$2]" office:value-type="float" office:value="1260256" calcext:value-type="float">
            <text:p>1260256</text:p>
          </table:table-cell>
          <table:table-cell table:formula="of:=[parameters.$E$2]*([.$A108]-1) + [parameters.$D$2]" office:value-type="float" office:value="550" calcext:value-type="float">
            <text:p>550</text:p>
          </table:table-cell>
          <table:table-cell table:formula="of:=[parameters.$G$2]*([.$A108]-1) + [parameters.$F$2]" office:value-type="float" office:value="214" calcext:value-type="float">
            <text:p>214</text:p>
          </table:table-cell>
          <table:table-cell table:formula="of:=[parameters.$I$2]*([.$A108]-1) + [parameters.$H$2]"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parameters.$B$2] + [parameters.$C$2]*([.A109]-1)+[parameters.$A$2]" office:value-type="float" office:value="1295578" calcext:value-type="float">
            <text:p>1295578</text:p>
          </table:table-cell>
          <table:table-cell table:formula="of:=[parameters.$E$2]*([.$A109]-1) + [parameters.$D$2]" office:value-type="float" office:value="555" calcext:value-type="float">
            <text:p>555</text:p>
          </table:table-cell>
          <table:table-cell table:formula="of:=[parameters.$G$2]*([.$A109]-1) + [parameters.$F$2]" office:value-type="float" office:value="216" calcext:value-type="float">
            <text:p>216</text:p>
          </table:table-cell>
          <table:table-cell table:formula="of:=[parameters.$I$2]*([.$A109]-1) + [parameters.$H$2]" office:value-type="float" office:value="325" calcext:value-type="float">
            <text:p>32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parameters.$B$2] + [parameters.$C$2]*([.A110]-1)+[parameters.$A$2]" office:value-type="float" office:value="1331554" calcext:value-type="float">
            <text:p>1331554</text:p>
          </table:table-cell>
          <table:table-cell table:formula="of:=[parameters.$E$2]*([.$A110]-1) + [parameters.$D$2]" office:value-type="float" office:value="560" calcext:value-type="float">
            <text:p>560</text:p>
          </table:table-cell>
          <table:table-cell table:formula="of:=[parameters.$G$2]*([.$A110]-1) + [parameters.$F$2]" office:value-type="float" office:value="218" calcext:value-type="float">
            <text:p>218</text:p>
          </table:table-cell>
          <table:table-cell table:formula="of:=[parameters.$I$2]*([.$A110]-1) + [parameters.$H$2]"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parameters.$B$2] + [parameters.$C$2]*([.A111]-1)+[parameters.$A$2]" office:value-type="float" office:value="1368190" calcext:value-type="float">
            <text:p>1368190</text:p>
          </table:table-cell>
          <table:table-cell table:formula="of:=[parameters.$E$2]*([.$A111]-1) + [parameters.$D$2]" office:value-type="float" office:value="565" calcext:value-type="float">
            <text:p>565</text:p>
          </table:table-cell>
          <table:table-cell table:formula="of:=[parameters.$G$2]*([.$A111]-1) + [parameters.$F$2]" office:value-type="float" office:value="220" calcext:value-type="float">
            <text:p>220</text:p>
          </table:table-cell>
          <table:table-cell table:formula="of:=[parameters.$I$2]*([.$A111]-1) + [parameters.$H$2]" office:value-type="float" office:value="331" calcext:value-type="float">
            <text:p>33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parameters.$B$2] + [parameters.$C$2]*([.A112]-1)+[parameters.$A$2]" office:value-type="float" office:value="1405492" calcext:value-type="float">
            <text:p>1405492</text:p>
          </table:table-cell>
          <table:table-cell table:formula="of:=[parameters.$E$2]*([.$A112]-1) + [parameters.$D$2]" office:value-type="float" office:value="570" calcext:value-type="float">
            <text:p>570</text:p>
          </table:table-cell>
          <table:table-cell table:formula="of:=[parameters.$G$2]*([.$A112]-1) + [parameters.$F$2]" office:value-type="float" office:value="222" calcext:value-type="float">
            <text:p>222</text:p>
          </table:table-cell>
          <table:table-cell table:formula="of:=[parameters.$I$2]*([.$A112]-1) + [parameters.$H$2]"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parameters.$B$2] + [parameters.$C$2]*([.A113]-1)+[parameters.$A$2]" office:value-type="float" office:value="1443466" calcext:value-type="float">
            <text:p>1443466</text:p>
          </table:table-cell>
          <table:table-cell table:formula="of:=[parameters.$E$2]*([.$A113]-1) + [parameters.$D$2]" office:value-type="float" office:value="575" calcext:value-type="float">
            <text:p>575</text:p>
          </table:table-cell>
          <table:table-cell table:formula="of:=[parameters.$G$2]*([.$A113]-1) + [parameters.$F$2]" office:value-type="float" office:value="224" calcext:value-type="float">
            <text:p>224</text:p>
          </table:table-cell>
          <table:table-cell table:formula="of:=[parameters.$I$2]*([.$A113]-1) + [parameters.$H$2]" office:value-type="float" office:value="337" calcext:value-type="float">
            <text:p>33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parameters.$B$2] + [parameters.$C$2]*([.A114]-1)+[parameters.$A$2]" office:value-type="float" office:value="1482118" calcext:value-type="float">
            <text:p>1482118</text:p>
          </table:table-cell>
          <table:table-cell table:formula="of:=[parameters.$E$2]*([.$A114]-1) + [parameters.$D$2]" office:value-type="float" office:value="580" calcext:value-type="float">
            <text:p>580</text:p>
          </table:table-cell>
          <table:table-cell table:formula="of:=[parameters.$G$2]*([.$A114]-1) + [parameters.$F$2]" office:value-type="float" office:value="226" calcext:value-type="float">
            <text:p>226</text:p>
          </table:table-cell>
          <table:table-cell table:formula="of:=[parameters.$I$2]*([.$A114]-1) + [parameters.$H$2]"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parameters.$B$2] + [parameters.$C$2]*([.A115]-1)+[parameters.$A$2]" office:value-type="float" office:value="1521454" calcext:value-type="float">
            <text:p>1521454</text:p>
          </table:table-cell>
          <table:table-cell table:formula="of:=[parameters.$E$2]*([.$A115]-1) + [parameters.$D$2]" office:value-type="float" office:value="585" calcext:value-type="float">
            <text:p>585</text:p>
          </table:table-cell>
          <table:table-cell table:formula="of:=[parameters.$G$2]*([.$A115]-1) + [parameters.$F$2]" office:value-type="float" office:value="228" calcext:value-type="float">
            <text:p>228</text:p>
          </table:table-cell>
          <table:table-cell table:formula="of:=[parameters.$I$2]*([.$A115]-1) + [parameters.$H$2]" office:value-type="float" office:value="343" calcext:value-type="float">
            <text:p>34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parameters.$B$2] + [parameters.$C$2]*([.A116]-1)+[parameters.$A$2]" office:value-type="float" office:value="1561480" calcext:value-type="float">
            <text:p>1561480</text:p>
          </table:table-cell>
          <table:table-cell table:formula="of:=[parameters.$E$2]*([.$A116]-1) + [parameters.$D$2]" office:value-type="float" office:value="590" calcext:value-type="float">
            <text:p>590</text:p>
          </table:table-cell>
          <table:table-cell table:formula="of:=[parameters.$G$2]*([.$A116]-1) + [parameters.$F$2]" office:value-type="float" office:value="230" calcext:value-type="float">
            <text:p>230</text:p>
          </table:table-cell>
          <table:table-cell table:formula="of:=[parameters.$I$2]*([.$A116]-1) + [parameters.$H$2]" office:value-type="float" office:value="346" calcext:value-type="float">
            <text:p>34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parameters.$B$2] + [parameters.$C$2]*([.A117]-1)+[parameters.$A$2]" office:value-type="float" office:value="1602202" calcext:value-type="float">
            <text:p>1602202</text:p>
          </table:table-cell>
          <table:table-cell table:formula="of:=[parameters.$E$2]*([.$A117]-1) + [parameters.$D$2]" office:value-type="float" office:value="595" calcext:value-type="float">
            <text:p>595</text:p>
          </table:table-cell>
          <table:table-cell table:formula="of:=[parameters.$G$2]*([.$A117]-1) + [parameters.$F$2]" office:value-type="float" office:value="232" calcext:value-type="float">
            <text:p>232</text:p>
          </table:table-cell>
          <table:table-cell table:formula="of:=[parameters.$I$2]*([.$A117]-1) + [parameters.$H$2]" office:value-type="float" office:value="349" calcext:value-type="float">
            <text:p>349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parameters.$B$2] + [parameters.$C$2]*([.A118]-1)+[parameters.$A$2]" office:value-type="float" office:value="1643626" calcext:value-type="float">
            <text:p>1643626</text:p>
          </table:table-cell>
          <table:table-cell table:formula="of:=[parameters.$E$2]*([.$A118]-1) + [parameters.$D$2]" office:value-type="float" office:value="600" calcext:value-type="float">
            <text:p>600</text:p>
          </table:table-cell>
          <table:table-cell table:formula="of:=[parameters.$G$2]*([.$A118]-1) + [parameters.$F$2]" office:value-type="float" office:value="234" calcext:value-type="float">
            <text:p>234</text:p>
          </table:table-cell>
          <table:table-cell table:formula="of:=[parameters.$I$2]*([.$A118]-1) + [parameters.$H$2]" office:value-type="float" office:value="352" calcext:value-type="float">
            <text:p>35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parameters.$B$2] + [parameters.$C$2]*([.A119]-1)+[parameters.$A$2]" office:value-type="float" office:value="1685758" calcext:value-type="float">
            <text:p>1685758</text:p>
          </table:table-cell>
          <table:table-cell table:formula="of:=[parameters.$E$2]*([.$A119]-1) + [parameters.$D$2]" office:value-type="float" office:value="605" calcext:value-type="float">
            <text:p>605</text:p>
          </table:table-cell>
          <table:table-cell table:formula="of:=[parameters.$G$2]*([.$A119]-1) + [parameters.$F$2]" office:value-type="float" office:value="236" calcext:value-type="float">
            <text:p>236</text:p>
          </table:table-cell>
          <table:table-cell table:formula="of:=[parameters.$I$2]*([.$A119]-1) + [parameters.$H$2]"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parameters.$B$2] + [parameters.$C$2]*([.A120]-1)+[parameters.$A$2]" office:value-type="float" office:value="1728604" calcext:value-type="float">
            <text:p>1728604</text:p>
          </table:table-cell>
          <table:table-cell table:formula="of:=[parameters.$E$2]*([.$A120]-1) + [parameters.$D$2]" office:value-type="float" office:value="610" calcext:value-type="float">
            <text:p>610</text:p>
          </table:table-cell>
          <table:table-cell table:formula="of:=[parameters.$G$2]*([.$A120]-1) + [parameters.$F$2]" office:value-type="float" office:value="238" calcext:value-type="float">
            <text:p>238</text:p>
          </table:table-cell>
          <table:table-cell table:formula="of:=[parameters.$I$2]*([.$A120]-1) + [parameters.$H$2]"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parameters.$B$2] + [parameters.$C$2]*([.A121]-1)+[parameters.$A$2]" office:value-type="float" office:value="1772170" calcext:value-type="float">
            <text:p>1772170</text:p>
          </table:table-cell>
          <table:table-cell table:formula="of:=[parameters.$E$2]*([.$A121]-1) + [parameters.$D$2]" office:value-type="float" office:value="615" calcext:value-type="float">
            <text:p>615</text:p>
          </table:table-cell>
          <table:table-cell table:formula="of:=[parameters.$G$2]*([.$A121]-1) + [parameters.$F$2]" office:value-type="float" office:value="240" calcext:value-type="float">
            <text:p>240</text:p>
          </table:table-cell>
          <table:table-cell table:formula="of:=[parameters.$I$2]*([.$A121]-1) + [parameters.$H$2]" office:value-type="float" office:value="361" calcext:value-type="float">
            <text:p>36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parameters.$B$2] + [parameters.$C$2]*([.A122]-1)+[parameters.$A$2]" office:value-type="float" office:value="1816462" calcext:value-type="float">
            <text:p>1816462</text:p>
          </table:table-cell>
          <table:table-cell table:formula="of:=[parameters.$E$2]*([.$A122]-1) + [parameters.$D$2]" office:value-type="float" office:value="620" calcext:value-type="float">
            <text:p>620</text:p>
          </table:table-cell>
          <table:table-cell table:formula="of:=[parameters.$G$2]*([.$A122]-1) + [parameters.$F$2]" office:value-type="float" office:value="242" calcext:value-type="float">
            <text:p>242</text:p>
          </table:table-cell>
          <table:table-cell table:formula="of:=[parameters.$I$2]*([.$A122]-1) + [parameters.$H$2]" office:value-type="float" office:value="364" calcext:value-type="float">
            <text:p>36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parameters.$B$2] + [parameters.$C$2]*([.A123]-1)+[parameters.$A$2]" office:value-type="float" office:value="1861486" calcext:value-type="float">
            <text:p>1861486</text:p>
          </table:table-cell>
          <table:table-cell table:formula="of:=[parameters.$E$2]*([.$A123]-1) + [parameters.$D$2]" office:value-type="float" office:value="625" calcext:value-type="float">
            <text:p>625</text:p>
          </table:table-cell>
          <table:table-cell table:formula="of:=[parameters.$G$2]*([.$A123]-1) + [parameters.$F$2]" office:value-type="float" office:value="244" calcext:value-type="float">
            <text:p>244</text:p>
          </table:table-cell>
          <table:table-cell table:formula="of:=[parameters.$I$2]*([.$A123]-1) + [parameters.$H$2]" office:value-type="float" office:value="367" calcext:value-type="float">
            <text:p>36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parameters.$B$2] + [parameters.$C$2]*([.A124]-1)+[parameters.$A$2]" office:value-type="float" office:value="1907248" calcext:value-type="float">
            <text:p>1907248</text:p>
          </table:table-cell>
          <table:table-cell table:formula="of:=[parameters.$E$2]*([.$A124]-1) + [parameters.$D$2]" office:value-type="float" office:value="630" calcext:value-type="float">
            <text:p>630</text:p>
          </table:table-cell>
          <table:table-cell table:formula="of:=[parameters.$G$2]*([.$A124]-1) + [parameters.$F$2]" office:value-type="float" office:value="246" calcext:value-type="float">
            <text:p>246</text:p>
          </table:table-cell>
          <table:table-cell table:formula="of:=[parameters.$I$2]*([.$A124]-1) + [parameters.$H$2]"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parameters.$B$2] + [parameters.$C$2]*([.A125]-1)+[parameters.$A$2]" office:value-type="float" office:value="1953754" calcext:value-type="float">
            <text:p>1953754</text:p>
          </table:table-cell>
          <table:table-cell table:formula="of:=[parameters.$E$2]*([.$A125]-1) + [parameters.$D$2]" office:value-type="float" office:value="635" calcext:value-type="float">
            <text:p>635</text:p>
          </table:table-cell>
          <table:table-cell table:formula="of:=[parameters.$G$2]*([.$A125]-1) + [parameters.$F$2]" office:value-type="float" office:value="248" calcext:value-type="float">
            <text:p>248</text:p>
          </table:table-cell>
          <table:table-cell table:formula="of:=[parameters.$I$2]*([.$A125]-1) + [parameters.$H$2]" office:value-type="float" office:value="373" calcext:value-type="float">
            <text:p>37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parameters.$B$2] + [parameters.$C$2]*([.A126]-1)+[parameters.$A$2]" office:value-type="float" office:value="2001010" calcext:value-type="float">
            <text:p>2001010</text:p>
          </table:table-cell>
          <table:table-cell table:formula="of:=[parameters.$E$2]*([.$A126]-1) + [parameters.$D$2]" office:value-type="float" office:value="640" calcext:value-type="float">
            <text:p>640</text:p>
          </table:table-cell>
          <table:table-cell table:formula="of:=[parameters.$G$2]*([.$A126]-1) + [parameters.$F$2]" office:value-type="float" office:value="250" calcext:value-type="float">
            <text:p>250</text:p>
          </table:table-cell>
          <table:table-cell table:formula="of:=[parameters.$I$2]*([.$A126]-1) + [parameters.$H$2]" office:value-type="float" office:value="376" calcext:value-type="float">
            <text:p>37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parameters.$B$2] + [parameters.$C$2]*([.A127]-1)+[parameters.$A$2]" office:value-type="float" office:value="2049022" calcext:value-type="float">
            <text:p>2049022</text:p>
          </table:table-cell>
          <table:table-cell table:formula="of:=[parameters.$E$2]*([.$A127]-1) + [parameters.$D$2]" office:value-type="float" office:value="645" calcext:value-type="float">
            <text:p>645</text:p>
          </table:table-cell>
          <table:table-cell table:formula="of:=[parameters.$G$2]*([.$A127]-1) + [parameters.$F$2]" office:value-type="float" office:value="252" calcext:value-type="float">
            <text:p>252</text:p>
          </table:table-cell>
          <table:table-cell table:formula="of:=[parameters.$I$2]*([.$A127]-1) + [parameters.$H$2]" office:value-type="float" office:value="379" calcext:value-type="float">
            <text:p>37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parameters.$B$2] + [parameters.$C$2]*([.A128]-1)+[parameters.$A$2]" office:value-type="float" office:value="2097796" calcext:value-type="float">
            <text:p>2097796</text:p>
          </table:table-cell>
          <table:table-cell table:formula="of:=[parameters.$E$2]*([.$A128]-1) + [parameters.$D$2]" office:value-type="float" office:value="650" calcext:value-type="float">
            <text:p>650</text:p>
          </table:table-cell>
          <table:table-cell table:formula="of:=[parameters.$G$2]*([.$A128]-1) + [parameters.$F$2]" office:value-type="float" office:value="254" calcext:value-type="float">
            <text:p>254</text:p>
          </table:table-cell>
          <table:table-cell table:formula="of:=[parameters.$I$2]*([.$A128]-1) + [parameters.$H$2]" office:value-type="float" office:value="382" calcext:value-type="float">
            <text:p>38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parameters.$B$2] + [parameters.$C$2]*([.A129]-1)+[parameters.$A$2]" office:value-type="float" office:value="2147338" calcext:value-type="float">
            <text:p>2147338</text:p>
          </table:table-cell>
          <table:table-cell table:formula="of:=[parameters.$E$2]*([.$A129]-1) + [parameters.$D$2]" office:value-type="float" office:value="655" calcext:value-type="float">
            <text:p>655</text:p>
          </table:table-cell>
          <table:table-cell table:formula="of:=[parameters.$G$2]*([.$A129]-1) + [parameters.$F$2]" office:value-type="float" office:value="256" calcext:value-type="float">
            <text:p>256</text:p>
          </table:table-cell>
          <table:table-cell table:formula="of:=[parameters.$I$2]*([.$A129]-1) + [parameters.$H$2]" office:value-type="float" office:value="385" calcext:value-type="float">
            <text:p>38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parameters.$B$2] + [parameters.$C$2]*([.A130]-1)+[parameters.$A$2]" office:value-type="float" office:value="2197654" calcext:value-type="float">
            <text:p>2197654</text:p>
          </table:table-cell>
          <table:table-cell table:formula="of:=[parameters.$E$2]*([.$A130]-1) + [parameters.$D$2]" office:value-type="float" office:value="660" calcext:value-type="float">
            <text:p>660</text:p>
          </table:table-cell>
          <table:table-cell table:formula="of:=[parameters.$G$2]*([.$A130]-1) + [parameters.$F$2]" office:value-type="float" office:value="258" calcext:value-type="float">
            <text:p>258</text:p>
          </table:table-cell>
          <table:table-cell table:formula="of:=[parameters.$I$2]*([.$A130]-1) + [parameters.$H$2]" office:value-type="float" office:value="388" calcext:value-type="float">
            <text:p>38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parameters.$B$2] + [parameters.$C$2]*([.A131]-1)+[parameters.$A$2]" office:value-type="float" office:value="2248750" calcext:value-type="float">
            <text:p>2248750</text:p>
          </table:table-cell>
          <table:table-cell table:formula="of:=[parameters.$E$2]*([.$A131]-1) + [parameters.$D$2]" office:value-type="float" office:value="665" calcext:value-type="float">
            <text:p>665</text:p>
          </table:table-cell>
          <table:table-cell table:formula="of:=[parameters.$G$2]*([.$A131]-1) + [parameters.$F$2]" office:value-type="float" office:value="260" calcext:value-type="float">
            <text:p>260</text:p>
          </table:table-cell>
          <table:table-cell table:formula="of:=[parameters.$I$2]*([.$A131]-1) + [parameters.$H$2]" office:value-type="float" office:value="391" calcext:value-type="float">
            <text:p>39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parameters.$B$2] + [parameters.$C$2]*([.A132]-1)+[parameters.$A$2]" office:value-type="float" office:value="2300632" calcext:value-type="float">
            <text:p>2300632</text:p>
          </table:table-cell>
          <table:table-cell table:formula="of:=[parameters.$E$2]*([.$A132]-1) + [parameters.$D$2]" office:value-type="float" office:value="670" calcext:value-type="float">
            <text:p>670</text:p>
          </table:table-cell>
          <table:table-cell table:formula="of:=[parameters.$G$2]*([.$A132]-1) + [parameters.$F$2]" office:value-type="float" office:value="262" calcext:value-type="float">
            <text:p>262</text:p>
          </table:table-cell>
          <table:table-cell table:formula="of:=[parameters.$I$2]*([.$A132]-1) + [parameters.$H$2]"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parameters.$B$2] + [parameters.$C$2]*([.A133]-1)+[parameters.$A$2]" office:value-type="float" office:value="2353306" calcext:value-type="float">
            <text:p>2353306</text:p>
          </table:table-cell>
          <table:table-cell table:formula="of:=[parameters.$E$2]*([.$A133]-1) + [parameters.$D$2]" office:value-type="float" office:value="675" calcext:value-type="float">
            <text:p>675</text:p>
          </table:table-cell>
          <table:table-cell table:formula="of:=[parameters.$G$2]*([.$A133]-1) + [parameters.$F$2]" office:value-type="float" office:value="264" calcext:value-type="float">
            <text:p>264</text:p>
          </table:table-cell>
          <table:table-cell table:formula="of:=[parameters.$I$2]*([.$A133]-1) + [parameters.$H$2]" office:value-type="float" office:value="397" calcext:value-type="float">
            <text:p>39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parameters.$B$2] + [parameters.$C$2]*([.A134]-1)+[parameters.$A$2]" office:value-type="float" office:value="2406778" calcext:value-type="float">
            <text:p>2406778</text:p>
          </table:table-cell>
          <table:table-cell table:formula="of:=[parameters.$E$2]*([.$A134]-1) + [parameters.$D$2]" office:value-type="float" office:value="680" calcext:value-type="float">
            <text:p>680</text:p>
          </table:table-cell>
          <table:table-cell table:formula="of:=[parameters.$G$2]*([.$A134]-1) + [parameters.$F$2]" office:value-type="float" office:value="266" calcext:value-type="float">
            <text:p>266</text:p>
          </table:table-cell>
          <table:table-cell table:formula="of:=[parameters.$I$2]*([.$A134]-1) + [parameters.$H$2]"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parameters.$B$2] + [parameters.$C$2]*([.A135]-1)+[parameters.$A$2]" office:value-type="float" office:value="2461054" calcext:value-type="float">
            <text:p>2461054</text:p>
          </table:table-cell>
          <table:table-cell table:formula="of:=[parameters.$E$2]*([.$A135]-1) + [parameters.$D$2]" office:value-type="float" office:value="685" calcext:value-type="float">
            <text:p>685</text:p>
          </table:table-cell>
          <table:table-cell table:formula="of:=[parameters.$G$2]*([.$A135]-1) + [parameters.$F$2]" office:value-type="float" office:value="268" calcext:value-type="float">
            <text:p>268</text:p>
          </table:table-cell>
          <table:table-cell table:formula="of:=[parameters.$I$2]*([.$A135]-1) + [parameters.$H$2]" office:value-type="float" office:value="403" calcext:value-type="float">
            <text:p>40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parameters.$B$2] + [parameters.$C$2]*([.A136]-1)+[parameters.$A$2]" office:value-type="float" office:value="2516140" calcext:value-type="float">
            <text:p>2516140</text:p>
          </table:table-cell>
          <table:table-cell table:formula="of:=[parameters.$E$2]*([.$A136]-1) + [parameters.$D$2]" office:value-type="float" office:value="690" calcext:value-type="float">
            <text:p>690</text:p>
          </table:table-cell>
          <table:table-cell table:formula="of:=[parameters.$G$2]*([.$A136]-1) + [parameters.$F$2]" office:value-type="float" office:value="270" calcext:value-type="float">
            <text:p>270</text:p>
          </table:table-cell>
          <table:table-cell table:formula="of:=[parameters.$I$2]*([.$A136]-1) + [parameters.$H$2]" office:value-type="float" office:value="406" calcext:value-type="float">
            <text:p>40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parameters.$B$2] + [parameters.$C$2]*([.A137]-1)+[parameters.$A$2]" office:value-type="float" office:value="2572042" calcext:value-type="float">
            <text:p>2572042</text:p>
          </table:table-cell>
          <table:table-cell table:formula="of:=[parameters.$E$2]*([.$A137]-1) + [parameters.$D$2]" office:value-type="float" office:value="695" calcext:value-type="float">
            <text:p>695</text:p>
          </table:table-cell>
          <table:table-cell table:formula="of:=[parameters.$G$2]*([.$A137]-1) + [parameters.$F$2]" office:value-type="float" office:value="272" calcext:value-type="float">
            <text:p>272</text:p>
          </table:table-cell>
          <table:table-cell table:formula="of:=[parameters.$I$2]*([.$A137]-1) + [parameters.$H$2]" office:value-type="float" office:value="409" calcext:value-type="float">
            <text:p>40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parameters.$B$2] + [parameters.$C$2]*([.A138]-1)+[parameters.$A$2]" office:value-type="float" office:value="2628766" calcext:value-type="float">
            <text:p>2628766</text:p>
          </table:table-cell>
          <table:table-cell table:formula="of:=[parameters.$E$2]*([.$A138]-1) + [parameters.$D$2]" office:value-type="float" office:value="700" calcext:value-type="float">
            <text:p>700</text:p>
          </table:table-cell>
          <table:table-cell table:formula="of:=[parameters.$G$2]*([.$A138]-1) + [parameters.$F$2]" office:value-type="float" office:value="274" calcext:value-type="float">
            <text:p>274</text:p>
          </table:table-cell>
          <table:table-cell table:formula="of:=[parameters.$I$2]*([.$A138]-1) + [parameters.$H$2]" office:value-type="float" office:value="412" calcext:value-type="float">
            <text:p>41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parameters.$B$2] + [parameters.$C$2]*([.A139]-1)+[parameters.$A$2]" office:value-type="float" office:value="2686318" calcext:value-type="float">
            <text:p>2686318</text:p>
          </table:table-cell>
          <table:table-cell table:formula="of:=[parameters.$E$2]*([.$A139]-1) + [parameters.$D$2]" office:value-type="float" office:value="705" calcext:value-type="float">
            <text:p>705</text:p>
          </table:table-cell>
          <table:table-cell table:formula="of:=[parameters.$G$2]*([.$A139]-1) + [parameters.$F$2]" office:value-type="float" office:value="276" calcext:value-type="float">
            <text:p>276</text:p>
          </table:table-cell>
          <table:table-cell table:formula="of:=[parameters.$I$2]*([.$A139]-1) + [parameters.$H$2]" office:value-type="float" office:value="415" calcext:value-type="float">
            <text:p>41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parameters.$B$2] + [parameters.$C$2]*([.A140]-1)+[parameters.$A$2]" office:value-type="float" office:value="2744704" calcext:value-type="float">
            <text:p>2744704</text:p>
          </table:table-cell>
          <table:table-cell table:formula="of:=[parameters.$E$2]*([.$A140]-1) + [parameters.$D$2]" office:value-type="float" office:value="710" calcext:value-type="float">
            <text:p>710</text:p>
          </table:table-cell>
          <table:table-cell table:formula="of:=[parameters.$G$2]*([.$A140]-1) + [parameters.$F$2]" office:value-type="float" office:value="278" calcext:value-type="float">
            <text:p>278</text:p>
          </table:table-cell>
          <table:table-cell table:formula="of:=[parameters.$I$2]*([.$A140]-1) + [parameters.$H$2]"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parameters.$B$2] + [parameters.$C$2]*([.A141]-1)+[parameters.$A$2]" office:value-type="float" office:value="2803930" calcext:value-type="float">
            <text:p>2803930</text:p>
          </table:table-cell>
          <table:table-cell table:formula="of:=[parameters.$E$2]*([.$A141]-1) + [parameters.$D$2]" office:value-type="float" office:value="715" calcext:value-type="float">
            <text:p>715</text:p>
          </table:table-cell>
          <table:table-cell table:formula="of:=[parameters.$G$2]*([.$A141]-1) + [parameters.$F$2]" office:value-type="float" office:value="280" calcext:value-type="float">
            <text:p>280</text:p>
          </table:table-cell>
          <table:table-cell table:formula="of:=[parameters.$I$2]*([.$A141]-1) + [parameters.$H$2]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parameters.$B$2] + [parameters.$C$2]*([.A142]-1)+[parameters.$A$2]" office:value-type="float" office:value="2864002" calcext:value-type="float">
            <text:p>2864002</text:p>
          </table:table-cell>
          <table:table-cell table:formula="of:=[parameters.$E$2]*([.$A142]-1) + [parameters.$D$2]" office:value-type="float" office:value="720" calcext:value-type="float">
            <text:p>720</text:p>
          </table:table-cell>
          <table:table-cell table:formula="of:=[parameters.$G$2]*([.$A142]-1) + [parameters.$F$2]" office:value-type="float" office:value="282" calcext:value-type="float">
            <text:p>282</text:p>
          </table:table-cell>
          <table:table-cell table:formula="of:=[parameters.$I$2]*([.$A142]-1) + [parameters.$H$2]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parameters.$B$2] + [parameters.$C$2]*([.A143]-1)+[parameters.$A$2]" office:value-type="float" office:value="2924926" calcext:value-type="float">
            <text:p>2924926</text:p>
          </table:table-cell>
          <table:table-cell table:formula="of:=[parameters.$E$2]*([.$A143]-1) + [parameters.$D$2]" office:value-type="float" office:value="725" calcext:value-type="float">
            <text:p>725</text:p>
          </table:table-cell>
          <table:table-cell table:formula="of:=[parameters.$G$2]*([.$A143]-1) + [parameters.$F$2]" office:value-type="float" office:value="284" calcext:value-type="float">
            <text:p>284</text:p>
          </table:table-cell>
          <table:table-cell table:formula="of:=[parameters.$I$2]*([.$A143]-1) + [parameters.$H$2]"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parameters.$B$2] + [parameters.$C$2]*([.A144]-1)+[parameters.$A$2]" office:value-type="float" office:value="2986708" calcext:value-type="float">
            <text:p>2986708</text:p>
          </table:table-cell>
          <table:table-cell table:formula="of:=[parameters.$E$2]*([.$A144]-1) + [parameters.$D$2]" office:value-type="float" office:value="730" calcext:value-type="float">
            <text:p>730</text:p>
          </table:table-cell>
          <table:table-cell table:formula="of:=[parameters.$G$2]*([.$A144]-1) + [parameters.$F$2]" office:value-type="float" office:value="286" calcext:value-type="float">
            <text:p>286</text:p>
          </table:table-cell>
          <table:table-cell table:formula="of:=[parameters.$I$2]*([.$A144]-1) + [parameters.$H$2]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parameters.$B$2] + [parameters.$C$2]*([.A145]-1)+[parameters.$A$2]" office:value-type="float" office:value="3049354" calcext:value-type="float">
            <text:p>3049354</text:p>
          </table:table-cell>
          <table:table-cell table:formula="of:=[parameters.$E$2]*([.$A145]-1) + [parameters.$D$2]" office:value-type="float" office:value="735" calcext:value-type="float">
            <text:p>735</text:p>
          </table:table-cell>
          <table:table-cell table:formula="of:=[parameters.$G$2]*([.$A145]-1) + [parameters.$F$2]" office:value-type="float" office:value="288" calcext:value-type="float">
            <text:p>288</text:p>
          </table:table-cell>
          <table:table-cell table:formula="of:=[parameters.$I$2]*([.$A145]-1) + [parameters.$H$2]" office:value-type="float" office:value="433" calcext:value-type="float">
            <text:p>43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parameters.$B$2] + [parameters.$C$2]*([.A146]-1)+[parameters.$A$2]" office:value-type="float" office:value="3112870" calcext:value-type="float">
            <text:p>3112870</text:p>
          </table:table-cell>
          <table:table-cell table:formula="of:=[parameters.$E$2]*([.$A146]-1) + [parameters.$D$2]" office:value-type="float" office:value="740" calcext:value-type="float">
            <text:p>740</text:p>
          </table:table-cell>
          <table:table-cell table:formula="of:=[parameters.$G$2]*([.$A146]-1) + [parameters.$F$2]" office:value-type="float" office:value="290" calcext:value-type="float">
            <text:p>290</text:p>
          </table:table-cell>
          <table:table-cell table:formula="of:=[parameters.$I$2]*([.$A146]-1) + [parameters.$H$2]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parameters.$B$2] + [parameters.$C$2]*([.A147]-1)+[parameters.$A$2]" office:value-type="float" office:value="3177262" calcext:value-type="float">
            <text:p>3177262</text:p>
          </table:table-cell>
          <table:table-cell table:formula="of:=[parameters.$E$2]*([.$A147]-1) + [parameters.$D$2]" office:value-type="float" office:value="745" calcext:value-type="float">
            <text:p>745</text:p>
          </table:table-cell>
          <table:table-cell table:formula="of:=[parameters.$G$2]*([.$A147]-1) + [parameters.$F$2]" office:value-type="float" office:value="292" calcext:value-type="float">
            <text:p>292</text:p>
          </table:table-cell>
          <table:table-cell table:formula="of:=[parameters.$I$2]*([.$A147]-1) + [parameters.$H$2]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parameters.$B$2] + [parameters.$C$2]*([.A148]-1)+[parameters.$A$2]" office:value-type="float" office:value="3242536" calcext:value-type="float">
            <text:p>3242536</text:p>
          </table:table-cell>
          <table:table-cell table:formula="of:=[parameters.$E$2]*([.$A148]-1) + [parameters.$D$2]" office:value-type="float" office:value="750" calcext:value-type="float">
            <text:p>750</text:p>
          </table:table-cell>
          <table:table-cell table:formula="of:=[parameters.$G$2]*([.$A148]-1) + [parameters.$F$2]" office:value-type="float" office:value="294" calcext:value-type="float">
            <text:p>294</text:p>
          </table:table-cell>
          <table:table-cell table:formula="of:=[parameters.$I$2]*([.$A148]-1) + [parameters.$H$2]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parameters.$B$2] + [parameters.$C$2]*([.A149]-1)+[parameters.$A$2]" office:value-type="float" office:value="3308698" calcext:value-type="float">
            <text:p>3308698</text:p>
          </table:table-cell>
          <table:table-cell table:formula="of:=[parameters.$E$2]*([.$A149]-1) + [parameters.$D$2]" office:value-type="float" office:value="755" calcext:value-type="float">
            <text:p>755</text:p>
          </table:table-cell>
          <table:table-cell table:formula="of:=[parameters.$G$2]*([.$A149]-1) + [parameters.$F$2]" office:value-type="float" office:value="296" calcext:value-type="float">
            <text:p>296</text:p>
          </table:table-cell>
          <table:table-cell table:formula="of:=[parameters.$I$2]*([.$A149]-1) + [parameters.$H$2]" office:value-type="float" office:value="445" calcext:value-type="float">
            <text:p>44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parameters.$B$2] + [parameters.$C$2]*([.A150]-1)+[parameters.$A$2]" office:value-type="float" office:value="3375754" calcext:value-type="float">
            <text:p>3375754</text:p>
          </table:table-cell>
          <table:table-cell table:formula="of:=[parameters.$E$2]*([.$A150]-1) + [parameters.$D$2]" office:value-type="float" office:value="760" calcext:value-type="float">
            <text:p>760</text:p>
          </table:table-cell>
          <table:table-cell table:formula="of:=[parameters.$G$2]*([.$A150]-1) + [parameters.$F$2]" office:value-type="float" office:value="298" calcext:value-type="float">
            <text:p>298</text:p>
          </table:table-cell>
          <table:table-cell table:formula="of:=[parameters.$I$2]*([.$A150]-1) + [parameters.$H$2]" office:value-type="float" office:value="448" calcext:value-type="float">
            <text:p>44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parameters.$B$2] + [parameters.$C$2]*([.A151]-1)+[parameters.$A$2]" office:value-type="float" office:value="3443710" calcext:value-type="float">
            <text:p>3443710</text:p>
          </table:table-cell>
          <table:table-cell table:formula="of:=[parameters.$E$2]*([.$A151]-1) + [parameters.$D$2]" office:value-type="float" office:value="765" calcext:value-type="float">
            <text:p>765</text:p>
          </table:table-cell>
          <table:table-cell table:formula="of:=[parameters.$G$2]*([.$A151]-1) + [parameters.$F$2]" office:value-type="float" office:value="300" calcext:value-type="float">
            <text:p>300</text:p>
          </table:table-cell>
          <table:table-cell table:formula="of:=[parameters.$I$2]*([.$A151]-1) + [parameters.$H$2]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parameters.$B$2] + [parameters.$C$2]*([.A152]-1)+[parameters.$A$2]" office:value-type="float" office:value="3512572" calcext:value-type="float">
            <text:p>3512572</text:p>
          </table:table-cell>
          <table:table-cell table:formula="of:=[parameters.$E$2]*([.$A152]-1) + [parameters.$D$2]" office:value-type="float" office:value="770" calcext:value-type="float">
            <text:p>770</text:p>
          </table:table-cell>
          <table:table-cell table:formula="of:=[parameters.$G$2]*([.$A152]-1) + [parameters.$F$2]" office:value-type="float" office:value="302" calcext:value-type="float">
            <text:p>302</text:p>
          </table:table-cell>
          <table:table-cell table:formula="of:=[parameters.$I$2]*([.$A152]-1) + [parameters.$H$2]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parameters.$B$2] + [parameters.$C$2]*([.A153]-1)+[parameters.$A$2]" office:value-type="float" office:value="3582346" calcext:value-type="float">
            <text:p>3582346</text:p>
          </table:table-cell>
          <table:table-cell table:formula="of:=[parameters.$E$2]*([.$A153]-1) + [parameters.$D$2]" office:value-type="float" office:value="775" calcext:value-type="float">
            <text:p>775</text:p>
          </table:table-cell>
          <table:table-cell table:formula="of:=[parameters.$G$2]*([.$A153]-1) + [parameters.$F$2]" office:value-type="float" office:value="304" calcext:value-type="float">
            <text:p>304</text:p>
          </table:table-cell>
          <table:table-cell table:formula="of:=[parameters.$I$2]*([.$A153]-1) + [parameters.$H$2]" office:value-type="float" office:value="457" calcext:value-type="float">
            <text:p>45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parameters.$B$2] + [parameters.$C$2]*([.A154]-1)+[parameters.$A$2]" office:value-type="float" office:value="3653038" calcext:value-type="float">
            <text:p>3653038</text:p>
          </table:table-cell>
          <table:table-cell table:formula="of:=[parameters.$E$2]*([.$A154]-1) + [parameters.$D$2]" office:value-type="float" office:value="780" calcext:value-type="float">
            <text:p>780</text:p>
          </table:table-cell>
          <table:table-cell table:formula="of:=[parameters.$G$2]*([.$A154]-1) + [parameters.$F$2]" office:value-type="float" office:value="306" calcext:value-type="float">
            <text:p>306</text:p>
          </table:table-cell>
          <table:table-cell table:formula="of:=[parameters.$I$2]*([.$A154]-1) + [parameters.$H$2]" office:value-type="float" office:value="460" calcext:value-type="float">
            <text:p>46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parameters.$B$2] + [parameters.$C$2]*([.A155]-1)+[parameters.$A$2]" office:value-type="float" office:value="3724654" calcext:value-type="float">
            <text:p>3724654</text:p>
          </table:table-cell>
          <table:table-cell table:formula="of:=[parameters.$E$2]*([.$A155]-1) + [parameters.$D$2]" office:value-type="float" office:value="785" calcext:value-type="float">
            <text:p>785</text:p>
          </table:table-cell>
          <table:table-cell table:formula="of:=[parameters.$G$2]*([.$A155]-1) + [parameters.$F$2]" office:value-type="float" office:value="308" calcext:value-type="float">
            <text:p>308</text:p>
          </table:table-cell>
          <table:table-cell table:formula="of:=[parameters.$I$2]*([.$A155]-1) + [parameters.$H$2]" office:value-type="float" office:value="463" calcext:value-type="float">
            <text:p>46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parameters.$B$2] + [parameters.$C$2]*([.A156]-1)+[parameters.$A$2]" office:value-type="float" office:value="3797200" calcext:value-type="float">
            <text:p>3797200</text:p>
          </table:table-cell>
          <table:table-cell table:formula="of:=[parameters.$E$2]*([.$A156]-1) + [parameters.$D$2]" office:value-type="float" office:value="790" calcext:value-type="float">
            <text:p>790</text:p>
          </table:table-cell>
          <table:table-cell table:formula="of:=[parameters.$G$2]*([.$A156]-1) + [parameters.$F$2]" office:value-type="float" office:value="310" calcext:value-type="float">
            <text:p>310</text:p>
          </table:table-cell>
          <table:table-cell table:formula="of:=[parameters.$I$2]*([.$A156]-1) + [parameters.$H$2]" office:value-type="float" office:value="466" calcext:value-type="float">
            <text:p>46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parameters.$B$2] + [parameters.$C$2]*([.A157]-1)+[parameters.$A$2]" office:value-type="float" office:value="3870682" calcext:value-type="float">
            <text:p>3870682</text:p>
          </table:table-cell>
          <table:table-cell table:formula="of:=[parameters.$E$2]*([.$A157]-1) + [parameters.$D$2]" office:value-type="float" office:value="795" calcext:value-type="float">
            <text:p>795</text:p>
          </table:table-cell>
          <table:table-cell table:formula="of:=[parameters.$G$2]*([.$A157]-1) + [parameters.$F$2]" office:value-type="float" office:value="312" calcext:value-type="float">
            <text:p>312</text:p>
          </table:table-cell>
          <table:table-cell table:formula="of:=[parameters.$I$2]*([.$A157]-1) + [parameters.$H$2]" office:value-type="float" office:value="469" calcext:value-type="float">
            <text:p>469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parameters.$B$2] + [parameters.$C$2]*([.A158]-1)+[parameters.$A$2]" office:value-type="float" office:value="3945106" calcext:value-type="float">
            <text:p>3945106</text:p>
          </table:table-cell>
          <table:table-cell table:formula="of:=[parameters.$E$2]*([.$A158]-1) + [parameters.$D$2]" office:value-type="float" office:value="800" calcext:value-type="float">
            <text:p>800</text:p>
          </table:table-cell>
          <table:table-cell table:formula="of:=[parameters.$G$2]*([.$A158]-1) + [parameters.$F$2]" office:value-type="float" office:value="314" calcext:value-type="float">
            <text:p>314</text:p>
          </table:table-cell>
          <table:table-cell table:formula="of:=[parameters.$I$2]*([.$A158]-1) + [parameters.$H$2]" office:value-type="float" office:value="472" calcext:value-type="float">
            <text:p>47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parameters.$B$2] + [parameters.$C$2]*([.A159]-1)+[parameters.$A$2]" office:value-type="float" office:value="4020478" calcext:value-type="float">
            <text:p>4020478</text:p>
          </table:table-cell>
          <table:table-cell table:formula="of:=[parameters.$E$2]*([.$A159]-1) + [parameters.$D$2]" office:value-type="float" office:value="805" calcext:value-type="float">
            <text:p>805</text:p>
          </table:table-cell>
          <table:table-cell table:formula="of:=[parameters.$G$2]*([.$A159]-1) + [parameters.$F$2]" office:value-type="float" office:value="316" calcext:value-type="float">
            <text:p>316</text:p>
          </table:table-cell>
          <table:table-cell table:formula="of:=[parameters.$I$2]*([.$A159]-1) + [parameters.$H$2]" office:value-type="float" office:value="475" calcext:value-type="float">
            <text:p>47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parameters.$B$2] + [parameters.$C$2]*([.A160]-1)+[parameters.$A$2]" office:value-type="float" office:value="4096804" calcext:value-type="float">
            <text:p>4096804</text:p>
          </table:table-cell>
          <table:table-cell table:formula="of:=[parameters.$E$2]*([.$A160]-1) + [parameters.$D$2]" office:value-type="float" office:value="810" calcext:value-type="float">
            <text:p>810</text:p>
          </table:table-cell>
          <table:table-cell table:formula="of:=[parameters.$G$2]*([.$A160]-1) + [parameters.$F$2]" office:value-type="float" office:value="318" calcext:value-type="float">
            <text:p>318</text:p>
          </table:table-cell>
          <table:table-cell table:formula="of:=[parameters.$I$2]*([.$A160]-1) + [parameters.$H$2]" office:value-type="float" office:value="478" calcext:value-type="float">
            <text:p>47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parameters.$B$2] + [parameters.$C$2]*([.A161]-1)+[parameters.$A$2]" office:value-type="float" office:value="4174090" calcext:value-type="float">
            <text:p>4174090</text:p>
          </table:table-cell>
          <table:table-cell table:formula="of:=[parameters.$E$2]*([.$A161]-1) + [parameters.$D$2]" office:value-type="float" office:value="815" calcext:value-type="float">
            <text:p>815</text:p>
          </table:table-cell>
          <table:table-cell table:formula="of:=[parameters.$G$2]*([.$A161]-1) + [parameters.$F$2]" office:value-type="float" office:value="320" calcext:value-type="float">
            <text:p>320</text:p>
          </table:table-cell>
          <table:table-cell table:formula="of:=[parameters.$I$2]*([.$A161]-1) + [parameters.$H$2]" office:value-type="float" office:value="481" calcext:value-type="float">
            <text:p>48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parameters.$B$2] + [parameters.$C$2]*([.A162]-1)+[parameters.$A$2]" office:value-type="float" office:value="4252342" calcext:value-type="float">
            <text:p>4252342</text:p>
          </table:table-cell>
          <table:table-cell table:formula="of:=[parameters.$E$2]*([.$A162]-1) + [parameters.$D$2]" office:value-type="float" office:value="820" calcext:value-type="float">
            <text:p>820</text:p>
          </table:table-cell>
          <table:table-cell table:formula="of:=[parameters.$G$2]*([.$A162]-1) + [parameters.$F$2]" office:value-type="float" office:value="322" calcext:value-type="float">
            <text:p>322</text:p>
          </table:table-cell>
          <table:table-cell table:formula="of:=[parameters.$I$2]*([.$A162]-1) + [parameters.$H$2]" office:value-type="float" office:value="484" calcext:value-type="float">
            <text:p>48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parameters.$B$2] + [parameters.$C$2]*([.A163]-1)+[parameters.$A$2]" office:value-type="float" office:value="4331566" calcext:value-type="float">
            <text:p>4331566</text:p>
          </table:table-cell>
          <table:table-cell table:formula="of:=[parameters.$E$2]*([.$A163]-1) + [parameters.$D$2]" office:value-type="float" office:value="825" calcext:value-type="float">
            <text:p>825</text:p>
          </table:table-cell>
          <table:table-cell table:formula="of:=[parameters.$G$2]*([.$A163]-1) + [parameters.$F$2]" office:value-type="float" office:value="324" calcext:value-type="float">
            <text:p>324</text:p>
          </table:table-cell>
          <table:table-cell table:formula="of:=[parameters.$I$2]*([.$A163]-1) + [parameters.$H$2]"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parameters.$B$2] + [parameters.$C$2]*([.A164]-1)+[parameters.$A$2]" office:value-type="float" office:value="4411768" calcext:value-type="float">
            <text:p>4411768</text:p>
          </table:table-cell>
          <table:table-cell table:formula="of:=[parameters.$E$2]*([.$A164]-1) + [parameters.$D$2]" office:value-type="float" office:value="830" calcext:value-type="float">
            <text:p>830</text:p>
          </table:table-cell>
          <table:table-cell table:formula="of:=[parameters.$G$2]*([.$A164]-1) + [parameters.$F$2]" office:value-type="float" office:value="326" calcext:value-type="float">
            <text:p>326</text:p>
          </table:table-cell>
          <table:table-cell table:formula="of:=[parameters.$I$2]*([.$A164]-1) + [parameters.$H$2]" office:value-type="float" office:value="490" calcext:value-type="float">
            <text:p>49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parameters.$B$2] + [parameters.$C$2]*([.A165]-1)+[parameters.$A$2]" office:value-type="float" office:value="4492954" calcext:value-type="float">
            <text:p>4492954</text:p>
          </table:table-cell>
          <table:table-cell table:formula="of:=[parameters.$E$2]*([.$A165]-1) + [parameters.$D$2]" office:value-type="float" office:value="835" calcext:value-type="float">
            <text:p>835</text:p>
          </table:table-cell>
          <table:table-cell table:formula="of:=[parameters.$G$2]*([.$A165]-1) + [parameters.$F$2]" office:value-type="float" office:value="328" calcext:value-type="float">
            <text:p>328</text:p>
          </table:table-cell>
          <table:table-cell table:formula="of:=[parameters.$I$2]*([.$A165]-1) + [parameters.$H$2]" office:value-type="float" office:value="493" calcext:value-type="float">
            <text:p>493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parameters.$B$2] + [parameters.$C$2]*([.A166]-1)+[parameters.$A$2]" office:value-type="float" office:value="4575130" calcext:value-type="float">
            <text:p>4575130</text:p>
          </table:table-cell>
          <table:table-cell table:formula="of:=[parameters.$E$2]*([.$A166]-1) + [parameters.$D$2]" office:value-type="float" office:value="840" calcext:value-type="float">
            <text:p>840</text:p>
          </table:table-cell>
          <table:table-cell table:formula="of:=[parameters.$G$2]*([.$A166]-1) + [parameters.$F$2]" office:value-type="float" office:value="330" calcext:value-type="float">
            <text:p>330</text:p>
          </table:table-cell>
          <table:table-cell table:formula="of:=[parameters.$I$2]*([.$A166]-1) + [parameters.$H$2]" office:value-type="float" office:value="496" calcext:value-type="float">
            <text:p>49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parameters.$B$2] + [parameters.$C$2]*([.A167]-1)+[parameters.$A$2]" office:value-type="float" office:value="4658302" calcext:value-type="float">
            <text:p>4658302</text:p>
          </table:table-cell>
          <table:table-cell table:formula="of:=[parameters.$E$2]*([.$A167]-1) + [parameters.$D$2]" office:value-type="float" office:value="845" calcext:value-type="float">
            <text:p>845</text:p>
          </table:table-cell>
          <table:table-cell table:formula="of:=[parameters.$G$2]*([.$A167]-1) + [parameters.$F$2]" office:value-type="float" office:value="332" calcext:value-type="float">
            <text:p>332</text:p>
          </table:table-cell>
          <table:table-cell table:formula="of:=[parameters.$I$2]*([.$A167]-1) + [parameters.$H$2]"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parameters.$B$2] + [parameters.$C$2]*([.A168]-1)+[parameters.$A$2]" office:value-type="float" office:value="4742476" calcext:value-type="float">
            <text:p>4742476</text:p>
          </table:table-cell>
          <table:table-cell table:formula="of:=[parameters.$E$2]*([.$A168]-1) + [parameters.$D$2]" office:value-type="float" office:value="850" calcext:value-type="float">
            <text:p>850</text:p>
          </table:table-cell>
          <table:table-cell table:formula="of:=[parameters.$G$2]*([.$A168]-1) + [parameters.$F$2]" office:value-type="float" office:value="334" calcext:value-type="float">
            <text:p>334</text:p>
          </table:table-cell>
          <table:table-cell table:formula="of:=[parameters.$I$2]*([.$A168]-1) + [parameters.$H$2]" office:value-type="float" office:value="502" calcext:value-type="float">
            <text:p>50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parameters.$B$2] + [parameters.$C$2]*([.A169]-1)+[parameters.$A$2]" office:value-type="float" office:value="4827658" calcext:value-type="float">
            <text:p>4827658</text:p>
          </table:table-cell>
          <table:table-cell table:formula="of:=[parameters.$E$2]*([.$A169]-1) + [parameters.$D$2]" office:value-type="float" office:value="855" calcext:value-type="float">
            <text:p>855</text:p>
          </table:table-cell>
          <table:table-cell table:formula="of:=[parameters.$G$2]*([.$A169]-1) + [parameters.$F$2]" office:value-type="float" office:value="336" calcext:value-type="float">
            <text:p>336</text:p>
          </table:table-cell>
          <table:table-cell table:formula="of:=[parameters.$I$2]*([.$A169]-1) + [parameters.$H$2]" office:value-type="float" office:value="505" calcext:value-type="float">
            <text:p>50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parameters.$B$2] + [parameters.$C$2]*([.A170]-1)+[parameters.$A$2]" office:value-type="float" office:value="4913854" calcext:value-type="float">
            <text:p>4913854</text:p>
          </table:table-cell>
          <table:table-cell table:formula="of:=[parameters.$E$2]*([.$A170]-1) + [parameters.$D$2]" office:value-type="float" office:value="860" calcext:value-type="float">
            <text:p>860</text:p>
          </table:table-cell>
          <table:table-cell table:formula="of:=[parameters.$G$2]*([.$A170]-1) + [parameters.$F$2]" office:value-type="float" office:value="338" calcext:value-type="float">
            <text:p>338</text:p>
          </table:table-cell>
          <table:table-cell table:formula="of:=[parameters.$I$2]*([.$A170]-1) + [parameters.$H$2]" office:value-type="float" office:value="508" calcext:value-type="float">
            <text:p>50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parameters.$B$2] + [parameters.$C$2]*([.A171]-1)+[parameters.$A$2]" office:value-type="float" office:value="5001070" calcext:value-type="float">
            <text:p>5001070</text:p>
          </table:table-cell>
          <table:table-cell table:formula="of:=[parameters.$E$2]*([.$A171]-1) + [parameters.$D$2]" office:value-type="float" office:value="865" calcext:value-type="float">
            <text:p>865</text:p>
          </table:table-cell>
          <table:table-cell table:formula="of:=[parameters.$G$2]*([.$A171]-1) + [parameters.$F$2]" office:value-type="float" office:value="340" calcext:value-type="float">
            <text:p>340</text:p>
          </table:table-cell>
          <table:table-cell table:formula="of:=[parameters.$I$2]*([.$A171]-1) + [parameters.$H$2]" office:value-type="float" office:value="511" calcext:value-type="float">
            <text:p>51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parameters.$B$2] + [parameters.$C$2]*([.A172]-1)+[parameters.$A$2]" office:value-type="float" office:value="5089312" calcext:value-type="float">
            <text:p>5089312</text:p>
          </table:table-cell>
          <table:table-cell table:formula="of:=[parameters.$E$2]*([.$A172]-1) + [parameters.$D$2]" office:value-type="float" office:value="870" calcext:value-type="float">
            <text:p>870</text:p>
          </table:table-cell>
          <table:table-cell table:formula="of:=[parameters.$G$2]*([.$A172]-1) + [parameters.$F$2]" office:value-type="float" office:value="342" calcext:value-type="float">
            <text:p>342</text:p>
          </table:table-cell>
          <table:table-cell table:formula="of:=[parameters.$I$2]*([.$A172]-1) + [parameters.$H$2]" office:value-type="float" office:value="514" calcext:value-type="float">
            <text:p>51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parameters.$B$2] + [parameters.$C$2]*([.A173]-1)+[parameters.$A$2]" office:value-type="float" office:value="5178586" calcext:value-type="float">
            <text:p>5178586</text:p>
          </table:table-cell>
          <table:table-cell table:formula="of:=[parameters.$E$2]*([.$A173]-1) + [parameters.$D$2]" office:value-type="float" office:value="875" calcext:value-type="float">
            <text:p>875</text:p>
          </table:table-cell>
          <table:table-cell table:formula="of:=[parameters.$G$2]*([.$A173]-1) + [parameters.$F$2]" office:value-type="float" office:value="344" calcext:value-type="float">
            <text:p>344</text:p>
          </table:table-cell>
          <table:table-cell table:formula="of:=[parameters.$I$2]*([.$A173]-1) + [parameters.$H$2]" office:value-type="float" office:value="517" calcext:value-type="float">
            <text:p>51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parameters.$B$2] + [parameters.$C$2]*([.A174]-1)+[parameters.$A$2]" office:value-type="float" office:value="5268898" calcext:value-type="float">
            <text:p>5268898</text:p>
          </table:table-cell>
          <table:table-cell table:formula="of:=[parameters.$E$2]*([.$A174]-1) + [parameters.$D$2]" office:value-type="float" office:value="880" calcext:value-type="float">
            <text:p>880</text:p>
          </table:table-cell>
          <table:table-cell table:formula="of:=[parameters.$G$2]*([.$A174]-1) + [parameters.$F$2]" office:value-type="float" office:value="346" calcext:value-type="float">
            <text:p>346</text:p>
          </table:table-cell>
          <table:table-cell table:formula="of:=[parameters.$I$2]*([.$A174]-1) + [parameters.$H$2]" office:value-type="float" office:value="520" calcext:value-type="float">
            <text:p>52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parameters.$B$2] + [parameters.$C$2]*([.A175]-1)+[parameters.$A$2]" office:value-type="float" office:value="5360254" calcext:value-type="float">
            <text:p>5360254</text:p>
          </table:table-cell>
          <table:table-cell table:formula="of:=[parameters.$E$2]*([.$A175]-1) + [parameters.$D$2]" office:value-type="float" office:value="885" calcext:value-type="float">
            <text:p>885</text:p>
          </table:table-cell>
          <table:table-cell table:formula="of:=[parameters.$G$2]*([.$A175]-1) + [parameters.$F$2]" office:value-type="float" office:value="348" calcext:value-type="float">
            <text:p>348</text:p>
          </table:table-cell>
          <table:table-cell table:formula="of:=[parameters.$I$2]*([.$A175]-1) + [parameters.$H$2]" office:value-type="float" office:value="523" calcext:value-type="float">
            <text:p>523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parameters.$B$2] + [parameters.$C$2]*([.A176]-1)+[parameters.$A$2]" office:value-type="float" office:value="5452660" calcext:value-type="float">
            <text:p>5452660</text:p>
          </table:table-cell>
          <table:table-cell table:formula="of:=[parameters.$E$2]*([.$A176]-1) + [parameters.$D$2]" office:value-type="float" office:value="890" calcext:value-type="float">
            <text:p>890</text:p>
          </table:table-cell>
          <table:table-cell table:formula="of:=[parameters.$G$2]*([.$A176]-1) + [parameters.$F$2]" office:value-type="float" office:value="350" calcext:value-type="float">
            <text:p>350</text:p>
          </table:table-cell>
          <table:table-cell table:formula="of:=[parameters.$I$2]*([.$A176]-1) + [parameters.$H$2]" office:value-type="float" office:value="526" calcext:value-type="float">
            <text:p>52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parameters.$B$2] + [parameters.$C$2]*([.A177]-1)+[parameters.$A$2]" office:value-type="float" office:value="5546122" calcext:value-type="float">
            <text:p>5546122</text:p>
          </table:table-cell>
          <table:table-cell table:formula="of:=[parameters.$E$2]*([.$A177]-1) + [parameters.$D$2]" office:value-type="float" office:value="895" calcext:value-type="float">
            <text:p>895</text:p>
          </table:table-cell>
          <table:table-cell table:formula="of:=[parameters.$G$2]*([.$A177]-1) + [parameters.$F$2]" office:value-type="float" office:value="352" calcext:value-type="float">
            <text:p>352</text:p>
          </table:table-cell>
          <table:table-cell table:formula="of:=[parameters.$I$2]*([.$A177]-1) + [parameters.$H$2]" office:value-type="float" office:value="529" calcext:value-type="float">
            <text:p>529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parameters.$B$2] + [parameters.$C$2]*([.A178]-1)+[parameters.$A$2]" office:value-type="float" office:value="5640646" calcext:value-type="float">
            <text:p>5640646</text:p>
          </table:table-cell>
          <table:table-cell table:formula="of:=[parameters.$E$2]*([.$A178]-1) + [parameters.$D$2]" office:value-type="float" office:value="900" calcext:value-type="float">
            <text:p>900</text:p>
          </table:table-cell>
          <table:table-cell table:formula="of:=[parameters.$G$2]*([.$A178]-1) + [parameters.$F$2]" office:value-type="float" office:value="354" calcext:value-type="float">
            <text:p>354</text:p>
          </table:table-cell>
          <table:table-cell table:formula="of:=[parameters.$I$2]*([.$A178]-1) + [parameters.$H$2]" office:value-type="float" office:value="532" calcext:value-type="float">
            <text:p>53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parameters.$B$2] + [parameters.$C$2]*([.A179]-1)+[parameters.$A$2]" office:value-type="float" office:value="5736238" calcext:value-type="float">
            <text:p>5736238</text:p>
          </table:table-cell>
          <table:table-cell table:formula="of:=[parameters.$E$2]*([.$A179]-1) + [parameters.$D$2]" office:value-type="float" office:value="905" calcext:value-type="float">
            <text:p>905</text:p>
          </table:table-cell>
          <table:table-cell table:formula="of:=[parameters.$G$2]*([.$A179]-1) + [parameters.$F$2]" office:value-type="float" office:value="356" calcext:value-type="float">
            <text:p>356</text:p>
          </table:table-cell>
          <table:table-cell table:formula="of:=[parameters.$I$2]*([.$A179]-1) + [parameters.$H$2]" office:value-type="float" office:value="535" calcext:value-type="float">
            <text:p>53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parameters.$B$2] + [parameters.$C$2]*([.A180]-1)+[parameters.$A$2]" office:value-type="float" office:value="5832904" calcext:value-type="float">
            <text:p>5832904</text:p>
          </table:table-cell>
          <table:table-cell table:formula="of:=[parameters.$E$2]*([.$A180]-1) + [parameters.$D$2]" office:value-type="float" office:value="910" calcext:value-type="float">
            <text:p>910</text:p>
          </table:table-cell>
          <table:table-cell table:formula="of:=[parameters.$G$2]*([.$A180]-1) + [parameters.$F$2]" office:value-type="float" office:value="358" calcext:value-type="float">
            <text:p>358</text:p>
          </table:table-cell>
          <table:table-cell table:formula="of:=[parameters.$I$2]*([.$A180]-1) + [parameters.$H$2]" office:value-type="float" office:value="538" calcext:value-type="float">
            <text:p>53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parameters.$B$2] + [parameters.$C$2]*([.A181]-1)+[parameters.$A$2]" office:value-type="float" office:value="5930650" calcext:value-type="float">
            <text:p>5930650</text:p>
          </table:table-cell>
          <table:table-cell table:formula="of:=[parameters.$E$2]*([.$A181]-1) + [parameters.$D$2]" office:value-type="float" office:value="915" calcext:value-type="float">
            <text:p>915</text:p>
          </table:table-cell>
          <table:table-cell table:formula="of:=[parameters.$G$2]*([.$A181]-1) + [parameters.$F$2]" office:value-type="float" office:value="360" calcext:value-type="float">
            <text:p>360</text:p>
          </table:table-cell>
          <table:table-cell table:formula="of:=[parameters.$I$2]*([.$A181]-1) + [parameters.$H$2]" office:value-type="float" office:value="541" calcext:value-type="float">
            <text:p>54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parameters.$B$2] + [parameters.$C$2]*([.A182]-1)+[parameters.$A$2]" office:value-type="float" office:value="6029482" calcext:value-type="float">
            <text:p>6029482</text:p>
          </table:table-cell>
          <table:table-cell table:formula="of:=[parameters.$E$2]*([.$A182]-1) + [parameters.$D$2]" office:value-type="float" office:value="920" calcext:value-type="float">
            <text:p>920</text:p>
          </table:table-cell>
          <table:table-cell table:formula="of:=[parameters.$G$2]*([.$A182]-1) + [parameters.$F$2]" office:value-type="float" office:value="362" calcext:value-type="float">
            <text:p>362</text:p>
          </table:table-cell>
          <table:table-cell table:formula="of:=[parameters.$I$2]*([.$A182]-1) + [parameters.$H$2]" office:value-type="float" office:value="544" calcext:value-type="float">
            <text:p>54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parameters.$B$2] + [parameters.$C$2]*([.A183]-1)+[parameters.$A$2]" office:value-type="float" office:value="6129406" calcext:value-type="float">
            <text:p>6129406</text:p>
          </table:table-cell>
          <table:table-cell table:formula="of:=[parameters.$E$2]*([.$A183]-1) + [parameters.$D$2]" office:value-type="float" office:value="925" calcext:value-type="float">
            <text:p>925</text:p>
          </table:table-cell>
          <table:table-cell table:formula="of:=[parameters.$G$2]*([.$A183]-1) + [parameters.$F$2]" office:value-type="float" office:value="364" calcext:value-type="float">
            <text:p>364</text:p>
          </table:table-cell>
          <table:table-cell table:formula="of:=[parameters.$I$2]*([.$A183]-1) + [parameters.$H$2]" office:value-type="float" office:value="547" calcext:value-type="float">
            <text:p>54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parameters.$B$2] + [parameters.$C$2]*([.A184]-1)+[parameters.$A$2]" office:value-type="float" office:value="6230428" calcext:value-type="float">
            <text:p>6230428</text:p>
          </table:table-cell>
          <table:table-cell table:formula="of:=[parameters.$E$2]*([.$A184]-1) + [parameters.$D$2]" office:value-type="float" office:value="930" calcext:value-type="float">
            <text:p>930</text:p>
          </table:table-cell>
          <table:table-cell table:formula="of:=[parameters.$G$2]*([.$A184]-1) + [parameters.$F$2]" office:value-type="float" office:value="366" calcext:value-type="float">
            <text:p>366</text:p>
          </table:table-cell>
          <table:table-cell table:formula="of:=[parameters.$I$2]*([.$A184]-1) + [parameters.$H$2]" office:value-type="float" office:value="550" calcext:value-type="float">
            <text:p>55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parameters.$B$2] + [parameters.$C$2]*([.A185]-1)+[parameters.$A$2]" office:value-type="float" office:value="6332554" calcext:value-type="float">
            <text:p>6332554</text:p>
          </table:table-cell>
          <table:table-cell table:formula="of:=[parameters.$E$2]*([.$A185]-1) + [parameters.$D$2]" office:value-type="float" office:value="935" calcext:value-type="float">
            <text:p>935</text:p>
          </table:table-cell>
          <table:table-cell table:formula="of:=[parameters.$G$2]*([.$A185]-1) + [parameters.$F$2]" office:value-type="float" office:value="368" calcext:value-type="float">
            <text:p>368</text:p>
          </table:table-cell>
          <table:table-cell table:formula="of:=[parameters.$I$2]*([.$A185]-1) + [parameters.$H$2]" office:value-type="float" office:value="553" calcext:value-type="float">
            <text:p>55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parameters.$B$2] + [parameters.$C$2]*([.A186]-1)+[parameters.$A$2]" office:value-type="float" office:value="6435790" calcext:value-type="float">
            <text:p>6435790</text:p>
          </table:table-cell>
          <table:table-cell table:formula="of:=[parameters.$E$2]*([.$A186]-1) + [parameters.$D$2]" office:value-type="float" office:value="940" calcext:value-type="float">
            <text:p>940</text:p>
          </table:table-cell>
          <table:table-cell table:formula="of:=[parameters.$G$2]*([.$A186]-1) + [parameters.$F$2]" office:value-type="float" office:value="370" calcext:value-type="float">
            <text:p>370</text:p>
          </table:table-cell>
          <table:table-cell table:formula="of:=[parameters.$I$2]*([.$A186]-1) + [parameters.$H$2]" office:value-type="float" office:value="556" calcext:value-type="float">
            <text:p>55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parameters.$B$2] + [parameters.$C$2]*([.A187]-1)+[parameters.$A$2]" office:value-type="float" office:value="6540142" calcext:value-type="float">
            <text:p>6540142</text:p>
          </table:table-cell>
          <table:table-cell table:formula="of:=[parameters.$E$2]*([.$A187]-1) + [parameters.$D$2]" office:value-type="float" office:value="945" calcext:value-type="float">
            <text:p>945</text:p>
          </table:table-cell>
          <table:table-cell table:formula="of:=[parameters.$G$2]*([.$A187]-1) + [parameters.$F$2]" office:value-type="float" office:value="372" calcext:value-type="float">
            <text:p>372</text:p>
          </table:table-cell>
          <table:table-cell table:formula="of:=[parameters.$I$2]*([.$A187]-1) + [parameters.$H$2]" office:value-type="float" office:value="559" calcext:value-type="float">
            <text:p>55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parameters.$B$2] + [parameters.$C$2]*([.A188]-1)+[parameters.$A$2]" office:value-type="float" office:value="6645616" calcext:value-type="float">
            <text:p>6645616</text:p>
          </table:table-cell>
          <table:table-cell table:formula="of:=[parameters.$E$2]*([.$A188]-1) + [parameters.$D$2]" office:value-type="float" office:value="950" calcext:value-type="float">
            <text:p>950</text:p>
          </table:table-cell>
          <table:table-cell table:formula="of:=[parameters.$G$2]*([.$A188]-1) + [parameters.$F$2]" office:value-type="float" office:value="374" calcext:value-type="float">
            <text:p>374</text:p>
          </table:table-cell>
          <table:table-cell table:formula="of:=[parameters.$I$2]*([.$A188]-1) + [parameters.$H$2]" office:value-type="float" office:value="562" calcext:value-type="float">
            <text:p>56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parameters.$B$2] + [parameters.$C$2]*([.A189]-1)+[parameters.$A$2]" office:value-type="float" office:value="6752218" calcext:value-type="float">
            <text:p>6752218</text:p>
          </table:table-cell>
          <table:table-cell table:formula="of:=[parameters.$E$2]*([.$A189]-1) + [parameters.$D$2]" office:value-type="float" office:value="955" calcext:value-type="float">
            <text:p>955</text:p>
          </table:table-cell>
          <table:table-cell table:formula="of:=[parameters.$G$2]*([.$A189]-1) + [parameters.$F$2]" office:value-type="float" office:value="376" calcext:value-type="float">
            <text:p>376</text:p>
          </table:table-cell>
          <table:table-cell table:formula="of:=[parameters.$I$2]*([.$A189]-1) + [parameters.$H$2]" office:value-type="float" office:value="565" calcext:value-type="float">
            <text:p>56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parameters.$B$2] + [parameters.$C$2]*([.A190]-1)+[parameters.$A$2]" office:value-type="float" office:value="6859954" calcext:value-type="float">
            <text:p>6859954</text:p>
          </table:table-cell>
          <table:table-cell table:formula="of:=[parameters.$E$2]*([.$A190]-1) + [parameters.$D$2]" office:value-type="float" office:value="960" calcext:value-type="float">
            <text:p>960</text:p>
          </table:table-cell>
          <table:table-cell table:formula="of:=[parameters.$G$2]*([.$A190]-1) + [parameters.$F$2]" office:value-type="float" office:value="378" calcext:value-type="float">
            <text:p>378</text:p>
          </table:table-cell>
          <table:table-cell table:formula="of:=[parameters.$I$2]*([.$A190]-1) + [parameters.$H$2]" office:value-type="float" office:value="568" calcext:value-type="float">
            <text:p>568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parameters.$B$2] + [parameters.$C$2]*([.A191]-1)+[parameters.$A$2]" office:value-type="float" office:value="6968830" calcext:value-type="float">
            <text:p>6968830</text:p>
          </table:table-cell>
          <table:table-cell table:formula="of:=[parameters.$E$2]*([.$A191]-1) + [parameters.$D$2]" office:value-type="float" office:value="965" calcext:value-type="float">
            <text:p>965</text:p>
          </table:table-cell>
          <table:table-cell table:formula="of:=[parameters.$G$2]*([.$A191]-1) + [parameters.$F$2]" office:value-type="float" office:value="380" calcext:value-type="float">
            <text:p>380</text:p>
          </table:table-cell>
          <table:table-cell table:formula="of:=[parameters.$I$2]*([.$A191]-1) + [parameters.$H$2]" office:value-type="float" office:value="571" calcext:value-type="float">
            <text:p>57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parameters.$B$2] + [parameters.$C$2]*([.A192]-1)+[parameters.$A$2]" office:value-type="float" office:value="7078852" calcext:value-type="float">
            <text:p>7078852</text:p>
          </table:table-cell>
          <table:table-cell table:formula="of:=[parameters.$E$2]*([.$A192]-1) + [parameters.$D$2]" office:value-type="float" office:value="970" calcext:value-type="float">
            <text:p>970</text:p>
          </table:table-cell>
          <table:table-cell table:formula="of:=[parameters.$G$2]*([.$A192]-1) + [parameters.$F$2]" office:value-type="float" office:value="382" calcext:value-type="float">
            <text:p>382</text:p>
          </table:table-cell>
          <table:table-cell table:formula="of:=[parameters.$I$2]*([.$A192]-1) + [parameters.$H$2]" office:value-type="float" office:value="574" calcext:value-type="float">
            <text:p>57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parameters.$B$2] + [parameters.$C$2]*([.A193]-1)+[parameters.$A$2]" office:value-type="float" office:value="7190026" calcext:value-type="float">
            <text:p>7190026</text:p>
          </table:table-cell>
          <table:table-cell table:formula="of:=[parameters.$E$2]*([.$A193]-1) + [parameters.$D$2]" office:value-type="float" office:value="975" calcext:value-type="float">
            <text:p>975</text:p>
          </table:table-cell>
          <table:table-cell table:formula="of:=[parameters.$G$2]*([.$A193]-1) + [parameters.$F$2]" office:value-type="float" office:value="384" calcext:value-type="float">
            <text:p>384</text:p>
          </table:table-cell>
          <table:table-cell table:formula="of:=[parameters.$I$2]*([.$A193]-1) + [parameters.$H$2]" office:value-type="float" office:value="577" calcext:value-type="float">
            <text:p>577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parameters.$B$2] + [parameters.$C$2]*([.A194]-1)+[parameters.$A$2]" office:value-type="float" office:value="7302358" calcext:value-type="float">
            <text:p>7302358</text:p>
          </table:table-cell>
          <table:table-cell table:formula="of:=[parameters.$E$2]*([.$A194]-1) + [parameters.$D$2]" office:value-type="float" office:value="980" calcext:value-type="float">
            <text:p>980</text:p>
          </table:table-cell>
          <table:table-cell table:formula="of:=[parameters.$G$2]*([.$A194]-1) + [parameters.$F$2]" office:value-type="float" office:value="386" calcext:value-type="float">
            <text:p>386</text:p>
          </table:table-cell>
          <table:table-cell table:formula="of:=[parameters.$I$2]*([.$A194]-1) + [parameters.$H$2]" office:value-type="float" office:value="580" calcext:value-type="float">
            <text:p>58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parameters.$B$2] + [parameters.$C$2]*([.A195]-1)+[parameters.$A$2]" office:value-type="float" office:value="7415854" calcext:value-type="float">
            <text:p>7415854</text:p>
          </table:table-cell>
          <table:table-cell table:formula="of:=[parameters.$E$2]*([.$A195]-1) + [parameters.$D$2]" office:value-type="float" office:value="985" calcext:value-type="float">
            <text:p>985</text:p>
          </table:table-cell>
          <table:table-cell table:formula="of:=[parameters.$G$2]*([.$A195]-1) + [parameters.$F$2]" office:value-type="float" office:value="388" calcext:value-type="float">
            <text:p>388</text:p>
          </table:table-cell>
          <table:table-cell table:formula="of:=[parameters.$I$2]*([.$A195]-1) + [parameters.$H$2]" office:value-type="float" office:value="583" calcext:value-type="float">
            <text:p>58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parameters.$B$2] + [parameters.$C$2]*([.A196]-1)+[parameters.$A$2]" office:value-type="float" office:value="7530520" calcext:value-type="float">
            <text:p>7530520</text:p>
          </table:table-cell>
          <table:table-cell table:formula="of:=[parameters.$E$2]*([.$A196]-1) + [parameters.$D$2]" office:value-type="float" office:value="990" calcext:value-type="float">
            <text:p>990</text:p>
          </table:table-cell>
          <table:table-cell table:formula="of:=[parameters.$G$2]*([.$A196]-1) + [parameters.$F$2]" office:value-type="float" office:value="390" calcext:value-type="float">
            <text:p>390</text:p>
          </table:table-cell>
          <table:table-cell table:formula="of:=[parameters.$I$2]*([.$A196]-1) + [parameters.$H$2]" office:value-type="float" office:value="586" calcext:value-type="float">
            <text:p>58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parameters.$B$2] + [parameters.$C$2]*([.A197]-1)+[parameters.$A$2]" office:value-type="float" office:value="7646362" calcext:value-type="float">
            <text:p>7646362</text:p>
          </table:table-cell>
          <table:table-cell table:formula="of:=[parameters.$E$2]*([.$A197]-1) + [parameters.$D$2]" office:value-type="float" office:value="995" calcext:value-type="float">
            <text:p>995</text:p>
          </table:table-cell>
          <table:table-cell table:formula="of:=[parameters.$G$2]*([.$A197]-1) + [parameters.$F$2]" office:value-type="float" office:value="392" calcext:value-type="float">
            <text:p>392</text:p>
          </table:table-cell>
          <table:table-cell table:formula="of:=[parameters.$I$2]*([.$A197]-1) + [parameters.$H$2]" office:value-type="float" office:value="589" calcext:value-type="float">
            <text:p>589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parameters.$B$2] + [parameters.$C$2]*([.A198]-1)+[parameters.$A$2]" office:value-type="float" office:value="7763386" calcext:value-type="float">
            <text:p>7763386</text:p>
          </table:table-cell>
          <table:table-cell table:formula="of:=[parameters.$E$2]*([.$A198]-1) + [parameters.$D$2]" office:value-type="float" office:value="1000" calcext:value-type="float">
            <text:p>1000</text:p>
          </table:table-cell>
          <table:table-cell table:formula="of:=[parameters.$G$2]*([.$A198]-1) + [parameters.$F$2]" office:value-type="float" office:value="394" calcext:value-type="float">
            <text:p>394</text:p>
          </table:table-cell>
          <table:table-cell table:formula="of:=[parameters.$I$2]*([.$A198]-1) + [parameters.$H$2]" office:value-type="float" office:value="592" calcext:value-type="float">
            <text:p>59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parameters.$B$2] + [parameters.$C$2]*([.A199]-1)+[parameters.$A$2]" office:value-type="float" office:value="7881598" calcext:value-type="float">
            <text:p>7881598</text:p>
          </table:table-cell>
          <table:table-cell table:formula="of:=[parameters.$E$2]*([.$A199]-1) + [parameters.$D$2]" office:value-type="float" office:value="1005" calcext:value-type="float">
            <text:p>1005</text:p>
          </table:table-cell>
          <table:table-cell table:formula="of:=[parameters.$G$2]*([.$A199]-1) + [parameters.$F$2]" office:value-type="float" office:value="396" calcext:value-type="float">
            <text:p>396</text:p>
          </table:table-cell>
          <table:table-cell table:formula="of:=[parameters.$I$2]*([.$A199]-1) + [parameters.$H$2]" office:value-type="float" office:value="595" calcext:value-type="float">
            <text:p>59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parameters.$B$2] + [parameters.$C$2]*([.A200]-1)+[parameters.$A$2]" office:value-type="float" office:value="8001004" calcext:value-type="float">
            <text:p>8001004</text:p>
          </table:table-cell>
          <table:table-cell table:formula="of:=[parameters.$E$2]*([.$A200]-1) + [parameters.$D$2]" office:value-type="float" office:value="1010" calcext:value-type="float">
            <text:p>1010</text:p>
          </table:table-cell>
          <table:table-cell table:formula="of:=[parameters.$G$2]*([.$A200]-1) + [parameters.$F$2]" office:value-type="float" office:value="398" calcext:value-type="float">
            <text:p>398</text:p>
          </table:table-cell>
          <table:table-cell table:formula="of:=[parameters.$I$2]*([.$A200]-1) + [parameters.$H$2]" office:value-type="float" office:value="598" calcext:value-type="float">
            <text:p>59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parameters.$B$2] + [parameters.$C$2]*([.A201]-1)+[parameters.$A$2]" office:value-type="float" office:value="8121610" calcext:value-type="float">
            <text:p>8121610</text:p>
          </table:table-cell>
          <table:table-cell table:formula="of:=[parameters.$E$2]*([.$A201]-1) + [parameters.$D$2]" office:value-type="float" office:value="1015" calcext:value-type="float">
            <text:p>1015</text:p>
          </table:table-cell>
          <table:table-cell table:formula="of:=[parameters.$G$2]*([.$A201]-1) + [parameters.$F$2]" office:value-type="float" office:value="400" calcext:value-type="float">
            <text:p>400</text:p>
          </table:table-cell>
          <table:table-cell table:formula="of:=[parameters.$I$2]*([.$A201]-1) + [parameters.$H$2]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parameters.$B$2] + [parameters.$C$2]*([.A202]-1)+[parameters.$A$2]" office:value-type="float" office:value="8243422" calcext:value-type="float">
            <text:p>8243422</text:p>
          </table:table-cell>
          <table:table-cell table:formula="of:=[parameters.$E$2]*([.$A202]-1) + [parameters.$D$2]" office:value-type="float" office:value="1020" calcext:value-type="float">
            <text:p>1020</text:p>
          </table:table-cell>
          <table:table-cell table:formula="of:=[parameters.$G$2]*([.$A202]-1) + [parameters.$F$2]" office:value-type="float" office:value="402" calcext:value-type="float">
            <text:p>402</text:p>
          </table:table-cell>
          <table:table-cell table:formula="of:=[parameters.$I$2]*([.$A202]-1) + [parameters.$H$2]" office:value-type="float" office:value="604" calcext:value-type="float">
            <text:p>60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parameters.$B$2] + [parameters.$C$2]*([.A203]-1)+[parameters.$A$2]" office:value-type="float" office:value="8366446" calcext:value-type="float">
            <text:p>8366446</text:p>
          </table:table-cell>
          <table:table-cell table:formula="of:=[parameters.$E$2]*([.$A203]-1) + [parameters.$D$2]" office:value-type="float" office:value="1025" calcext:value-type="float">
            <text:p>1025</text:p>
          </table:table-cell>
          <table:table-cell table:formula="of:=[parameters.$G$2]*([.$A203]-1) + [parameters.$F$2]" office:value-type="float" office:value="404" calcext:value-type="float">
            <text:p>404</text:p>
          </table:table-cell>
          <table:table-cell table:formula="of:=[parameters.$I$2]*([.$A203]-1) + [parameters.$H$2]" office:value-type="float" office:value="607" calcext:value-type="float">
            <text:p>607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parameters.$B$2] + [parameters.$C$2]*([.A204]-1)+[parameters.$A$2]" office:value-type="float" office:value="8490688" calcext:value-type="float">
            <text:p>8490688</text:p>
          </table:table-cell>
          <table:table-cell table:formula="of:=[parameters.$E$2]*([.$A204]-1) + [parameters.$D$2]" office:value-type="float" office:value="1030" calcext:value-type="float">
            <text:p>1030</text:p>
          </table:table-cell>
          <table:table-cell table:formula="of:=[parameters.$G$2]*([.$A204]-1) + [parameters.$F$2]" office:value-type="float" office:value="406" calcext:value-type="float">
            <text:p>406</text:p>
          </table:table-cell>
          <table:table-cell table:formula="of:=[parameters.$I$2]*([.$A204]-1) + [parameters.$H$2]" office:value-type="float" office:value="610" calcext:value-type="float">
            <text:p>61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parameters.$B$2] + [parameters.$C$2]*([.A205]-1)+[parameters.$A$2]" office:value-type="float" office:value="8616154" calcext:value-type="float">
            <text:p>8616154</text:p>
          </table:table-cell>
          <table:table-cell table:formula="of:=[parameters.$E$2]*([.$A205]-1) + [parameters.$D$2]" office:value-type="float" office:value="1035" calcext:value-type="float">
            <text:p>1035</text:p>
          </table:table-cell>
          <table:table-cell table:formula="of:=[parameters.$G$2]*([.$A205]-1) + [parameters.$F$2]" office:value-type="float" office:value="408" calcext:value-type="float">
            <text:p>408</text:p>
          </table:table-cell>
          <table:table-cell table:formula="of:=[parameters.$I$2]*([.$A205]-1) + [parameters.$H$2]" office:value-type="float" office:value="613" calcext:value-type="float">
            <text:p>613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parameters.$B$2] + [parameters.$C$2]*([.A206]-1)+[parameters.$A$2]" office:value-type="float" office:value="8742850" calcext:value-type="float">
            <text:p>8742850</text:p>
          </table:table-cell>
          <table:table-cell table:formula="of:=[parameters.$E$2]*([.$A206]-1) + [parameters.$D$2]" office:value-type="float" office:value="1040" calcext:value-type="float">
            <text:p>1040</text:p>
          </table:table-cell>
          <table:table-cell table:formula="of:=[parameters.$G$2]*([.$A206]-1) + [parameters.$F$2]" office:value-type="float" office:value="410" calcext:value-type="float">
            <text:p>410</text:p>
          </table:table-cell>
          <table:table-cell table:formula="of:=[parameters.$I$2]*([.$A206]-1) + [parameters.$H$2]" office:value-type="float" office:value="616" calcext:value-type="float">
            <text:p>616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parameters.$B$2] + [parameters.$C$2]*([.A207]-1)+[parameters.$A$2]" office:value-type="float" office:value="8870782" calcext:value-type="float">
            <text:p>8870782</text:p>
          </table:table-cell>
          <table:table-cell table:formula="of:=[parameters.$E$2]*([.$A207]-1) + [parameters.$D$2]" office:value-type="float" office:value="1045" calcext:value-type="float">
            <text:p>1045</text:p>
          </table:table-cell>
          <table:table-cell table:formula="of:=[parameters.$G$2]*([.$A207]-1) + [parameters.$F$2]" office:value-type="float" office:value="412" calcext:value-type="float">
            <text:p>412</text:p>
          </table:table-cell>
          <table:table-cell table:formula="of:=[parameters.$I$2]*([.$A207]-1) + [parameters.$H$2]" office:value-type="float" office:value="619" calcext:value-type="float">
            <text:p>619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parameters.$B$2] + [parameters.$C$2]*([.A208]-1)+[parameters.$A$2]" office:value-type="float" office:value="8999956" calcext:value-type="float">
            <text:p>8999956</text:p>
          </table:table-cell>
          <table:table-cell table:formula="of:=[parameters.$E$2]*([.$A208]-1) + [parameters.$D$2]" office:value-type="float" office:value="1050" calcext:value-type="float">
            <text:p>1050</text:p>
          </table:table-cell>
          <table:table-cell table:formula="of:=[parameters.$G$2]*([.$A208]-1) + [parameters.$F$2]" office:value-type="float" office:value="414" calcext:value-type="float">
            <text:p>414</text:p>
          </table:table-cell>
          <table:table-cell table:formula="of:=[parameters.$I$2]*([.$A208]-1) + [parameters.$H$2]" office:value-type="float" office:value="622" calcext:value-type="float">
            <text:p>622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parameters.$B$2] + [parameters.$C$2]*([.A209]-1)+[parameters.$A$2]" office:value-type="float" office:value="9130378" calcext:value-type="float">
            <text:p>9130378</text:p>
          </table:table-cell>
          <table:table-cell table:formula="of:=[parameters.$E$2]*([.$A209]-1) + [parameters.$D$2]" office:value-type="float" office:value="1055" calcext:value-type="float">
            <text:p>1055</text:p>
          </table:table-cell>
          <table:table-cell table:formula="of:=[parameters.$G$2]*([.$A209]-1) + [parameters.$F$2]" office:value-type="float" office:value="416" calcext:value-type="float">
            <text:p>416</text:p>
          </table:table-cell>
          <table:table-cell table:formula="of:=[parameters.$I$2]*([.$A209]-1) + [parameters.$H$2]"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parameters.$B$2] + [parameters.$C$2]*([.A210]-1)+[parameters.$A$2]" office:value-type="float" office:value="9262054" calcext:value-type="float">
            <text:p>9262054</text:p>
          </table:table-cell>
          <table:table-cell table:formula="of:=[parameters.$E$2]*([.$A210]-1) + [parameters.$D$2]" office:value-type="float" office:value="1060" calcext:value-type="float">
            <text:p>1060</text:p>
          </table:table-cell>
          <table:table-cell table:formula="of:=[parameters.$G$2]*([.$A210]-1) + [parameters.$F$2]" office:value-type="float" office:value="418" calcext:value-type="float">
            <text:p>418</text:p>
          </table:table-cell>
          <table:table-cell table:formula="of:=[parameters.$I$2]*([.$A210]-1) + [parameters.$H$2]" office:value-type="float" office:value="628" calcext:value-type="float">
            <text:p>628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parameters.$B$2] + [parameters.$C$2]*([.A211]-1)+[parameters.$A$2]" office:value-type="float" office:value="9394990" calcext:value-type="float">
            <text:p>9394990</text:p>
          </table:table-cell>
          <table:table-cell table:formula="of:=[parameters.$E$2]*([.$A211]-1) + [parameters.$D$2]" office:value-type="float" office:value="1065" calcext:value-type="float">
            <text:p>1065</text:p>
          </table:table-cell>
          <table:table-cell table:formula="of:=[parameters.$G$2]*([.$A211]-1) + [parameters.$F$2]" office:value-type="float" office:value="420" calcext:value-type="float">
            <text:p>420</text:p>
          </table:table-cell>
          <table:table-cell table:formula="of:=[parameters.$I$2]*([.$A211]-1) + [parameters.$H$2]" office:value-type="float" office:value="631" calcext:value-type="float">
            <text:p>631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parameters.$B$2] + [parameters.$C$2]*([.A212]-1)+[parameters.$A$2]" office:value-type="float" office:value="9529192" calcext:value-type="float">
            <text:p>9529192</text:p>
          </table:table-cell>
          <table:table-cell table:formula="of:=[parameters.$E$2]*([.$A212]-1) + [parameters.$D$2]" office:value-type="float" office:value="1070" calcext:value-type="float">
            <text:p>1070</text:p>
          </table:table-cell>
          <table:table-cell table:formula="of:=[parameters.$G$2]*([.$A212]-1) + [parameters.$F$2]" office:value-type="float" office:value="422" calcext:value-type="float">
            <text:p>422</text:p>
          </table:table-cell>
          <table:table-cell table:formula="of:=[parameters.$I$2]*([.$A212]-1) + [parameters.$H$2]" office:value-type="float" office:value="634" calcext:value-type="float">
            <text:p>63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parameters.$B$2] + [parameters.$C$2]*([.A213]-1)+[parameters.$A$2]" office:value-type="float" office:value="9664666" calcext:value-type="float">
            <text:p>9664666</text:p>
          </table:table-cell>
          <table:table-cell table:formula="of:=[parameters.$E$2]*([.$A213]-1) + [parameters.$D$2]" office:value-type="float" office:value="1075" calcext:value-type="float">
            <text:p>1075</text:p>
          </table:table-cell>
          <table:table-cell table:formula="of:=[parameters.$G$2]*([.$A213]-1) + [parameters.$F$2]" office:value-type="float" office:value="424" calcext:value-type="float">
            <text:p>424</text:p>
          </table:table-cell>
          <table:table-cell table:formula="of:=[parameters.$I$2]*([.$A213]-1) + [parameters.$H$2]" office:value-type="float" office:value="637" calcext:value-type="float">
            <text:p>637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parameters.$B$2] + [parameters.$C$2]*([.A214]-1)+[parameters.$A$2]" office:value-type="float" office:value="9801418" calcext:value-type="float">
            <text:p>9801418</text:p>
          </table:table-cell>
          <table:table-cell table:formula="of:=[parameters.$E$2]*([.$A214]-1) + [parameters.$D$2]" office:value-type="float" office:value="1080" calcext:value-type="float">
            <text:p>1080</text:p>
          </table:table-cell>
          <table:table-cell table:formula="of:=[parameters.$G$2]*([.$A214]-1) + [parameters.$F$2]" office:value-type="float" office:value="426" calcext:value-type="float">
            <text:p>426</text:p>
          </table:table-cell>
          <table:table-cell table:formula="of:=[parameters.$I$2]*([.$A214]-1) + [parameters.$H$2]"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parameters.$B$2] + [parameters.$C$2]*([.A215]-1)+[parameters.$A$2]" office:value-type="float" office:value="9939454" calcext:value-type="float">
            <text:p>9939454</text:p>
          </table:table-cell>
          <table:table-cell table:formula="of:=[parameters.$E$2]*([.$A215]-1) + [parameters.$D$2]" office:value-type="float" office:value="1085" calcext:value-type="float">
            <text:p>1085</text:p>
          </table:table-cell>
          <table:table-cell table:formula="of:=[parameters.$G$2]*([.$A215]-1) + [parameters.$F$2]" office:value-type="float" office:value="428" calcext:value-type="float">
            <text:p>428</text:p>
          </table:table-cell>
          <table:table-cell table:formula="of:=[parameters.$I$2]*([.$A215]-1) + [parameters.$H$2]" office:value-type="float" office:value="643" calcext:value-type="float">
            <text:p>643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parameters.$B$2] + [parameters.$C$2]*([.A216]-1)+[parameters.$A$2]" office:value-type="float" office:value="10078780" calcext:value-type="float">
            <text:p>10078780</text:p>
          </table:table-cell>
          <table:table-cell table:formula="of:=[parameters.$E$2]*([.$A216]-1) + [parameters.$D$2]" office:value-type="float" office:value="1090" calcext:value-type="float">
            <text:p>1090</text:p>
          </table:table-cell>
          <table:table-cell table:formula="of:=[parameters.$G$2]*([.$A216]-1) + [parameters.$F$2]" office:value-type="float" office:value="430" calcext:value-type="float">
            <text:p>430</text:p>
          </table:table-cell>
          <table:table-cell table:formula="of:=[parameters.$I$2]*([.$A216]-1) + [parameters.$H$2]" office:value-type="float" office:value="646" calcext:value-type="float">
            <text:p>646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parameters.$B$2] + [parameters.$C$2]*([.A217]-1)+[parameters.$A$2]" office:value-type="float" office:value="10219402" calcext:value-type="float">
            <text:p>10219402</text:p>
          </table:table-cell>
          <table:table-cell table:formula="of:=[parameters.$E$2]*([.$A217]-1) + [parameters.$D$2]" office:value-type="float" office:value="1095" calcext:value-type="float">
            <text:p>1095</text:p>
          </table:table-cell>
          <table:table-cell table:formula="of:=[parameters.$G$2]*([.$A217]-1) + [parameters.$F$2]" office:value-type="float" office:value="432" calcext:value-type="float">
            <text:p>432</text:p>
          </table:table-cell>
          <table:table-cell table:formula="of:=[parameters.$I$2]*([.$A217]-1) + [parameters.$H$2]" office:value-type="float" office:value="649" calcext:value-type="float">
            <text:p>649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parameters.$B$2] + [parameters.$C$2]*([.A218]-1)+[parameters.$A$2]" office:value-type="float" office:value="10361326" calcext:value-type="float">
            <text:p>10361326</text:p>
          </table:table-cell>
          <table:table-cell table:formula="of:=[parameters.$E$2]*([.$A218]-1) + [parameters.$D$2]" office:value-type="float" office:value="1100" calcext:value-type="float">
            <text:p>1100</text:p>
          </table:table-cell>
          <table:table-cell table:formula="of:=[parameters.$G$2]*([.$A218]-1) + [parameters.$F$2]" office:value-type="float" office:value="434" calcext:value-type="float">
            <text:p>434</text:p>
          </table:table-cell>
          <table:table-cell table:formula="of:=[parameters.$I$2]*([.$A218]-1) + [parameters.$H$2]" office:value-type="float" office:value="652" calcext:value-type="float">
            <text:p>652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parameters.$B$2] + [parameters.$C$2]*([.A219]-1)+[parameters.$A$2]" office:value-type="float" office:value="10504558" calcext:value-type="float">
            <text:p>10504558</text:p>
          </table:table-cell>
          <table:table-cell table:formula="of:=[parameters.$E$2]*([.$A219]-1) + [parameters.$D$2]" office:value-type="float" office:value="1105" calcext:value-type="float">
            <text:p>1105</text:p>
          </table:table-cell>
          <table:table-cell table:formula="of:=[parameters.$G$2]*([.$A219]-1) + [parameters.$F$2]" office:value-type="float" office:value="436" calcext:value-type="float">
            <text:p>436</text:p>
          </table:table-cell>
          <table:table-cell table:formula="of:=[parameters.$I$2]*([.$A219]-1) + [parameters.$H$2]" office:value-type="float" office:value="655" calcext:value-type="float">
            <text:p>655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parameters.$B$2] + [parameters.$C$2]*([.A220]-1)+[parameters.$A$2]" office:value-type="float" office:value="10649104" calcext:value-type="float">
            <text:p>10649104</text:p>
          </table:table-cell>
          <table:table-cell table:formula="of:=[parameters.$E$2]*([.$A220]-1) + [parameters.$D$2]" office:value-type="float" office:value="1110" calcext:value-type="float">
            <text:p>1110</text:p>
          </table:table-cell>
          <table:table-cell table:formula="of:=[parameters.$G$2]*([.$A220]-1) + [parameters.$F$2]" office:value-type="float" office:value="438" calcext:value-type="float">
            <text:p>438</text:p>
          </table:table-cell>
          <table:table-cell table:formula="of:=[parameters.$I$2]*([.$A220]-1) + [parameters.$H$2]" office:value-type="float" office:value="658" calcext:value-type="float">
            <text:p>658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parameters.$B$2] + [parameters.$C$2]*([.A221]-1)+[parameters.$A$2]" office:value-type="float" office:value="10794970" calcext:value-type="float">
            <text:p>10794970</text:p>
          </table:table-cell>
          <table:table-cell table:formula="of:=[parameters.$E$2]*([.$A221]-1) + [parameters.$D$2]" office:value-type="float" office:value="1115" calcext:value-type="float">
            <text:p>1115</text:p>
          </table:table-cell>
          <table:table-cell table:formula="of:=[parameters.$G$2]*([.$A221]-1) + [parameters.$F$2]" office:value-type="float" office:value="440" calcext:value-type="float">
            <text:p>440</text:p>
          </table:table-cell>
          <table:table-cell table:formula="of:=[parameters.$I$2]*([.$A221]-1) + [parameters.$H$2]" office:value-type="float" office:value="661" calcext:value-type="float">
            <text:p>661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parameters.$B$2] + [parameters.$C$2]*([.A222]-1)+[parameters.$A$2]" office:value-type="float" office:value="10942162" calcext:value-type="float">
            <text:p>10942162</text:p>
          </table:table-cell>
          <table:table-cell table:formula="of:=[parameters.$E$2]*([.$A222]-1) + [parameters.$D$2]" office:value-type="float" office:value="1120" calcext:value-type="float">
            <text:p>1120</text:p>
          </table:table-cell>
          <table:table-cell table:formula="of:=[parameters.$G$2]*([.$A222]-1) + [parameters.$F$2]" office:value-type="float" office:value="442" calcext:value-type="float">
            <text:p>442</text:p>
          </table:table-cell>
          <table:table-cell table:formula="of:=[parameters.$I$2]*([.$A222]-1) + [parameters.$H$2]" office:value-type="float" office:value="664" calcext:value-type="float">
            <text:p>664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parameters.$B$2] + [parameters.$C$2]*([.A223]-1)+[parameters.$A$2]" office:value-type="float" office:value="11090686" calcext:value-type="float">
            <text:p>11090686</text:p>
          </table:table-cell>
          <table:table-cell table:formula="of:=[parameters.$E$2]*([.$A223]-1) + [parameters.$D$2]" office:value-type="float" office:value="1125" calcext:value-type="float">
            <text:p>1125</text:p>
          </table:table-cell>
          <table:table-cell table:formula="of:=[parameters.$G$2]*([.$A223]-1) + [parameters.$F$2]" office:value-type="float" office:value="444" calcext:value-type="float">
            <text:p>444</text:p>
          </table:table-cell>
          <table:table-cell table:formula="of:=[parameters.$I$2]*([.$A223]-1) + [parameters.$H$2]" office:value-type="float" office:value="667" calcext:value-type="float">
            <text:p>667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parameters.$B$2] + [parameters.$C$2]*([.A224]-1)+[parameters.$A$2]" office:value-type="float" office:value="11240548" calcext:value-type="float">
            <text:p>11240548</text:p>
          </table:table-cell>
          <table:table-cell table:formula="of:=[parameters.$E$2]*([.$A224]-1) + [parameters.$D$2]" office:value-type="float" office:value="1130" calcext:value-type="float">
            <text:p>1130</text:p>
          </table:table-cell>
          <table:table-cell table:formula="of:=[parameters.$G$2]*([.$A224]-1) + [parameters.$F$2]" office:value-type="float" office:value="446" calcext:value-type="float">
            <text:p>446</text:p>
          </table:table-cell>
          <table:table-cell table:formula="of:=[parameters.$I$2]*([.$A224]-1) + [parameters.$H$2]" office:value-type="float" office:value="670" calcext:value-type="float">
            <text:p>67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parameters.$B$2] + [parameters.$C$2]*([.A225]-1)+[parameters.$A$2]" office:value-type="float" office:value="11391754" calcext:value-type="float">
            <text:p>11391754</text:p>
          </table:table-cell>
          <table:table-cell table:formula="of:=[parameters.$E$2]*([.$A225]-1) + [parameters.$D$2]" office:value-type="float" office:value="1135" calcext:value-type="float">
            <text:p>1135</text:p>
          </table:table-cell>
          <table:table-cell table:formula="of:=[parameters.$G$2]*([.$A225]-1) + [parameters.$F$2]" office:value-type="float" office:value="448" calcext:value-type="float">
            <text:p>448</text:p>
          </table:table-cell>
          <table:table-cell table:formula="of:=[parameters.$I$2]*([.$A225]-1) + [parameters.$H$2]" office:value-type="float" office:value="673" calcext:value-type="float">
            <text:p>673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parameters.$B$2] + [parameters.$C$2]*([.A226]-1)+[parameters.$A$2]" office:value-type="float" office:value="11544310" calcext:value-type="float">
            <text:p>11544310</text:p>
          </table:table-cell>
          <table:table-cell table:formula="of:=[parameters.$E$2]*([.$A226]-1) + [parameters.$D$2]" office:value-type="float" office:value="1140" calcext:value-type="float">
            <text:p>1140</text:p>
          </table:table-cell>
          <table:table-cell table:formula="of:=[parameters.$G$2]*([.$A226]-1) + [parameters.$F$2]" office:value-type="float" office:value="450" calcext:value-type="float">
            <text:p>450</text:p>
          </table:table-cell>
          <table:table-cell table:formula="of:=[parameters.$I$2]*([.$A226]-1) + [parameters.$H$2]" office:value-type="float" office:value="676" calcext:value-type="float">
            <text:p>676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parameters.$B$2] + [parameters.$C$2]*([.A227]-1)+[parameters.$A$2]" office:value-type="float" office:value="11698222" calcext:value-type="float">
            <text:p>11698222</text:p>
          </table:table-cell>
          <table:table-cell table:formula="of:=[parameters.$E$2]*([.$A227]-1) + [parameters.$D$2]" office:value-type="float" office:value="1145" calcext:value-type="float">
            <text:p>1145</text:p>
          </table:table-cell>
          <table:table-cell table:formula="of:=[parameters.$G$2]*([.$A227]-1) + [parameters.$F$2]" office:value-type="float" office:value="452" calcext:value-type="float">
            <text:p>452</text:p>
          </table:table-cell>
          <table:table-cell table:formula="of:=[parameters.$I$2]*([.$A227]-1) + [parameters.$H$2]" office:value-type="float" office:value="679" calcext:value-type="float">
            <text:p>679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parameters.$B$2] + [parameters.$C$2]*([.A228]-1)+[parameters.$A$2]" office:value-type="float" office:value="11853496" calcext:value-type="float">
            <text:p>11853496</text:p>
          </table:table-cell>
          <table:table-cell table:formula="of:=[parameters.$E$2]*([.$A228]-1) + [parameters.$D$2]" office:value-type="float" office:value="1150" calcext:value-type="float">
            <text:p>1150</text:p>
          </table:table-cell>
          <table:table-cell table:formula="of:=[parameters.$G$2]*([.$A228]-1) + [parameters.$F$2]" office:value-type="float" office:value="454" calcext:value-type="float">
            <text:p>454</text:p>
          </table:table-cell>
          <table:table-cell table:formula="of:=[parameters.$I$2]*([.$A228]-1) + [parameters.$H$2]" office:value-type="float" office:value="682" calcext:value-type="float">
            <text:p>682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parameters.$B$2] + [parameters.$C$2]*([.A229]-1)+[parameters.$A$2]" office:value-type="float" office:value="12010138" calcext:value-type="float">
            <text:p>12010138</text:p>
          </table:table-cell>
          <table:table-cell table:formula="of:=[parameters.$E$2]*([.$A229]-1) + [parameters.$D$2]" office:value-type="float" office:value="1155" calcext:value-type="float">
            <text:p>1155</text:p>
          </table:table-cell>
          <table:table-cell table:formula="of:=[parameters.$G$2]*([.$A229]-1) + [parameters.$F$2]" office:value-type="float" office:value="456" calcext:value-type="float">
            <text:p>456</text:p>
          </table:table-cell>
          <table:table-cell table:formula="of:=[parameters.$I$2]*([.$A229]-1) + [parameters.$H$2]" office:value-type="float" office:value="685" calcext:value-type="float">
            <text:p>685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parameters.$B$2] + [parameters.$C$2]*([.A230]-1)+[parameters.$A$2]" office:value-type="float" office:value="12168154" calcext:value-type="float">
            <text:p>12168154</text:p>
          </table:table-cell>
          <table:table-cell table:formula="of:=[parameters.$E$2]*([.$A230]-1) + [parameters.$D$2]" office:value-type="float" office:value="1160" calcext:value-type="float">
            <text:p>1160</text:p>
          </table:table-cell>
          <table:table-cell table:formula="of:=[parameters.$G$2]*([.$A230]-1) + [parameters.$F$2]" office:value-type="float" office:value="458" calcext:value-type="float">
            <text:p>458</text:p>
          </table:table-cell>
          <table:table-cell table:formula="of:=[parameters.$I$2]*([.$A230]-1) + [parameters.$H$2]" office:value-type="float" office:value="688" calcext:value-type="float">
            <text:p>688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parameters.$B$2] + [parameters.$C$2]*([.A231]-1)+[parameters.$A$2]" office:value-type="float" office:value="12327550" calcext:value-type="float">
            <text:p>12327550</text:p>
          </table:table-cell>
          <table:table-cell table:formula="of:=[parameters.$E$2]*([.$A231]-1) + [parameters.$D$2]" office:value-type="float" office:value="1165" calcext:value-type="float">
            <text:p>1165</text:p>
          </table:table-cell>
          <table:table-cell table:formula="of:=[parameters.$G$2]*([.$A231]-1) + [parameters.$F$2]" office:value-type="float" office:value="460" calcext:value-type="float">
            <text:p>460</text:p>
          </table:table-cell>
          <table:table-cell table:formula="of:=[parameters.$I$2]*([.$A231]-1) + [parameters.$H$2]" office:value-type="float" office:value="691" calcext:value-type="float">
            <text:p>691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parameters.$B$2] + [parameters.$C$2]*([.A232]-1)+[parameters.$A$2]" office:value-type="float" office:value="12488332" calcext:value-type="float">
            <text:p>12488332</text:p>
          </table:table-cell>
          <table:table-cell table:formula="of:=[parameters.$E$2]*([.$A232]-1) + [parameters.$D$2]" office:value-type="float" office:value="1170" calcext:value-type="float">
            <text:p>1170</text:p>
          </table:table-cell>
          <table:table-cell table:formula="of:=[parameters.$G$2]*([.$A232]-1) + [parameters.$F$2]" office:value-type="float" office:value="462" calcext:value-type="float">
            <text:p>462</text:p>
          </table:table-cell>
          <table:table-cell table:formula="of:=[parameters.$I$2]*([.$A232]-1) + [parameters.$H$2]" office:value-type="float" office:value="694" calcext:value-type="float">
            <text:p>69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parameters.$B$2] + [parameters.$C$2]*([.A233]-1)+[parameters.$A$2]" office:value-type="float" office:value="12650506" calcext:value-type="float">
            <text:p>12650506</text:p>
          </table:table-cell>
          <table:table-cell table:formula="of:=[parameters.$E$2]*([.$A233]-1) + [parameters.$D$2]" office:value-type="float" office:value="1175" calcext:value-type="float">
            <text:p>1175</text:p>
          </table:table-cell>
          <table:table-cell table:formula="of:=[parameters.$G$2]*([.$A233]-1) + [parameters.$F$2]" office:value-type="float" office:value="464" calcext:value-type="float">
            <text:p>464</text:p>
          </table:table-cell>
          <table:table-cell table:formula="of:=[parameters.$I$2]*([.$A233]-1) + [parameters.$H$2]" office:value-type="float" office:value="697" calcext:value-type="float">
            <text:p>697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parameters.$B$2] + [parameters.$C$2]*([.A234]-1)+[parameters.$A$2]" office:value-type="float" office:value="12814078" calcext:value-type="float">
            <text:p>12814078</text:p>
          </table:table-cell>
          <table:table-cell table:formula="of:=[parameters.$E$2]*([.$A234]-1) + [parameters.$D$2]" office:value-type="float" office:value="1180" calcext:value-type="float">
            <text:p>1180</text:p>
          </table:table-cell>
          <table:table-cell table:formula="of:=[parameters.$G$2]*([.$A234]-1) + [parameters.$F$2]" office:value-type="float" office:value="466" calcext:value-type="float">
            <text:p>466</text:p>
          </table:table-cell>
          <table:table-cell table:formula="of:=[parameters.$I$2]*([.$A234]-1) + [parameters.$H$2]" office:value-type="float" office:value="700" calcext:value-type="float">
            <text:p>70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parameters.$B$2] + [parameters.$C$2]*([.A235]-1)+[parameters.$A$2]" office:value-type="float" office:value="12979054" calcext:value-type="float">
            <text:p>12979054</text:p>
          </table:table-cell>
          <table:table-cell table:formula="of:=[parameters.$E$2]*([.$A235]-1) + [parameters.$D$2]" office:value-type="float" office:value="1185" calcext:value-type="float">
            <text:p>1185</text:p>
          </table:table-cell>
          <table:table-cell table:formula="of:=[parameters.$G$2]*([.$A235]-1) + [parameters.$F$2]" office:value-type="float" office:value="468" calcext:value-type="float">
            <text:p>468</text:p>
          </table:table-cell>
          <table:table-cell table:formula="of:=[parameters.$I$2]*([.$A235]-1) + [parameters.$H$2]" office:value-type="float" office:value="703" calcext:value-type="float">
            <text:p>703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parameters.$B$2] + [parameters.$C$2]*([.A236]-1)+[parameters.$A$2]" office:value-type="float" office:value="13145440" calcext:value-type="float">
            <text:p>13145440</text:p>
          </table:table-cell>
          <table:table-cell table:formula="of:=[parameters.$E$2]*([.$A236]-1) + [parameters.$D$2]" office:value-type="float" office:value="1190" calcext:value-type="float">
            <text:p>1190</text:p>
          </table:table-cell>
          <table:table-cell table:formula="of:=[parameters.$G$2]*([.$A236]-1) + [parameters.$F$2]" office:value-type="float" office:value="470" calcext:value-type="float">
            <text:p>470</text:p>
          </table:table-cell>
          <table:table-cell table:formula="of:=[parameters.$I$2]*([.$A236]-1) + [parameters.$H$2]" office:value-type="float" office:value="706" calcext:value-type="float">
            <text:p>706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parameters.$B$2] + [parameters.$C$2]*([.A237]-1)+[parameters.$A$2]" office:value-type="float" office:value="13313242" calcext:value-type="float">
            <text:p>13313242</text:p>
          </table:table-cell>
          <table:table-cell table:formula="of:=[parameters.$E$2]*([.$A237]-1) + [parameters.$D$2]" office:value-type="float" office:value="1195" calcext:value-type="float">
            <text:p>1195</text:p>
          </table:table-cell>
          <table:table-cell table:formula="of:=[parameters.$G$2]*([.$A237]-1) + [parameters.$F$2]" office:value-type="float" office:value="472" calcext:value-type="float">
            <text:p>472</text:p>
          </table:table-cell>
          <table:table-cell table:formula="of:=[parameters.$I$2]*([.$A237]-1) + [parameters.$H$2]" office:value-type="float" office:value="709" calcext:value-type="float">
            <text:p>709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parameters.$B$2] + [parameters.$C$2]*([.A238]-1)+[parameters.$A$2]" office:value-type="float" office:value="13482466" calcext:value-type="float">
            <text:p>13482466</text:p>
          </table:table-cell>
          <table:table-cell table:formula="of:=[parameters.$E$2]*([.$A238]-1) + [parameters.$D$2]" office:value-type="float" office:value="1200" calcext:value-type="float">
            <text:p>1200</text:p>
          </table:table-cell>
          <table:table-cell table:formula="of:=[parameters.$G$2]*([.$A238]-1) + [parameters.$F$2]" office:value-type="float" office:value="474" calcext:value-type="float">
            <text:p>474</text:p>
          </table:table-cell>
          <table:table-cell table:formula="of:=[parameters.$I$2]*([.$A238]-1) + [parameters.$H$2]" office:value-type="float" office:value="712" calcext:value-type="float">
            <text:p>712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parameters.$B$2] + [parameters.$C$2]*([.A239]-1)+[parameters.$A$2]" office:value-type="float" office:value="13653118" calcext:value-type="float">
            <text:p>13653118</text:p>
          </table:table-cell>
          <table:table-cell table:formula="of:=[parameters.$E$2]*([.$A239]-1) + [parameters.$D$2]" office:value-type="float" office:value="1205" calcext:value-type="float">
            <text:p>1205</text:p>
          </table:table-cell>
          <table:table-cell table:formula="of:=[parameters.$G$2]*([.$A239]-1) + [parameters.$F$2]" office:value-type="float" office:value="476" calcext:value-type="float">
            <text:p>476</text:p>
          </table:table-cell>
          <table:table-cell table:formula="of:=[parameters.$I$2]*([.$A239]-1) + [parameters.$H$2]" office:value-type="float" office:value="715" calcext:value-type="float">
            <text:p>715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parameters.$B$2] + [parameters.$C$2]*([.A240]-1)+[parameters.$A$2]" office:value-type="float" office:value="13825204" calcext:value-type="float">
            <text:p>13825204</text:p>
          </table:table-cell>
          <table:table-cell table:formula="of:=[parameters.$E$2]*([.$A240]-1) + [parameters.$D$2]" office:value-type="float" office:value="1210" calcext:value-type="float">
            <text:p>1210</text:p>
          </table:table-cell>
          <table:table-cell table:formula="of:=[parameters.$G$2]*([.$A240]-1) + [parameters.$F$2]" office:value-type="float" office:value="478" calcext:value-type="float">
            <text:p>478</text:p>
          </table:table-cell>
          <table:table-cell table:formula="of:=[parameters.$I$2]*([.$A240]-1) + [parameters.$H$2]" office:value-type="float" office:value="718" calcext:value-type="float">
            <text:p>718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parameters.$B$2] + [parameters.$C$2]*([.A241]-1)+[parameters.$A$2]" office:value-type="float" office:value="13998730" calcext:value-type="float">
            <text:p>13998730</text:p>
          </table:table-cell>
          <table:table-cell table:formula="of:=[parameters.$E$2]*([.$A241]-1) + [parameters.$D$2]" office:value-type="float" office:value="1215" calcext:value-type="float">
            <text:p>1215</text:p>
          </table:table-cell>
          <table:table-cell table:formula="of:=[parameters.$G$2]*([.$A241]-1) + [parameters.$F$2]" office:value-type="float" office:value="480" calcext:value-type="float">
            <text:p>480</text:p>
          </table:table-cell>
          <table:table-cell table:formula="of:=[parameters.$I$2]*([.$A241]-1) + [parameters.$H$2]" office:value-type="float" office:value="721" calcext:value-type="float">
            <text:p>721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parameters.$B$2] + [parameters.$C$2]*([.A242]-1)+[parameters.$A$2]" office:value-type="float" office:value="14173702" calcext:value-type="float">
            <text:p>14173702</text:p>
          </table:table-cell>
          <table:table-cell table:formula="of:=[parameters.$E$2]*([.$A242]-1) + [parameters.$D$2]" office:value-type="float" office:value="1220" calcext:value-type="float">
            <text:p>1220</text:p>
          </table:table-cell>
          <table:table-cell table:formula="of:=[parameters.$G$2]*([.$A242]-1) + [parameters.$F$2]" office:value-type="float" office:value="482" calcext:value-type="float">
            <text:p>482</text:p>
          </table:table-cell>
          <table:table-cell table:formula="of:=[parameters.$I$2]*([.$A242]-1) + [parameters.$H$2]" office:value-type="float" office:value="724" calcext:value-type="float">
            <text:p>724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parameters.$B$2] + [parameters.$C$2]*([.A243]-1)+[parameters.$A$2]" office:value-type="float" office:value="14350126" calcext:value-type="float">
            <text:p>14350126</text:p>
          </table:table-cell>
          <table:table-cell table:formula="of:=[parameters.$E$2]*([.$A243]-1) + [parameters.$D$2]" office:value-type="float" office:value="1225" calcext:value-type="float">
            <text:p>1225</text:p>
          </table:table-cell>
          <table:table-cell table:formula="of:=[parameters.$G$2]*([.$A243]-1) + [parameters.$F$2]" office:value-type="float" office:value="484" calcext:value-type="float">
            <text:p>484</text:p>
          </table:table-cell>
          <table:table-cell table:formula="of:=[parameters.$I$2]*([.$A243]-1) + [parameters.$H$2]" office:value-type="float" office:value="727" calcext:value-type="float">
            <text:p>727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parameters.$B$2] + [parameters.$C$2]*([.A244]-1)+[parameters.$A$2]" office:value-type="float" office:value="14528008" calcext:value-type="float">
            <text:p>14528008</text:p>
          </table:table-cell>
          <table:table-cell table:formula="of:=[parameters.$E$2]*([.$A244]-1) + [parameters.$D$2]" office:value-type="float" office:value="1230" calcext:value-type="float">
            <text:p>1230</text:p>
          </table:table-cell>
          <table:table-cell table:formula="of:=[parameters.$G$2]*([.$A244]-1) + [parameters.$F$2]" office:value-type="float" office:value="486" calcext:value-type="float">
            <text:p>486</text:p>
          </table:table-cell>
          <table:table-cell table:formula="of:=[parameters.$I$2]*([.$A244]-1) + [parameters.$H$2]" office:value-type="float" office:value="730" calcext:value-type="float">
            <text:p>73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parameters.$B$2] + [parameters.$C$2]*([.A245]-1)+[parameters.$A$2]" office:value-type="float" office:value="14707354" calcext:value-type="float">
            <text:p>14707354</text:p>
          </table:table-cell>
          <table:table-cell table:formula="of:=[parameters.$E$2]*([.$A245]-1) + [parameters.$D$2]" office:value-type="float" office:value="1235" calcext:value-type="float">
            <text:p>1235</text:p>
          </table:table-cell>
          <table:table-cell table:formula="of:=[parameters.$G$2]*([.$A245]-1) + [parameters.$F$2]" office:value-type="float" office:value="488" calcext:value-type="float">
            <text:p>488</text:p>
          </table:table-cell>
          <table:table-cell table:formula="of:=[parameters.$I$2]*([.$A245]-1) + [parameters.$H$2]" office:value-type="float" office:value="733" calcext:value-type="float">
            <text:p>73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parameters.$B$2] + [parameters.$C$2]*([.A246]-1)+[parameters.$A$2]" office:value-type="float" office:value="14888170" calcext:value-type="float">
            <text:p>14888170</text:p>
          </table:table-cell>
          <table:table-cell table:formula="of:=[parameters.$E$2]*([.$A246]-1) + [parameters.$D$2]" office:value-type="float" office:value="1240" calcext:value-type="float">
            <text:p>1240</text:p>
          </table:table-cell>
          <table:table-cell table:formula="of:=[parameters.$G$2]*([.$A246]-1) + [parameters.$F$2]" office:value-type="float" office:value="490" calcext:value-type="float">
            <text:p>490</text:p>
          </table:table-cell>
          <table:table-cell table:formula="of:=[parameters.$I$2]*([.$A246]-1) + [parameters.$H$2]" office:value-type="float" office:value="736" calcext:value-type="float">
            <text:p>736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parameters.$B$2] + [parameters.$C$2]*([.A247]-1)+[parameters.$A$2]" office:value-type="float" office:value="15070462" calcext:value-type="float">
            <text:p>15070462</text:p>
          </table:table-cell>
          <table:table-cell table:formula="of:=[parameters.$E$2]*([.$A247]-1) + [parameters.$D$2]" office:value-type="float" office:value="1245" calcext:value-type="float">
            <text:p>1245</text:p>
          </table:table-cell>
          <table:table-cell table:formula="of:=[parameters.$G$2]*([.$A247]-1) + [parameters.$F$2]" office:value-type="float" office:value="492" calcext:value-type="float">
            <text:p>492</text:p>
          </table:table-cell>
          <table:table-cell table:formula="of:=[parameters.$I$2]*([.$A247]-1) + [parameters.$H$2]" office:value-type="float" office:value="739" calcext:value-type="float">
            <text:p>739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parameters.$B$2] + [parameters.$C$2]*([.A248]-1)+[parameters.$A$2]" office:value-type="float" office:value="15254236" calcext:value-type="float">
            <text:p>15254236</text:p>
          </table:table-cell>
          <table:table-cell table:formula="of:=[parameters.$E$2]*([.$A248]-1) + [parameters.$D$2]" office:value-type="float" office:value="1250" calcext:value-type="float">
            <text:p>1250</text:p>
          </table:table-cell>
          <table:table-cell table:formula="of:=[parameters.$G$2]*([.$A248]-1) + [parameters.$F$2]" office:value-type="float" office:value="494" calcext:value-type="float">
            <text:p>494</text:p>
          </table:table-cell>
          <table:table-cell table:formula="of:=[parameters.$I$2]*([.$A248]-1) + [parameters.$H$2]" office:value-type="float" office:value="742" calcext:value-type="float">
            <text:p>742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parameters.$B$2] + [parameters.$C$2]*([.A249]-1)+[parameters.$A$2]" office:value-type="float" office:value="15439498" calcext:value-type="float">
            <text:p>15439498</text:p>
          </table:table-cell>
          <table:table-cell table:formula="of:=[parameters.$E$2]*([.$A249]-1) + [parameters.$D$2]" office:value-type="float" office:value="1255" calcext:value-type="float">
            <text:p>1255</text:p>
          </table:table-cell>
          <table:table-cell table:formula="of:=[parameters.$G$2]*([.$A249]-1) + [parameters.$F$2]" office:value-type="float" office:value="496" calcext:value-type="float">
            <text:p>496</text:p>
          </table:table-cell>
          <table:table-cell table:formula="of:=[parameters.$I$2]*([.$A249]-1) + [parameters.$H$2]" office:value-type="float" office:value="745" calcext:value-type="float">
            <text:p>745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parameters.$B$2] + [parameters.$C$2]*([.A250]-1)+[parameters.$A$2]" office:value-type="float" office:value="15626254" calcext:value-type="float">
            <text:p>15626254</text:p>
          </table:table-cell>
          <table:table-cell table:formula="of:=[parameters.$E$2]*([.$A250]-1) + [parameters.$D$2]" office:value-type="float" office:value="1260" calcext:value-type="float">
            <text:p>1260</text:p>
          </table:table-cell>
          <table:table-cell table:formula="of:=[parameters.$G$2]*([.$A250]-1) + [parameters.$F$2]" office:value-type="float" office:value="498" calcext:value-type="float">
            <text:p>498</text:p>
          </table:table-cell>
          <table:table-cell table:formula="of:=[parameters.$I$2]*([.$A250]-1) + [parameters.$H$2]" office:value-type="float" office:value="748" calcext:value-type="float">
            <text:p>748</text:p>
          </table:table-cell>
        </table:table-row>
      </table:table>
      <table:table table:name="armor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row table:style-name="ro3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3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3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3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3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3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3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3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3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3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3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3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3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3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3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3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3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3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3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3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3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3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3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3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3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3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3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3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3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3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3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3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3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3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3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3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3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3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3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3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3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3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3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3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3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3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3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3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3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3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3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3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3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3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3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3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3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3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3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3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3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3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3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3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3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3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3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3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3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3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3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3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3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3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3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3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3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3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3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3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3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3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3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3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3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3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3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3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3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3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3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3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3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3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3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3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3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3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3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3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3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3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3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3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3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3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3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3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3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3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3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3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3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3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3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3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3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3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3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3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3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3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3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3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3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3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3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3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3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3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3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3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3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3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3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3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3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3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3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3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3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3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3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3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3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3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3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3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3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3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3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3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3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3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3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3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3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3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3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3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3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3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3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3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3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3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3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3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3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3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3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3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3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3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3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3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3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3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3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3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3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3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3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3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3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3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3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3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3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3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3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3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3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3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3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3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3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3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3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3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3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3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3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3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3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3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3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3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3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3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3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3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3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3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3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3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3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3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3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3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3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3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3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3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3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3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3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3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3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3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3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3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3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3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3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3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3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3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3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3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3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3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3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3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3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3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3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3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3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3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3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3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3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3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3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3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3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3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3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3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3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3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3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3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3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3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3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3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3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3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3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3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3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3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3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3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3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3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3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3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3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3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3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3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3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3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3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3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3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3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3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3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3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3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3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3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3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3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3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3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3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3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3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3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3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3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3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3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3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3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3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3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3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3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3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3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3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3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3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3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3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3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3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3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3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3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3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3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3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3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3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3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3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3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3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3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3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3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3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3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3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3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3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3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3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3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3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3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3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3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3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3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3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3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3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3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3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3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3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3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3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3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3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3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3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3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3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3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3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3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3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3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3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3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3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3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3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3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3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3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3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3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3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3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3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3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3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3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3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3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3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3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3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3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3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3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3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3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3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3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3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3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3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3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3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3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3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3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3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3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3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3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3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3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3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3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3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3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3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3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3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3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3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3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3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3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3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3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3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3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3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3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3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3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3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3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3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3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3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3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3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3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3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3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3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3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3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3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3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3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3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3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3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3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3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3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3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3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3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3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3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3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3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3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3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3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3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3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3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3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3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3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3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3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3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3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3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3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3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3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3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3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3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3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3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3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3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3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3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3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3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3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3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3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3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3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3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3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3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3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3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3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3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3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3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3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3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3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3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3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3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3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3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3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3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3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3" table:number-rows-repeated="104757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5:07:07.339791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Linux_X86_64 LibreOffice_project/20m0$Build-4</meta:generator>
    <meta:initial-creator>Alan Witkowski</meta:initial-creator>
    <meta:creation-date>2008-06-06T09:57:50</meta:creation-date>
    <dc:date>2016-09-06T15:11:40.627004949</dc:date>
    <meta:editing-cycles>48</meta:editing-cycles>
    <meta:editing-duration>PT41M1S</meta:editing-duration>
    <meta:document-statistic meta:table-count="3" meta:cell-count="3523" meta:object-count="0"/>
    <meta:user-defined meta:name="Info 1"/>
    <meta:user-defined meta:name="Info 2"/>
    <meta:user-defined meta:name="Info 3"/>
    <meta:user-defined meta:name="Info 4"/>
  </office:meta>
</office:document-meta>
</file>